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325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3.893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4.221cm"/>
    </style:style>
    <style:style style:name="co7" style:family="table-column">
      <style:table-column-properties fo:break-before="auto" style:column-width="9.83cm"/>
    </style:style>
    <style:style style:name="co8" style:family="table-column">
      <style:table-column-properties fo:break-before="auto" style:column-width="1.041cm"/>
    </style:style>
    <style:style style:name="co9" style:family="table-column">
      <style:table-column-properties fo:break-before="auto" style:column-width="9.176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2.33cm"/>
    </style:style>
    <style:style style:name="co12" style:family="table-column">
      <style:table-column-properties fo:break-before="auto" style:column-width="3.858cm"/>
    </style:style>
    <style:style style:name="co13" style:family="table-column">
      <style:table-column-properties fo:break-before="auto" style:column-width="3.99cm"/>
    </style:style>
    <style:style style:name="co14" style:family="table-column">
      <style:table-column-properties fo:break-before="auto" style:column-width="3.542cm"/>
    </style:style>
    <style:style style:name="co15" style:family="table-column">
      <style:table-column-properties fo:break-before="auto" style:column-width="3.621cm"/>
    </style:style>
    <style:style style:name="co16" style:family="table-column">
      <style:table-column-properties fo:break-before="auto" style:column-width="3.725cm"/>
    </style:style>
    <style:style style:name="co17" style:family="table-column">
      <style:table-column-properties fo:break-before="auto" style:column-width="1.804cm"/>
    </style:style>
    <style:style style:name="co18" style:family="table-column">
      <style:table-column-properties fo:break-before="auto" style:column-width="1.226cm"/>
    </style:style>
    <style:style style:name="co19" style:family="table-column">
      <style:table-column-properties fo:break-before="auto" style:column-width="1.277cm"/>
    </style:style>
    <style:style style:name="co20" style:family="table-column">
      <style:table-column-properties fo:break-before="auto" style:column-width="1.462cm"/>
    </style:style>
    <style:style style:name="co21" style:family="table-column">
      <style:table-column-properties fo:break-before="auto" style:column-width="1.071cm"/>
    </style:style>
    <style:style style:name="co22" style:family="table-column">
      <style:table-column-properties fo:break-before="auto" style:column-width="9.484cm"/>
    </style:style>
    <style:style style:name="co23" style:family="table-column">
      <style:table-column-properties fo:break-before="auto" style:column-width="2.649cm"/>
    </style:style>
    <style:style style:name="co24" style:family="table-column">
      <style:table-column-properties fo:break-before="auto" style:column-width="2.404cm"/>
    </style:style>
    <style:style style:name="co25" style:family="table-column">
      <style:table-column-properties fo:break-before="auto" style:column-width="3.985cm"/>
    </style:style>
    <style:style style:name="co26" style:family="table-column">
      <style:table-column-properties fo:break-before="auto" style:column-width="4.12cm"/>
    </style:style>
    <style:style style:name="co27" style:family="table-column">
      <style:table-column-properties fo:break-before="auto" style:column-width="3.657cm"/>
    </style:style>
    <style:style style:name="co28" style:family="table-column">
      <style:table-column-properties fo:break-before="auto" style:column-width="3.739cm"/>
    </style:style>
    <style:style style:name="co29" style:family="table-column">
      <style:table-column-properties fo:break-before="auto" style:column-width="3.847cm"/>
    </style:style>
    <style:style style:name="co30" style:family="table-column">
      <style:table-column-properties fo:break-before="auto" style:column-width="1.859cm"/>
    </style:style>
    <style:style style:name="co31" style:family="table-column">
      <style:table-column-properties fo:break-before="auto" style:column-width="1.261cm"/>
    </style:style>
    <style:style style:name="co32" style:family="table-column">
      <style:table-column-properties fo:break-before="auto" style:column-width="1.316cm"/>
    </style:style>
    <style:style style:name="co33" style:family="table-column">
      <style:table-column-properties fo:break-before="auto" style:column-width="1.5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3" style:family="table-cell" style:parent-style-name="Default" style:data-style-name="N2"/>
    <style:style style:name="ce1" style:family="table-cell" style:parent-style-name="Default" style:data-style-name="N100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ficos" table:style-name="ta1">
        <table:table-column table:style-name="co1" table:number-columns-repeated="6" table:default-cell-style-name="Default"/>
        <table:table-column table:style-name="co1" table:default-cell-style-name="ce3"/>
        <table:table-row table:style-name="ro1" table:number-rows-repeated="21">
          <table:table-cell table:number-columns-repeated="6"/>
          <table:table-cell table:style-name="Default"/>
        </table:table-row>
        <table:table-row table:style-name="ro1" table:number-rows-repeated="4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lanilha_Juncao" table:style-name="ta1">
        <table:shapes>
          <draw:frame draw:z-index="0" draw:style-name="gr1" draw:text-style-name="P1" svg:width="16.002cm" svg:height="9.005cm" svg:x="1.07cm" svg:y="13.626cm">
            <draw:object draw:notify-on-update-of-ranges="Planilha_Juncao.F43:Planilha_Juncao.F45 Planilha_Juncao.G42:Planilha_Juncao.G42 Planilha_Juncao.G43:Planilha_Juncao.G45 Planilha_Juncao.H42:Planilha_Juncao.H42 Planilha_Juncao.H43:Planilha_Juncao.H45 Planilha_Juncao.I42:Planilha_Juncao.I42 Planilha_Juncao.I43:Planilha_Juncao.I45 Planilha_Juncao.J42:Planilha_Juncao.J42 Planilha_Juncao.J43:Planilha_Juncao.J45 Planilha_Juncao.K42:Planilha_Juncao.K42 Planilha_Juncao.K43:Planilha_Juncao.K45 Planilha_Juncao.L42:Planilha_Juncao.L42 Planilha_Juncao.L43:Planilha_Juncao.L45 Planilha_Juncao.M42:Planilha_Juncao.M42 Planilha_Juncao.M43:Planilha_Juncao.M45 Planilha_Juncao.N42:Planilha_Juncao.N42 Planilha_Juncao.N43:Planilha_Juncao.N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2cm" svg:height="9.005cm" svg:x="1.043cm" svg:y="22.684cm">
            <draw:object draw:notify-on-update-of-ranges="Planilha_Juncao.F49:Planilha_Juncao.F51 Planilha_Juncao.G48:Planilha_Juncao.G48 Planilha_Juncao.G49:Planilha_Juncao.G51 Planilha_Juncao.H48:Planilha_Juncao.H48 Planilha_Juncao.H49:Planilha_Juncao.H51 Planilha_Juncao.I48:Planilha_Juncao.I48 Planilha_Juncao.I49:Planilha_Juncao.I51 Planilha_Juncao.J48:Planilha_Juncao.J48 Planilha_Juncao.J49:Planilha_Juncao.J51 Planilha_Juncao.K48:Planilha_Juncao.K48 Planilha_Juncao.K49:Planilha_Juncao.K51 Planilha_Juncao.L48:Planilha_Juncao.L48 Planilha_Juncao.L49:Planilha_Juncao.L51 Planilha_Juncao.M48:Planilha_Juncao.M48 Planilha_Juncao.M49:Planilha_Juncao.M51 Planilha_Juncao.N48:Planilha_Juncao.N48 Planilha_Juncao.N49:Planilha_Juncao.N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2cm" svg:height="9.004cm" svg:x="1.153cm" svg:y="31.662cm">
            <draw:object draw:notify-on-update-of-ranges="Planilha_Juncao.F55:Planilha_Juncao.F57 Planilha_Juncao.G54:Planilha_Juncao.G54 Planilha_Juncao.G55:Planilha_Juncao.G57 Planilha_Juncao.H54:Planilha_Juncao.H54 Planilha_Juncao.H55:Planilha_Juncao.H57 Planilha_Juncao.I54:Planilha_Juncao.I54 Planilha_Juncao.I55:Planilha_Juncao.I57 Planilha_Juncao.J54:Planilha_Juncao.J54 Planilha_Juncao.J55:Planilha_Juncao.J57 Planilha_Juncao.K54:Planilha_Juncao.K54 Planilha_Juncao.K55:Planilha_Juncao.K57 Planilha_Juncao.L54:Planilha_Juncao.L54 Planilha_Juncao.L55:Planilha_Juncao.L57 Planilha_Juncao.M54:Planilha_Juncao.M54 Planilha_Juncao.M55:Planilha_Juncao.M57 Planilha_Juncao.N54:Planilha_Juncao.N54 Planilha_Juncao.N55:Planilha_Juncao.N5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02cm" svg:height="9.005cm" svg:x="1.153cm" svg:y="41.251cm">
            <draw:object draw:notify-on-update-of-ranges="Planilha_Juncao.F61:Planilha_Juncao.F63 Planilha_Juncao.G60:Planilha_Juncao.G60 Planilha_Juncao.G61:Planilha_Juncao.G63 Planilha_Juncao.H60:Planilha_Juncao.H60 Planilha_Juncao.H61:Planilha_Juncao.H63 Planilha_Juncao.I60:Planilha_Juncao.I60 Planilha_Juncao.I61:Planilha_Juncao.I63 Planilha_Juncao.J60:Planilha_Juncao.J60 Planilha_Juncao.J61:Planilha_Juncao.J63 Planilha_Juncao.K60:Planilha_Juncao.K60 Planilha_Juncao.K61:Planilha_Juncao.K63 Planilha_Juncao.L60:Planilha_Juncao.L60 Planilha_Juncao.L61:Planilha_Juncao.L63 Planilha_Juncao.M60:Planilha_Juncao.M60 Planilha_Juncao.M61:Planilha_Juncao.M63 Planilha_Juncao.N60:Planilha_Juncao.N60 Planilha_Juncao.N61:Planilha_Juncao.N6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002cm" svg:height="9.004cm" svg:x="1.235cm" svg:y="50.548cm">
            <draw:object draw:notify-on-update-of-ranges="Planilha_Juncao.F67:Planilha_Juncao.F69 Planilha_Juncao.G66:Planilha_Juncao.G66 Planilha_Juncao.G67:Planilha_Juncao.G69 Planilha_Juncao.H66:Planilha_Juncao.H66 Planilha_Juncao.H67:Planilha_Juncao.H69 Planilha_Juncao.I66:Planilha_Juncao.I66 Planilha_Juncao.I67:Planilha_Juncao.I69 Planilha_Juncao.J66:Planilha_Juncao.J66 Planilha_Juncao.J67:Planilha_Juncao.J69 Planilha_Juncao.K66:Planilha_Juncao.K66 Planilha_Juncao.K67:Planilha_Juncao.K69 Planilha_Juncao.L66:Planilha_Juncao.L66 Planilha_Juncao.L67:Planilha_Juncao.L69 Planilha_Juncao.M66:Planilha_Juncao.M66 Planilha_Juncao.M67:Planilha_Juncao.M69 Planilha_Juncao.N66:Planilha_Juncao.N66 Planilha_Juncao.N67:Planilha_Juncao.N6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.002cm" svg:height="9.004cm" svg:x="1.372cm" svg:y="59.791cm">
            <draw:object draw:notify-on-update-of-ranges="Planilha_Juncao.F73:Planilha_Juncao.F75 Planilha_Juncao.G72:Planilha_Juncao.G72 Planilha_Juncao.G73:Planilha_Juncao.G75 Planilha_Juncao.H72:Planilha_Juncao.H72 Planilha_Juncao.H73:Planilha_Juncao.H75 Planilha_Juncao.I72:Planilha_Juncao.I72 Planilha_Juncao.I73:Planilha_Juncao.I75 Planilha_Juncao.J72:Planilha_Juncao.J72 Planilha_Juncao.J73:Planilha_Juncao.J75 Planilha_Juncao.K72:Planilha_Juncao.K72 Planilha_Juncao.K73:Planilha_Juncao.K75 Planilha_Juncao.L72:Planilha_Juncao.L72 Planilha_Juncao.L73:Planilha_Juncao.L75 Planilha_Juncao.M72:Planilha_Juncao.M72 Planilha_Juncao.M73:Planilha_Juncao.M75 Planilha_Juncao.N72:Planilha_Juncao.N72 Planilha_Juncao.N73:Planilha_Juncao.N7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.002cm" svg:height="9.004cm" svg:x="1.592cm" svg:y="69.327cm">
            <draw:object draw:notify-on-update-of-ranges="Planilha_Juncao.F79:Planilha_Juncao.F81 Planilha_Juncao.G78:Planilha_Juncao.G78 Planilha_Juncao.G79:Planilha_Juncao.G81 Planilha_Juncao.H78:Planilha_Juncao.H78 Planilha_Juncao.H79:Planilha_Juncao.H81 Planilha_Juncao.I78:Planilha_Juncao.I78 Planilha_Juncao.I79:Planilha_Juncao.I81 Planilha_Juncao.J78:Planilha_Juncao.J78 Planilha_Juncao.J79:Planilha_Juncao.J81 Planilha_Juncao.K78:Planilha_Juncao.K78 Planilha_Juncao.K79:Planilha_Juncao.K81 Planilha_Juncao.L78:Planilha_Juncao.L78 Planilha_Juncao.L79:Planilha_Juncao.L81 Planilha_Juncao.M78:Planilha_Juncao.M78 Planilha_Juncao.M79:Planilha_Juncao.M81 Planilha_Juncao.N78:Planilha_Juncao.N78 Planilha_Juncao.N79:Planilha_Juncao.N8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6.002cm" svg:height="9.005cm" svg:x="1.729cm" svg:y="78.597cm">
            <draw:object draw:notify-on-update-of-ranges="Planilha_Juncao.F85:Planilha_Juncao.F87 Planilha_Juncao.G84:Planilha_Juncao.G84 Planilha_Juncao.G85:Planilha_Juncao.G87 Planilha_Juncao.H84:Planilha_Juncao.H84 Planilha_Juncao.H85:Planilha_Juncao.H87 Planilha_Juncao.I84:Planilha_Juncao.I84 Planilha_Juncao.I85:Planilha_Juncao.I87 Planilha_Juncao.J84:Planilha_Juncao.J84 Planilha_Juncao.J85:Planilha_Juncao.J87 Planilha_Juncao.K84:Planilha_Juncao.K84 Planilha_Juncao.K85:Planilha_Juncao.K87 Planilha_Juncao.L84:Planilha_Juncao.L84 Planilha_Juncao.L85:Planilha_Juncao.L87 Planilha_Juncao.M84:Planilha_Juncao.M84 Planilha_Juncao.M85:Planilha_Juncao.M87 Planilha_Juncao.N84:Planilha_Juncao.N84 Planilha_Juncao.N85:Planilha_Juncao.N8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ce3"/>
        <table:table-column table:style-name="co1" table:number-columns-repeated="2" table:default-cell-style-name="ce3"/>
        <table:table-column table:style-name="co6" table:default-cell-style-name="ce3"/>
        <table:table-column table:style-name="co1" table:number-columns-repeated="5" table:default-cell-style-name="ce3"/>
        <table:table-column table:style-name="co7" table:default-cell-style-name="ce3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table:style-name="Default" office:value-type="string" calcext:value-type="string">
            <text:p>Average Response Time</text:p>
          </table:table-cell>
          <table:table-cell table:style-name="Default" office:value-type="string" calcext:value-type="string">
            <text:p>Min Response Time</text:p>
          </table:table-cell>
          <table:table-cell table:style-name="Default" office:value-type="string" calcext:value-type="string">
            <text:p>Max Response Time</text:p>
          </table:table-cell>
          <table:table-cell table:style-name="Default" office:value-type="string" calcext:value-type="string">
            <text:p>Average Content Size</text:p>
          </table:table-cell>
          <table:table-cell table:style-name="Default" office:value-type="string" calcext:value-type="string">
            <text:p>Requests/s</text:p>
          </table:table-cell>
          <table:table-cell table:style-name="Default" office:value-type="string" calcext:value-type="string">
            <text:p>Failures/s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66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98%</text:p>
          </table:table-cell>
          <table:table-cell table:style-name="ce1" office:value-type="string" calcext:value-type="string">
            <text:p>99%</text:p>
          </table:table-cell>
          <table:table-cell table:style-name="ce2" office:value-type="percentage" office:value="0.999" calcext:value-type="percentage">
            <text:p>99,90%</text:p>
          </table:table-cell>
          <table:table-cell table:style-name="ce2" office:value-type="percentage" office:value="0.9999" calcext:value-type="percentage">
            <text:p>99,99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carlosruan12307?tab=repositorie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table:style-name="Default" office:value-type="float" office:value="1659.34169145003" calcext:value-type="float">
            <text:p>1659,34169145003</text:p>
          </table:table-cell>
          <table:table-cell table:style-name="Default" office:value-type="float" office:value="1204.64375200027" calcext:value-type="float">
            <text:p>1204,64375200027</text:p>
          </table:table-cell>
          <table:table-cell table:style-name="Default" office:value-type="float" office:value="1955.20877200033" calcext:value-type="float">
            <text:p>1955,20877200033</text:p>
          </table:table-cell>
          <table:table-cell table:style-name="Default" office:value-type="float" office:value="14327" calcext:value-type="float">
            <text:p>14327</text:p>
          </table:table-cell>
          <table:table-cell table:style-name="Default" office:value-type="float" office:value="0.200801499933064" calcext:value-type="float">
            <text:p>0,2008014999330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00" calcext:value-type="float">
            <text:p>1700</text:p>
          </table:table-cell>
          <table:table-cell table:style-name="Default" office:value-type="float" office:value="1800" calcext:value-type="float">
            <text:p>1800</text:p>
          </table:table-cell>
          <table:table-cell table:number-columns-repeated="2" table:style-name="Default" office:value-type="float" office:value="1900" calcext:value-type="float">
            <text:p>1900</text:p>
          </table:table-cell>
          <table:table-cell office:value-type="float" office:value="1900" calcext:value-type="float">
            <text:p>1900</text:p>
          </table:table-cell>
          <table:table-cell table:number-columns-repeated="6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covid19india/covid19india-react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table:style-name="Default" office:value-type="float" office:value="1744.04250619991" calcext:value-type="float">
            <text:p>1744,04250619991</text:p>
          </table:table-cell>
          <table:table-cell table:style-name="Default" office:value-type="float" office:value="1334.43516000079" calcext:value-type="float">
            <text:p>1334,43516000079</text:p>
          </table:table-cell>
          <table:table-cell table:style-name="Default" office:value-type="float" office:value="2578.06655400054" calcext:value-type="float">
            <text:p>2578,06655400054</text:p>
          </table:table-cell>
          <table:table-cell table:style-name="Default" office:value-type="float" office:value="19227" calcext:value-type="float">
            <text:p>19227</text:p>
          </table:table-cell>
          <table:table-cell table:style-name="Default" office:value-type="float" office:value="0.200801499933064" calcext:value-type="float">
            <text:p>0,2008014999330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1900" calcext:value-type="float">
            <text:p>1900</text:p>
          </table:table-cell>
          <table:table-cell table:number-columns-repeated="2" table:style-name="Default" office:value-type="float" office:value="2000" calcext:value-type="float">
            <text:p>2000</text:p>
          </table:table-cell>
          <table:table-cell office:value-type="float" office:value="2300" calcext:value-type="float">
            <text:p>2300</text:p>
          </table:table-cell>
          <table:table-cell table:number-columns-repeated="6"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etcd-io/etc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style-name="Default" office:value-type="float" office:value="2355.98912100004" calcext:value-type="float">
            <text:p>2355,98912100004</text:p>
          </table:table-cell>
          <table:table-cell table:style-name="Default" office:value-type="float" office:value="1356.84928499904" calcext:value-type="float">
            <text:p>1356,84928499904</text:p>
          </table:table-cell>
          <table:table-cell table:style-name="Default" office:value-type="float" office:value="3353.36271300002" calcext:value-type="float">
            <text:p>3353,36271300002</text:p>
          </table:table-cell>
          <table:table-cell table:style-name="Default" office:value-type="float" office:value="33354.55" calcext:value-type="float">
            <text:p>33354,55</text:p>
          </table:table-cell>
          <table:table-cell table:style-name="Default" office:value-type="float" office:value="0.200801499933064" calcext:value-type="float">
            <text:p>0,2008014999330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00" calcext:value-type="float">
            <text:p>2500</text:p>
          </table:table-cell>
          <table:table-cell table:style-name="Default" office:value-type="float" office:value="2700" calcext:value-type="float">
            <text:p>2700</text:p>
          </table:table-cell>
          <table:table-cell table:style-name="Default" office:value-type="float" office:value="2900" calcext:value-type="float">
            <text:p>2900</text:p>
          </table:table-cell>
          <table:table-cell table:style-name="Default" office:value-type="float" office:value="3100" calcext:value-type="float">
            <text:p>3100</text:p>
          </table:table-cell>
          <table:table-cell office:value-type="float" office:value="3300" calcext:value-type="float">
            <text:p>3300</text:p>
          </table:table-cell>
          <table:table-cell table:number-columns-repeated="6"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facebook/react-nativ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style-name="Default" office:value-type="float" office:value="17276.4675734501" calcext:value-type="float">
            <text:p>17276,4675734501</text:p>
          </table:table-cell>
          <table:table-cell table:style-name="Default" office:value-type="float" office:value="691.716981998979" calcext:value-type="float">
            <text:p>691,716981998979</text:p>
          </table:table-cell>
          <table:table-cell table:style-name="Default" office:value-type="float" office:value="57356.1349359989" calcext:value-type="float">
            <text:p>57356,1349359989</text:p>
          </table:table-cell>
          <table:table-cell table:style-name="Default" office:value-type="float" office:value="24040.8" calcext:value-type="float">
            <text:p>24040,8</text:p>
          </table:table-cell>
          <table:table-cell table:style-name="Default" office:value-type="float" office:value="0.200801499933064" calcext:value-type="float">
            <text:p>0,2008014999330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00" calcext:value-type="float">
            <text:p>2400</text:p>
          </table:table-cell>
          <table:table-cell table:style-name="Default" office:value-type="float" office:value="33000" calcext:value-type="float">
            <text:p>33000</text:p>
          </table:table-cell>
          <table:table-cell table:number-columns-repeated="2" table:style-name="Default" office:value-type="float" office:value="34000" calcext:value-type="float">
            <text:p>34000</text:p>
          </table:table-cell>
          <table:table-cell office:value-type="float" office:value="34000" calcext:value-type="float">
            <text:p>34000</text:p>
          </table:table-cell>
          <table:table-cell table:number-columns-repeated="6" office:value-type="float" office:value="57000" calcext:value-type="float">
            <text:p>57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macrozheng/mal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style-name="Default" office:value-type="float" office:value="4901.81580059989" calcext:value-type="float">
            <text:p>4901,81580059989</text:p>
          </table:table-cell>
          <table:table-cell table:style-name="Default" office:value-type="float" office:value="1699.09187600024" calcext:value-type="float">
            <text:p>1699,09187600024</text:p>
          </table:table-cell>
          <table:table-cell table:style-name="Default" office:value-type="float" office:value="57590.137788" calcext:value-type="float">
            <text:p>57590,137788</text:p>
          </table:table-cell>
          <table:table-cell table:style-name="Default" office:value-type="float" office:value="32526" calcext:value-type="float">
            <text:p>32526</text:p>
          </table:table-cell>
          <table:table-cell table:style-name="Default" office:value-type="float" office:value="0.200801499933064" calcext:value-type="float">
            <text:p>0,2008014999330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00" calcext:value-type="float">
            <text:p>2100</text:p>
          </table:table-cell>
          <table:table-cell table:style-name="Default" office:value-type="float" office:value="2200" calcext:value-type="float">
            <text:p>2200</text:p>
          </table:table-cell>
          <table:table-cell table:number-columns-repeated="2" table:style-name="Default" office:value-type="float" office:value="2500" calcext:value-type="float">
            <text:p>2500</text:p>
          </table:table-cell>
          <table:table-cell office:value-type="float" office:value="2700" calcext:value-type="float">
            <text:p>2700</text:p>
          </table:table-cell>
          <table:table-cell table:number-columns-repeated="6" office:value-type="float" office:value="58000" calcext:value-type="float">
            <text:p>58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spring-projects/spring-boot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table:style-name="Default" office:value-type="float" office:value="1899.91499428574" calcext:value-type="float">
            <text:p>1899,91499428574</text:p>
          </table:table-cell>
          <table:table-cell table:style-name="Default" office:value-type="float" office:value="598.532960000739" calcext:value-type="float">
            <text:p>598,532960000739</text:p>
          </table:table-cell>
          <table:table-cell table:style-name="Default" office:value-type="float" office:value="2614.96687399995" calcext:value-type="float">
            <text:p>2614,96687399995</text:p>
          </table:table-cell>
          <table:table-cell table:style-name="Default" office:value-type="float" office:value="28383" calcext:value-type="float">
            <text:p>28383</text:p>
          </table:table-cell>
          <table:table-cell table:style-name="Default" office:value-type="float" office:value="0.210841574929717" calcext:value-type="float">
            <text:p>0,21084157492971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200" calcext:value-type="float">
            <text:p>2200</text:p>
          </table:table-cell>
          <table:table-cell table:number-columns-repeated="2" table:style-name="Default" office:value-type="float" office:value="2300" calcext:value-type="float">
            <text:p>2300</text:p>
          </table:table-cell>
          <table:table-cell table:number-columns-repeated="2" office:value-type="float" office:value="2400" calcext:value-type="float">
            <text:p>2400</text:p>
          </table:table-cell>
          <table:table-cell table:number-columns-repeated="5"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topics/aw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style-name="Default" office:value-type="float" office:value="3567.25057665017" calcext:value-type="float">
            <text:p>3567,25057665017</text:p>
          </table:table-cell>
          <table:table-cell table:style-name="Default" office:value-type="float" office:value="1160.55979399971" calcext:value-type="float">
            <text:p>1160,55979399971</text:p>
          </table:table-cell>
          <table:table-cell table:style-name="Default" office:value-type="float" office:value="4860.46744299892" calcext:value-type="float">
            <text:p>4860,46744299892</text:p>
          </table:table-cell>
          <table:table-cell table:style-name="Default" office:value-type="float" office:value="37846" calcext:value-type="float">
            <text:p>37846</text:p>
          </table:table-cell>
          <table:table-cell table:style-name="Default" office:value-type="float" office:value="0.200801499933064" calcext:value-type="float">
            <text:p>0,2008014999330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office:value-type="float" office:value="4200" calcext:value-type="float">
            <text:p>4200</text:p>
          </table:table-cell>
          <table:table-cell table:style-name="Default" office:value-type="float" office:value="4500" calcext:value-type="float">
            <text:p>4500</text:p>
          </table:table-cell>
          <table:table-cell table:style-name="Default"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table:number-columns-repeated="6" office:value-type="float" office:value="4900" calcext:value-type="float">
            <text:p>49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twbs/bootstrap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table:style-name="Default" office:value-type="float" office:value="2046.9041986501" calcext:value-type="float">
            <text:p>2046,9041986501</text:p>
          </table:table-cell>
          <table:table-cell table:style-name="Default" office:value-type="float" office:value="1044.6904190012" calcext:value-type="float">
            <text:p>1044,6904190012</text:p>
          </table:table-cell>
          <table:table-cell table:style-name="Default" office:value-type="float" office:value="2810.69076600033" calcext:value-type="float">
            <text:p>2810,69076600033</text:p>
          </table:table-cell>
          <table:table-cell table:style-name="Default" office:value-type="float" office:value="36161.8" calcext:value-type="float">
            <text:p>36161,8</text:p>
          </table:table-cell>
          <table:table-cell table:style-name="Default" office:value-type="float" office:value="0.200801499933064" calcext:value-type="float">
            <text:p>0,2008014999330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00" calcext:value-type="float">
            <text:p>2300</text:p>
          </table:table-cell>
          <table:table-cell table:number-columns-repeated="3" table:style-name="Default" office:value-type="float" office:value="2400" calcext:value-type="float">
            <text:p>2400</text:p>
          </table:table-cell>
          <table:table-cell office:value-type="float" office:value="2600" calcext:value-type="float">
            <text:p>2600</text:p>
          </table:table-cell>
          <table:table-cell table:number-columns-repeated="6"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news,ycombinator,com/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table:style-name="Default" office:value-type="float" office:value="2668.52910047846" calcext:value-type="float">
            <text:p>2668,52910047846</text:p>
          </table:table-cell>
          <table:table-cell table:style-name="Default" office:value-type="float" office:value="735.455805999663" calcext:value-type="float">
            <text:p>735,455805999663</text:p>
          </table:table-cell>
          <table:table-cell table:style-name="Default" office:value-type="float" office:value="6001.40129700048" calcext:value-type="float">
            <text:p>6001,40129700048</text:p>
          </table:table-cell>
          <table:table-cell table:style-name="Default" office:value-type="float" office:value="18072.6086956522" calcext:value-type="float">
            <text:p>18072,6086956522</text:p>
          </table:table-cell>
          <table:table-cell table:style-name="Default" office:value-type="float" office:value="0.230921724923023" calcext:value-type="float">
            <text:p>0,2309217249230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60" calcext:value-type="float">
            <text:p>960</text:p>
          </table:table-cell>
          <table:table-cell table:style-name="Default" office:value-type="float" office:value="5800" calcext:value-type="float">
            <text:p>5800</text:p>
          </table:table-cell>
          <table:table-cell table:number-columns-repeated="2" table:style-name="Default" office:value-type="float" office:value="5900" calcext:value-type="float">
            <text:p>5900</text:p>
          </table:table-cell>
          <table:table-cell table:number-columns-repeated="7"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www,reddit,com/r/brdev/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table:style-name="Default" office:value-type="float" office:value="8509.4975800414" calcext:value-type="float">
            <text:p>8509,4975800414</text:p>
          </table:table-cell>
          <table:table-cell table:style-name="Default" office:value-type="float" office:value="1549.23883699848" calcext:value-type="float">
            <text:p>1549,23883699848</text:p>
          </table:table-cell>
          <table:table-cell table:style-name="Default" office:value-type="float" office:value="20045.4535450008" calcext:value-type="float">
            <text:p>20045,4535450008</text:p>
          </table:table-cell>
          <table:table-cell table:style-name="Default" office:value-type="float" office:value="10187.9166666667" calcext:value-type="float">
            <text:p>10187,9166666667</text:p>
          </table:table-cell>
          <table:table-cell table:style-name="Default" office:value-type="float" office:value="0.240961799919677" calcext:value-type="float">
            <text:p>0,2409617999196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00" calcext:value-type="float">
            <text:p>4300</text:p>
          </table:table-cell>
          <table:table-cell table:style-name="Default" office:value-type="float" office:value="6200" calcext:value-type="float">
            <text:p>6200</text:p>
          </table:table-cell>
          <table:table-cell table:number-columns-repeated="2" table:style-name="Default" office:value-type="float" office:value="20000" calcext:value-type="float">
            <text:p>20000</text:p>
          </table:table-cell>
          <table:table-cell table:number-columns-repeated="7" office:value-type="float" office:value="20000" calcext:value-type="float">
            <text:p>20000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style-name="Default" office:value-type="float" office:value="4694.89690130771" calcext:value-type="float">
            <text:p>4694,89690130771</text:p>
          </table:table-cell>
          <table:table-cell table:style-name="Default" office:value-type="float" office:value="598.532960000739" calcext:value-type="float">
            <text:p>598,532960000739</text:p>
          </table:table-cell>
          <table:table-cell table:style-name="Default" office:value-type="float" office:value="57590.137788" calcext:value-type="float">
            <text:p>57590,137788</text:p>
          </table:table-cell>
          <table:table-cell table:style-name="Default" office:value-type="float" office:value="25028.2980769231" calcext:value-type="float">
            <text:p>25028,2980769231</text:p>
          </table:table-cell>
          <table:table-cell table:style-name="Default" office:value-type="float" office:value="2.08833559930386" calcext:value-type="float">
            <text:p>2,088335599303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00" calcext:value-type="float">
            <text:p>2100</text:p>
          </table:table-cell>
          <table:table-cell table:style-name="Default" office:value-type="float" office:value="2400" calcext:value-type="float">
            <text:p>2400</text:p>
          </table:table-cell>
          <table:table-cell table:style-name="Default" office:value-type="float" office:value="2800" calcext:value-type="float">
            <text:p>2800</text:p>
          </table:table-cell>
          <table:table-cell table:style-name="Default" office:value-type="float" office:value="3800" calcext:value-type="float">
            <text:p>3800</text:p>
          </table:table-cell>
          <table:table-cell office:value-type="float" office:value="6000" calcext:value-type="float">
            <text:p>600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34000" calcext:value-type="float">
            <text:p>34000</text:p>
          </table:table-cell>
          <table:table-cell table:number-columns-repeated="3" office:value-type="float" office:value="58000" calcext:value-type="float">
            <text:p>58000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10"/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table:style-name="Default" office:value-type="string" calcext:value-type="string">
            <text:p>Average Response Time</text:p>
          </table:table-cell>
          <table:table-cell table:style-name="Default" office:value-type="string" calcext:value-type="string">
            <text:p>Min Response Time</text:p>
          </table:table-cell>
          <table:table-cell table:style-name="Default" office:value-type="string" calcext:value-type="string">
            <text:p>Max Response Time</text:p>
          </table:table-cell>
          <table:table-cell table:style-name="Default" office:value-type="string" calcext:value-type="string">
            <text:p>Average Content Size</text:p>
          </table:table-cell>
          <table:table-cell table:style-name="Default" office:value-type="string" calcext:value-type="string">
            <text:p>Requests/s</text:p>
          </table:table-cell>
          <table:table-cell table:style-name="Default" office:value-type="string" calcext:value-type="string">
            <text:p>Failures/s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66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98%</text:p>
          </table:table-cell>
          <table:table-cell table:style-name="ce1" office:value-type="string" calcext:value-type="string">
            <text:p>99%</text:p>
          </table:table-cell>
          <table:table-cell table:style-name="ce2" office:value-type="percentage" office:value="0.999" calcext:value-type="percentage">
            <text:p>99,90%</text:p>
          </table:table-cell>
          <table:table-cell table:style-name="ce2" office:value-type="percentage" office:value="0.9999" calcext:value-type="percentage">
            <text:p>99,99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carlosruan12307?tab=repositori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table:style-name="Default" office:value-type="float" office:value="15744.56564454" calcext:value-type="float">
            <text:p>15744,56564454</text:p>
          </table:table-cell>
          <table:table-cell table:style-name="Default" office:value-type="float" office:value="9978.70615600004" calcext:value-type="float">
            <text:p>9978,70615600004</text:p>
          </table:table-cell>
          <table:table-cell table:style-name="Default" office:value-type="float" office:value="18606.0552850013" calcext:value-type="float">
            <text:p>18606,0552850013</text:p>
          </table:table-cell>
          <table:table-cell table:style-name="Default" office:value-type="float" office:value="14327" calcext:value-type="float">
            <text:p>14327</text:p>
          </table:table-cell>
          <table:table-cell table:style-name="Default" office:value-type="float" office:value="1.02762407586627" calcext:value-type="float">
            <text:p>1,027624075866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000" calcext:value-type="float">
            <text:p>16000</text:p>
          </table:table-cell>
          <table:table-cell table:number-columns-repeated="3" table:style-name="Default" office:value-type="float" office:value="17000" calcext:value-type="float">
            <text:p>17000</text:p>
          </table:table-cell>
          <table:table-cell table:number-columns-repeated="2" office:value-type="float" office:value="18000" calcext:value-type="float">
            <text:p>18000</text:p>
          </table:table-cell>
          <table:table-cell table:number-columns-repeated="5" office:value-type="float" office:value="19000" calcext:value-type="float">
            <text:p>19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covid19india/covid19india-reac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style-name="Default" office:value-type="float" office:value="14692.9316364601" calcext:value-type="float">
            <text:p>14692,9316364601</text:p>
          </table:table-cell>
          <table:table-cell table:style-name="Default" office:value-type="float" office:value="5920.30625699954" calcext:value-type="float">
            <text:p>5920,30625699954</text:p>
          </table:table-cell>
          <table:table-cell table:style-name="Default" office:value-type="float" office:value="19784.8508810002" calcext:value-type="float">
            <text:p>19784,8508810002</text:p>
          </table:table-cell>
          <table:table-cell table:style-name="Default" office:value-type="float" office:value="18529.5" calcext:value-type="float">
            <text:p>18529,5</text:p>
          </table:table-cell>
          <table:table-cell table:style-name="Default" office:value-type="float" office:value="1.02762407586627" calcext:value-type="float">
            <text:p>1,027624075866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000" calcext:value-type="float">
            <text:p>15000</text:p>
          </table:table-cell>
          <table:table-cell table:number-columns-repeated="2" table:style-name="Default" office:value-type="float" office:value="17000" calcext:value-type="float">
            <text:p>17000</text:p>
          </table:table-cell>
          <table:table-cell table:style-name="Default" office:value-type="float" office:value="18000" calcext:value-type="float">
            <text:p>18000</text:p>
          </table:table-cell>
          <table:table-cell table:number-columns-repeated="3" office:value-type="float" office:value="18000" calcext:value-type="float">
            <text:p>18000</text:p>
          </table:table-cell>
          <table:table-cell table:number-columns-repeated="4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etcd-io/etc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table:style-name="Default" office:value-type="float" office:value="16348.0386066191" calcext:value-type="float">
            <text:p>16348,0386066191</text:p>
          </table:table-cell>
          <table:table-cell table:style-name="Default" office:value-type="float" office:value="10601.0531619995" calcext:value-type="float">
            <text:p>10601,0531619995</text:p>
          </table:table-cell>
          <table:table-cell table:style-name="Default" office:value-type="float" office:value="20244.6677120006" calcext:value-type="float">
            <text:p>20244,6677120006</text:p>
          </table:table-cell>
          <table:table-cell table:style-name="Default" office:value-type="float" office:value="33611.7619047619" calcext:value-type="float">
            <text:p>33611,7619047619</text:p>
          </table:table-cell>
          <table:table-cell table:style-name="Default" office:value-type="float" office:value="0.431602111863831" calcext:value-type="float">
            <text:p>0,4316021118638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000" calcext:value-type="float">
            <text:p>17000</text:p>
          </table:table-cell>
          <table:table-cell table:number-columns-repeated="3" table:style-name="Default" office:value-type="float" office:value="18000" calcext:value-type="float">
            <text:p>18000</text:p>
          </table:table-cell>
          <table:table-cell table:number-columns-repeated="2" office:value-type="float" office:value="19000" calcext:value-type="float">
            <text:p>19000</text:p>
          </table:table-cell>
          <table:table-cell table:number-columns-repeated="5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macrozheng/mal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table:style-name="Default" office:value-type="float" office:value="16642.681902" calcext:value-type="float">
            <text:p>16642,681902</text:p>
          </table:table-cell>
          <table:table-cell table:style-name="Default" office:value-type="float" office:value="14723.6486129987" calcext:value-type="float">
            <text:p>14723,6486129987</text:p>
          </table:table-cell>
          <table:table-cell table:style-name="Default" office:value-type="float" office:value="19398.535712" calcext:value-type="float">
            <text:p>19398,535712</text:p>
          </table:table-cell>
          <table:table-cell table:style-name="Default" office:value-type="float" office:value="32526" calcext:value-type="float">
            <text:p>32526</text:p>
          </table:table-cell>
          <table:table-cell table:style-name="Default" office:value-type="float" office:value="0.0924861668279639" calcext:value-type="float">
            <text:p>0,092486166827963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7000" calcext:value-type="float">
            <text:p>17000</text:p>
          </table:table-cell>
          <table:table-cell table:style-name="Default" office:value-type="float" office:value="18000" calcext:value-type="float">
            <text:p>18000</text:p>
          </table:table-cell>
          <table:table-cell table:number-columns-repeated="7" office:value-type="float" office:value="19000" calcext:value-type="float">
            <text:p>19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spring-projects/spring-boo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table:style-name="Default" office:value-type="float" office:value="12705.0488275401" calcext:value-type="float">
            <text:p>12705,0488275401</text:p>
          </table:table-cell>
          <table:table-cell table:style-name="Default" office:value-type="float" office:value="1879.00608600103" calcext:value-type="float">
            <text:p>1879,00608600103</text:p>
          </table:table-cell>
          <table:table-cell table:style-name="Default" office:value-type="float" office:value="19503.7827590004" calcext:value-type="float">
            <text:p>19503,7827590004</text:p>
          </table:table-cell>
          <table:table-cell table:style-name="Default" office:value-type="float" office:value="28383" calcext:value-type="float">
            <text:p>28383</text:p>
          </table:table-cell>
          <table:table-cell table:style-name="Default" office:value-type="float" office:value="1.02762407586627" calcext:value-type="float">
            <text:p>1,027624075866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000" calcext:value-type="float">
            <text:p>13000</text:p>
          </table:table-cell>
          <table:table-cell table:style-name="Default" office:value-type="float" office:value="15000" calcext:value-type="float">
            <text:p>15000</text:p>
          </table:table-cell>
          <table:table-cell table:number-columns-repeated="2" table:style-name="Default" office:value-type="float" office:value="17000" calcext:value-type="float">
            <text:p>17000</text:p>
          </table:table-cell>
          <table:table-cell table:number-columns-repeated="2" office:value-type="float" office:value="17000" calcext:value-type="float">
            <text:p>17000</text:p>
          </table:table-cell>
          <table:table-cell office:value-type="float" office:value="19000" calcext:value-type="float">
            <text:p>19000</text:p>
          </table:table-cell>
          <table:table-cell table:number-columns-repeated="4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topics/aw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table:style-name="Default" office:value-type="float" office:value="14069.9708954299" calcext:value-type="float">
            <text:p>14069,9708954299</text:p>
          </table:table-cell>
          <table:table-cell table:style-name="Default" office:value-type="float" office:value="4823.02236100077" calcext:value-type="float">
            <text:p>4823,02236100077</text:p>
          </table:table-cell>
          <table:table-cell table:style-name="Default" office:value-type="float" office:value="19601.3972829987" calcext:value-type="float">
            <text:p>19601,3972829987</text:p>
          </table:table-cell>
          <table:table-cell table:style-name="Default" office:value-type="float" office:value="37846" calcext:value-type="float">
            <text:p>37846</text:p>
          </table:table-cell>
          <table:table-cell table:style-name="Default" office:value-type="float" office:value="1.02762407586627" calcext:value-type="float">
            <text:p>1,027624075866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000" calcext:value-type="float">
            <text:p>14000</text:p>
          </table:table-cell>
          <table:table-cell table:number-columns-repeated="2" table:style-name="Default" office:value-type="float" office:value="16000" calcext:value-type="float">
            <text:p>16000</text:p>
          </table:table-cell>
          <table:table-cell table:style-name="Default" office:value-type="float" office:value="17000" calcext:value-type="float">
            <text:p>17000</text:p>
          </table:table-cell>
          <table:table-cell table:number-columns-repeated="2" office:value-type="float" office:value="18000" calcext:value-type="float">
            <text:p>18000</text:p>
          </table:table-cell>
          <table:table-cell office:value-type="float" office:value="19000" calcext:value-type="float">
            <text:p>19000</text:p>
          </table:table-cell>
          <table:table-cell table:number-columns-repeated="4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twbs/bootstrap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table:style-name="Default" office:value-type="float" office:value="17323.6220247271" calcext:value-type="float">
            <text:p>17323,6220247271</text:p>
          </table:table-cell>
          <table:table-cell table:style-name="Default" office:value-type="float" office:value="14506.8881839998" calcext:value-type="float">
            <text:p>14506,8881839998</text:p>
          </table:table-cell>
          <table:table-cell table:style-name="Default" office:value-type="float" office:value="19389.5838139997" calcext:value-type="float">
            <text:p>19389,5838139997</text:p>
          </table:table-cell>
          <table:table-cell table:style-name="Default" office:value-type="float" office:value="35471.0909090909" calcext:value-type="float">
            <text:p>35471,0909090909</text:p>
          </table:table-cell>
          <table:table-cell table:style-name="Default" office:value-type="float" office:value="0.226077296690578" calcext:value-type="float">
            <text:p>0,2260772966905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8000" calcext:value-type="float">
            <text:p>18000</text:p>
          </table:table-cell>
          <table:table-cell table:style-name="Default" office:value-type="float" office:value="19000" calcext:value-type="float">
            <text:p>19000</text:p>
          </table:table-cell>
          <table:table-cell table:number-columns-repeated="7" office:value-type="float" office:value="19000" calcext:value-type="float">
            <text:p>19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news,ycombinator,com/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00" calcext:value-type="float">
            <text:p>6200</text:p>
          </table:table-cell>
          <table:table-cell table:style-name="Default" office:value-type="float" office:value="5916.44905191997" calcext:value-type="float">
            <text:p>5916,44905191997</text:p>
          </table:table-cell>
          <table:table-cell table:style-name="Default" office:value-type="float" office:value="735.549409999294" calcext:value-type="float">
            <text:p>735,549409999294</text:p>
          </table:table-cell>
          <table:table-cell table:style-name="Default" office:value-type="float" office:value="15682.9180260011" calcext:value-type="float">
            <text:p>15682,9180260011</text:p>
          </table:table-cell>
          <table:table-cell table:style-name="Default" office:value-type="float" office:value="8500.8" calcext:value-type="float">
            <text:p>8500,8</text:p>
          </table:table-cell>
          <table:table-cell table:style-name="Default" office:value-type="float" office:value="1.02762407586627" calcext:value-type="float">
            <text:p>1,027624075866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00" calcext:value-type="float">
            <text:p>6200</text:p>
          </table:table-cell>
          <table:table-cell table:style-name="Default" office:value-type="float" office:value="8000" calcext:value-type="float">
            <text:p>8000</text:p>
          </table:table-cell>
          <table:table-cell table:style-name="Default" office:value-type="float" office:value="9800" calcext:value-type="float">
            <text:p>9800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4000" calcext:value-type="float">
            <text:p>14000</text:p>
          </table:table-cell>
          <table:table-cell table:number-columns-repeated="4"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www,reddit,com/r/brdev/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table:style-name="Default" office:value-type="float" office:value="13054.2170056799" calcext:value-type="float">
            <text:p>13054,2170056799</text:p>
          </table:table-cell>
          <table:table-cell table:style-name="Default" office:value-type="float" office:value="1400.67181099948" calcext:value-type="float">
            <text:p>1400,67181099948</text:p>
          </table:table-cell>
          <table:table-cell table:style-name="Default" office:value-type="float" office:value="21846.7092589999" calcext:value-type="float">
            <text:p>21846,7092589999</text:p>
          </table:table-cell>
          <table:table-cell table:style-name="Default" office:value-type="float" office:value="11237.55" calcext:value-type="float">
            <text:p>11237,55</text:p>
          </table:table-cell>
          <table:table-cell table:style-name="Default" office:value-type="float" office:value="1.02762407586627" calcext:value-type="float">
            <text:p>1,027624075866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000" calcext:value-type="float">
            <text:p>14000</text:p>
          </table:table-cell>
          <table:table-cell table:style-name="Default" office:value-type="float" office:value="18000" calcext:value-type="float">
            <text:p>18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office:value-type="float" office:value="21000" calcext:value-type="float">
            <text:p>21000</text:p>
          </table:table-cell>
          <table:table-cell table:number-columns-repeated="7" office:value-type="float" office:value="22000" calcext:value-type="float">
            <text:p>22000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table:style-name="Default" office:value-type="float" office:value="13129.0338028187" calcext:value-type="float">
            <text:p>13129,0338028187</text:p>
          </table:table-cell>
          <table:table-cell table:style-name="Default" office:value-type="float" office:value="735.549409999294" calcext:value-type="float">
            <text:p>735,549409999294</text:p>
          </table:table-cell>
          <table:table-cell table:style-name="Default" office:value-type="float" office:value="21846.7092589999" calcext:value-type="float">
            <text:p>21846,7092589999</text:p>
          </table:table-cell>
          <table:table-cell table:style-name="Default" office:value-type="float" office:value="21347.9598811293" calcext:value-type="float">
            <text:p>21347,9598811293</text:p>
          </table:table-cell>
          <table:table-cell table:style-name="Default" office:value-type="float" office:value="6.91591003057996" calcext:value-type="float">
            <text:p>6,915910030579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000" calcext:value-type="float">
            <text:p>14000</text:p>
          </table:table-cell>
          <table:table-cell table:style-name="Default" office:value-type="float" office:value="16000" calcext:value-type="float">
            <text:p>16000</text:p>
          </table:table-cell>
          <table:table-cell table:number-columns-repeated="2" table:style-name="Default" office:value-type="float" office:value="17000" calcext:value-type="float">
            <text:p>1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19000" calcext:value-type="float">
            <text:p>19000</text:p>
          </table:table-cell>
          <table:table-cell office:value-type="float" office:value="21000" calcext:value-type="float">
            <text:p>21000</text:p>
          </table:table-cell>
          <table:table-cell table:number-columns-repeated="4" office:value-type="float" office:value="22000" calcext:value-type="float">
            <text:p>22000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10"/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table:style-name="Default" office:value-type="string" calcext:value-type="string">
            <text:p>Average Response Time</text:p>
          </table:table-cell>
          <table:table-cell table:style-name="Default" office:value-type="string" calcext:value-type="string">
            <text:p>Min Response Time</text:p>
          </table:table-cell>
          <table:table-cell table:style-name="Default" office:value-type="string" calcext:value-type="string">
            <text:p>Max Response Time</text:p>
          </table:table-cell>
          <table:table-cell table:style-name="Default" office:value-type="string" calcext:value-type="string">
            <text:p>Average Content Size</text:p>
          </table:table-cell>
          <table:table-cell table:style-name="Default" office:value-type="string" calcext:value-type="string">
            <text:p>Requests/s</text:p>
          </table:table-cell>
          <table:table-cell table:style-name="Default" office:value-type="string" calcext:value-type="string">
            <text:p>Failures/s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66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98%</text:p>
          </table:table-cell>
          <table:table-cell table:style-name="ce1" office:value-type="string" calcext:value-type="string">
            <text:p>99%</text:p>
          </table:table-cell>
          <table:table-cell table:style-name="ce2" office:value-type="percentage" office:value="0.999" calcext:value-type="percentage">
            <text:p>99,90%</text:p>
          </table:table-cell>
          <table:table-cell table:style-name="ce2" office:value-type="percentage" office:value="0.9999" calcext:value-type="percentage">
            <text:p>99,99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carlosruan12307?tab=repositories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400" calcext:value-type="float">
            <text:p>9400</text:p>
          </table:table-cell>
          <table:table-cell table:style-name="Default" office:value-type="float" office:value="12444.4421427756" calcext:value-type="float">
            <text:p>12444,4421427756</text:p>
          </table:table-cell>
          <table:table-cell table:style-name="Default" office:value-type="float" office:value="2941.94829000116" calcext:value-type="float">
            <text:p>2941,94829000116</text:p>
          </table:table-cell>
          <table:table-cell table:style-name="Default" office:value-type="float" office:value="27381.9914989999" calcext:value-type="float">
            <text:p>27381,9914989999</text:p>
          </table:table-cell>
          <table:table-cell table:style-name="Default" office:value-type="float" office:value="7789.85714285714" calcext:value-type="float">
            <text:p>7789,85714285714</text:p>
          </table:table-cell>
          <table:table-cell table:style-name="Default" office:value-type="float" office:value="0.46246679342234" calcext:value-type="float">
            <text:p>0,462466793422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400" calcext:value-type="float">
            <text:p>9400</text:p>
          </table:table-cell>
          <table:table-cell table:number-columns-repeated="2" table:style-name="Default" office:value-type="float" office:value="22000" calcext:value-type="float">
            <text:p>22000</text:p>
          </table:table-cell>
          <table:table-cell table:style-name="Default" office:value-type="float" office:value="23000" calcext:value-type="float">
            <text:p>23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5000" calcext:value-type="float">
            <text:p>25000</text:p>
          </table:table-cell>
          <table:table-cell table:number-columns-repeated="5" office:value-type="float" office:value="27000" calcext:value-type="float">
            <text:p>27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covid19india/covid19india-react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table:style-name="Default" office:value-type="float" office:value="19460.7674189121" calcext:value-type="float">
            <text:p>19460,7674189121</text:p>
          </table:table-cell>
          <table:table-cell table:style-name="Default" office:value-type="float" office:value="3603.36557700066" calcext:value-type="float">
            <text:p>3603,36557700066</text:p>
          </table:table-cell>
          <table:table-cell table:style-name="Default" office:value-type="float" office:value="33362.5783729985" calcext:value-type="float">
            <text:p>33362,5783729985</text:p>
          </table:table-cell>
          <table:table-cell table:style-name="Default" office:value-type="float" office:value="11010.5494505495" calcext:value-type="float">
            <text:p>11010,5494505495</text:p>
          </table:table-cell>
          <table:table-cell table:style-name="Default" office:value-type="float" office:value="0.858866902070059" calcext:value-type="float">
            <text:p>0,8588669020700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000" calcext:value-type="float">
            <text:p>24000</text:p>
          </table:table-cell>
          <table:table-cell table:style-name="Default" office:value-type="float" office:value="26000" calcext:value-type="float">
            <text:p>26000</text:p>
          </table:table-cell>
          <table:table-cell table:style-name="Default" office:value-type="float" office:value="27000" calcext:value-type="float">
            <text:p>27000</text:p>
          </table:table-cell>
          <table:table-cell table:style-name="Default" office:value-type="float" office:value="28000" calcext:value-type="float">
            <text:p>28000</text:p>
          </table:table-cell>
          <table:table-cell office:value-type="float" office:value="31000" calcext:value-type="float">
            <text:p>31000</text:p>
          </table:table-cell>
          <table:table-cell table:number-columns-repeated="6" office:value-type="float" office:value="33000" calcext:value-type="float">
            <text:p>33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etcd-io/etcd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style-name="Default" office:value-type="float" office:value="19521.5549264443" calcext:value-type="float">
            <text:p>19521,5549264443</text:p>
          </table:table-cell>
          <table:table-cell table:style-name="Default" office:value-type="float" office:value="2978.61050699976" calcext:value-type="float">
            <text:p>2978,61050699976</text:p>
          </table:table-cell>
          <table:table-cell table:style-name="Default" office:value-type="float" office:value="39937.102498001" calcext:value-type="float">
            <text:p>39937,102498001</text:p>
          </table:table-cell>
          <table:table-cell table:style-name="Default" office:value-type="float" office:value="18151.2777777778" calcext:value-type="float">
            <text:p>18151,2777777778</text:p>
          </table:table-cell>
          <table:table-cell table:style-name="Default" office:value-type="float" office:value="0.169885760849023" calcext:value-type="float">
            <text:p>0,1698857608490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000" calcext:value-type="float">
            <text:p>22000</text:p>
          </table:table-cell>
          <table:table-cell table:style-name="Default" office:value-type="float" office:value="23000" calcext:value-type="float">
            <text:p>23000</text:p>
          </table:table-cell>
          <table:table-cell table:style-name="Default" office:value-type="float" office:value="24000" calcext:value-type="float">
            <text:p>24000</text:p>
          </table:table-cell>
          <table:table-cell table:style-name="Default" office:value-type="float" office:value="25000" calcext:value-type="float">
            <text:p>25000</text:p>
          </table:table-cell>
          <table:table-cell office:value-type="float" office:value="30000" calcext:value-type="float">
            <text:p>30000</text:p>
          </table:table-cell>
          <table:table-cell table:number-columns-repeated="6"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spring-projects/spring-boot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style-name="Default" office:value-type="float" office:value="18804.4803856666" calcext:value-type="float">
            <text:p>18804,4803856666</text:p>
          </table:table-cell>
          <table:table-cell table:style-name="Default" office:value-type="float" office:value="1240.83812199933" calcext:value-type="float">
            <text:p>1240,83812199933</text:p>
          </table:table-cell>
          <table:table-cell table:style-name="Default" office:value-type="float" office:value="30575.7791380001" calcext:value-type="float">
            <text:p>30575,7791380001</text:p>
          </table:table-cell>
          <table:table-cell table:style-name="Default" office:value-type="float" office:value="27992.5866666667" calcext:value-type="float">
            <text:p>27992,5866666667</text:p>
          </table:table-cell>
          <table:table-cell table:style-name="Default" office:value-type="float" office:value="1.41571467374186" calcext:value-type="float">
            <text:p>1,415714673741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000" calcext:value-type="float">
            <text:p>21000</text:p>
          </table:table-cell>
          <table:table-cell table:style-name="Default" office:value-type="float" office:value="24000" calcext:value-type="float">
            <text:p>24000</text:p>
          </table:table-cell>
          <table:table-cell table:style-name="Default" office:value-type="float" office:value="26000" calcext:value-type="float">
            <text:p>26000</text:p>
          </table:table-cell>
          <table:table-cell table:style-name="Default" office:value-type="float" office:value="28000" calcext:value-type="float">
            <text:p>28000</text:p>
          </table:table-cell>
          <table:table-cell office:value-type="float" office:value="29000" calcext:value-type="float">
            <text:p>29000</text:p>
          </table:table-cell>
          <table:table-cell table:number-columns-repeated="3" office:value-type="float" office:value="30000" calcext:value-type="float">
            <text:p>30000</text:p>
          </table:table-cell>
          <table:table-cell table:number-columns-repeated="3" office:value-type="float" office:value="31000" calcext:value-type="float">
            <text:p>31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topics/aws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7000" calcext:value-type="float">
            <text:p>27000</text:p>
          </table:table-cell>
          <table:table-cell table:style-name="Default" office:value-type="float" office:value="24853.3508816935" calcext:value-type="float">
            <text:p>24853,3508816935</text:p>
          </table:table-cell>
          <table:table-cell table:style-name="Default" office:value-type="float" office:value="2306.82672400144" calcext:value-type="float">
            <text:p>2306,82672400144</text:p>
          </table:table-cell>
          <table:table-cell table:style-name="Default" office:value-type="float" office:value="40643.9167109984" calcext:value-type="float">
            <text:p>40643,9167109984</text:p>
          </table:table-cell>
          <table:table-cell table:style-name="Default" office:value-type="float" office:value="36057.5255474453" calcext:value-type="float">
            <text:p>36057,5255474453</text:p>
          </table:table-cell>
          <table:table-cell table:style-name="Default" office:value-type="float" office:value="1.29301940201756" calcext:value-type="float">
            <text:p>1,293019402017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000" calcext:value-type="float">
            <text:p>27000</text:p>
          </table:table-cell>
          <table:table-cell table:number-columns-repeated="2" table:style-name="Default" office:value-type="float" office:value="29000" calcext:value-type="float">
            <text:p>29000</text:p>
          </table:table-cell>
          <table:table-cell table:style-name="Default" office:value-type="float" office:value="30000" calcext:value-type="float">
            <text:p>30000</text:p>
          </table:table-cell>
          <table:table-cell table:number-columns-repeated="2" office:value-type="float" office:value="31000" calcext:value-type="float">
            <text:p>31000</text:p>
          </table:table-cell>
          <table:table-cell office:value-type="float" office:value="40000" calcext:value-type="float">
            <text:p>40000</text:p>
          </table:table-cell>
          <table:table-cell table:number-columns-repeated="4" office:value-type="float" office:value="41000" calcext:value-type="float">
            <text:p>41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twbs/bootstrap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table:style-name="Default" office:value-type="float" office:value="22680.5256310909" calcext:value-type="float">
            <text:p>22680,5256310909</text:p>
          </table:table-cell>
          <table:table-cell table:style-name="Default" office:value-type="float" office:value="2989.51579999994" calcext:value-type="float">
            <text:p>2989,51579999994</text:p>
          </table:table-cell>
          <table:table-cell table:style-name="Default" office:value-type="float" office:value="32570.9311430001" calcext:value-type="float">
            <text:p>32570,9311430001</text:p>
          </table:table-cell>
          <table:table-cell table:style-name="Default" office:value-type="float" office:value="19981.2727272727" calcext:value-type="float">
            <text:p>19981,2727272727</text:p>
          </table:table-cell>
          <table:table-cell table:style-name="Default" office:value-type="float" office:value="0.103819076074403" calcext:value-type="float">
            <text:p>0,1038190760744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000" calcext:value-type="float">
            <text:p>25000</text:p>
          </table:table-cell>
          <table:table-cell table:style-name="Default" office:value-type="float" office:value="26000" calcext:value-type="float">
            <text:p>26000</text:p>
          </table:table-cell>
          <table:table-cell table:number-columns-repeated="2" table:style-name="Default" office:value-type="float" office:value="27000" calcext:value-type="float">
            <text:p>27000</text:p>
          </table:table-cell>
          <table:table-cell table:number-columns-repeated="7" office:value-type="float" office:value="33000" calcext:value-type="float">
            <text:p>33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news,ycombinator,com/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style-name="Default" office:value-type="float" office:value="7938.29483947332" calcext:value-type="float">
            <text:p>7938,29483947332</text:p>
          </table:table-cell>
          <table:table-cell table:style-name="Default" office:value-type="float" office:value="666.526083999997" calcext:value-type="float">
            <text:p>666,526083999997</text:p>
          </table:table-cell>
          <table:table-cell table:style-name="Default" office:value-type="float" office:value="11817.5373490012" calcext:value-type="float">
            <text:p>11817,5373490012</text:p>
          </table:table-cell>
          <table:table-cell table:style-name="Default" office:value-type="float" office:value="7693.2" calcext:value-type="float">
            <text:p>7693,2</text:p>
          </table:table-cell>
          <table:table-cell table:style-name="Default" office:value-type="float" office:value="1.41571467374186" calcext:value-type="float">
            <text:p>1,415714673741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00" calcext:value-type="float">
            <text:p>8000</text:p>
          </table:table-cell>
          <table:table-cell table:number-columns-repeated="3" table:style-name="Default" office:value-type="float" office:value="11000" calcext:value-type="float">
            <text:p>11000</text:p>
          </table:table-cell>
          <table:table-cell table:number-columns-repeated="2" office:value-type="float" office:value="11000" calcext:value-type="float">
            <text:p>11000</text:p>
          </table:table-cell>
          <table:table-cell table:number-columns-repeated="5"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www,reddit,com/r/brdev/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style-name="Default" office:value-type="float" office:value="12688.3850279535" calcext:value-type="float">
            <text:p>12688,3850279535</text:p>
          </table:table-cell>
          <table:table-cell table:style-name="Default" office:value-type="float" office:value="2135.85781099937" calcext:value-type="float">
            <text:p>2135,85781099937</text:p>
          </table:table-cell>
          <table:table-cell table:style-name="Default" office:value-type="float" office:value="25247.7611869999" calcext:value-type="float">
            <text:p>25247,7611869999</text:p>
          </table:table-cell>
          <table:table-cell table:style-name="Default" office:value-type="float" office:value="11410.82" calcext:value-type="float">
            <text:p>11410,82</text:p>
          </table:table-cell>
          <table:table-cell table:style-name="Default" office:value-type="float" office:value="1.41571467374186" calcext:value-type="float">
            <text:p>1,415714673741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000" calcext:value-type="float">
            <text:p>15000</text:p>
          </table:table-cell>
          <table:table-cell table:style-name="Default" office:value-type="float" office:value="16000" calcext:value-type="float">
            <text:p>16000</text:p>
          </table:table-cell>
          <table:table-cell table:number-columns-repeated="2" table:style-name="Default" office:value-type="float" office:value="17000" calcext:value-type="float">
            <text:p>17000</text:p>
          </table:table-cell>
          <table:table-cell table:number-columns-repeated="2" office:value-type="float" office:value="18000" calcext:value-type="float">
            <text:p>18000</text:p>
          </table:table-cell>
          <table:table-cell office:value-type="float" office:value="19000" calcext:value-type="float">
            <text:p>1900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25000" calcext:value-type="float">
            <text:p>25000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table:style-name="Default" office:value-type="float" office:value="16271.3814543532" calcext:value-type="float">
            <text:p>16271,3814543532</text:p>
          </table:table-cell>
          <table:table-cell table:style-name="Default" office:value-type="float" office:value="666.526083999997" calcext:value-type="float">
            <text:p>666,526083999997</text:p>
          </table:table-cell>
          <table:table-cell table:style-name="Default" office:value-type="float" office:value="40643.9167109984" calcext:value-type="float">
            <text:p>40643,9167109984</text:p>
          </table:table-cell>
          <table:table-cell table:style-name="Default" office:value-type="float" office:value="18431.9470899471" calcext:value-type="float">
            <text:p>18431,9470899471</text:p>
          </table:table-cell>
          <table:table-cell table:style-name="Default" office:value-type="float" office:value="7.13520195565895" calcext:value-type="float">
            <text:p>7,135201955658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000" calcext:value-type="float">
            <text:p>16000</text:p>
          </table:table-cell>
          <table:table-cell table:style-name="Default" office:value-type="float" office:value="22000" calcext:value-type="float">
            <text:p>22000</text:p>
          </table:table-cell>
          <table:table-cell table:style-name="Default" office:value-type="float" office:value="25000" calcext:value-type="float">
            <text:p>25000</text:p>
          </table:table-cell>
          <table:table-cell table:style-name="Default" office:value-type="float" office:value="26000" calcext:value-type="float">
            <text:p>26000</text:p>
          </table:table-cell>
          <table:table-cell office:value-type="float" office:value="29000" calcext:value-type="float">
            <text:p>29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3000" calcext:value-type="float">
            <text:p>33000</text:p>
          </table:table-cell>
          <table:table-cell table:number-columns-repeated="3" office:value-type="float" office:value="41000" calcext:value-type="float">
            <text:p>41000</text:p>
          </table:table-cell>
        </table:table-row>
        <table:table-row table:style-name="ro1" table:number-rows-repeated="4">
          <table:table-cell table:number-columns-repeated="5"/>
          <table:table-cell table:style-name="Default" table:number-columns-repeated="10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_users</text:p>
          </table:table-cell>
          <table:table-cell office:value-type="float" office:value="20" calcext:value-type="float">
            <text:p>20,00</text:p>
          </table:table-cell>
          <table:table-cell office:value-type="float" office:value="0" calcext:value-type="float">
            <text:p>0,00</text:p>
          </table:table-cell>
          <table:table-cell office:value-type="float" office:value="1700" calcext:value-type="float">
            <text:p>1700,00</text:p>
          </table:table-cell>
          <table:table-cell office:value-type="float" office:value="1659.34169145003" calcext:value-type="float">
            <text:p>1659,34</text:p>
          </table:table-cell>
          <table:table-cell office:value-type="float" office:value="1204.64375200027" calcext:value-type="float">
            <text:p>1204,64</text:p>
          </table:table-cell>
          <table:table-cell office:value-type="float" office:value="1955.20877200033" calcext:value-type="float">
            <text:p>1955,21</text:p>
          </table:table-cell>
          <table:table-cell office:value-type="float" office:value="14327" calcext:value-type="float">
            <text:p>14327,00</text:p>
          </table:table-cell>
          <table:table-cell office:value-type="float" office:value="0.200801499933064" calcext:value-type="float">
            <text:p>0,20</text:p>
          </table:table-cell>
          <table:table-cell office:value-type="string" calcext:value-type="string">
            <text:p>/?url=https://github,com/carlosruan12307?tab=repositorie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0_users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6000" calcext:value-type="float">
            <text:p>16000,00</text:p>
          </table:table-cell>
          <table:table-cell office:value-type="float" office:value="15744.56564454" calcext:value-type="float">
            <text:p>15744,57</text:p>
          </table:table-cell>
          <table:table-cell office:value-type="float" office:value="9978.70615600004" calcext:value-type="float">
            <text:p>9978,71</text:p>
          </table:table-cell>
          <table:table-cell office:value-type="float" office:value="18606.0552850013" calcext:value-type="float">
            <text:p>18606,06</text:p>
          </table:table-cell>
          <table:table-cell office:value-type="float" office:value="14327" calcext:value-type="float">
            <text:p>14327,00</text:p>
          </table:table-cell>
          <table:table-cell office:value-type="float" office:value="1.02762407586627" calcext:value-type="float">
            <text:p>1,03</text:p>
          </table:table-cell>
          <table:table-cell office:value-type="string" calcext:value-type="string">
            <text:p>/?url=https://github,com/carlosruan12307?tab=repositorie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00_users</text:p>
          </table:table-cell>
          <table:table-cell office:value-type="float" office:value="49" calcext:value-type="float">
            <text:p>49,00</text:p>
          </table:table-cell>
          <table:table-cell office:value-type="float" office:value="0" calcext:value-type="float">
            <text:p>0,00</text:p>
          </table:table-cell>
          <table:table-cell office:value-type="float" office:value="9400" calcext:value-type="float">
            <text:p>9400,00</text:p>
          </table:table-cell>
          <table:table-cell office:value-type="float" office:value="12444.4421427756" calcext:value-type="float">
            <text:p>12444,44</text:p>
          </table:table-cell>
          <table:table-cell office:value-type="float" office:value="2941.94829000116" calcext:value-type="float">
            <text:p>2941,95</text:p>
          </table:table-cell>
          <table:table-cell office:value-type="float" office:value="27381.9914989999" calcext:value-type="float">
            <text:p>27381,99</text:p>
          </table:table-cell>
          <table:table-cell office:value-type="float" office:value="7789.85714285714" calcext:value-type="float">
            <text:p>7789,86</text:p>
          </table:table-cell>
          <table:table-cell office:value-type="float" office:value="0.46246679342234" calcext:value-type="float">
            <text:p>0,46</text:p>
          </table:table-cell>
          <table:table-cell office:value-type="string" calcext:value-type="string">
            <text:p>/?url=https://github,com/carlosruan12307?tab=repositories</text:p>
          </table:table-cell>
          <table:table-cell table:number-columns-repeated="7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_users</text:p>
          </table:table-cell>
          <table:table-cell office:value-type="float" office:value="20" calcext:value-type="float">
            <text:p>20,00</text:p>
          </table:table-cell>
          <table:table-cell office:value-type="float" office:value="0" calcext:value-type="float">
            <text:p>0,00</text:p>
          </table:table-cell>
          <table:table-cell office:value-type="float" office:value="1700" calcext:value-type="float">
            <text:p>1700,00</text:p>
          </table:table-cell>
          <table:table-cell office:value-type="float" office:value="1744.04250619991" calcext:value-type="float">
            <text:p>1744,04</text:p>
          </table:table-cell>
          <table:table-cell office:value-type="float" office:value="1334.43516000079" calcext:value-type="float">
            <text:p>1334,44</text:p>
          </table:table-cell>
          <table:table-cell office:value-type="float" office:value="2578.06655400054" calcext:value-type="float">
            <text:p>2578,07</text:p>
          </table:table-cell>
          <table:table-cell office:value-type="float" office:value="19227" calcext:value-type="float">
            <text:p>19227,00</text:p>
          </table:table-cell>
          <table:table-cell office:value-type="float" office:value="0.200801499933064" calcext:value-type="float">
            <text:p>0,20</text:p>
          </table:table-cell>
          <table:table-cell office:value-type="string" calcext:value-type="string">
            <text:p>/?url=https://github,com/covid19india/covid19india-reac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0_users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5000" calcext:value-type="float">
            <text:p>15000,00</text:p>
          </table:table-cell>
          <table:table-cell office:value-type="float" office:value="14692.9316364601" calcext:value-type="float">
            <text:p>14692,93</text:p>
          </table:table-cell>
          <table:table-cell office:value-type="float" office:value="5920.30625699954" calcext:value-type="float">
            <text:p>5920,31</text:p>
          </table:table-cell>
          <table:table-cell office:value-type="float" office:value="19784.8508810002" calcext:value-type="float">
            <text:p>19784,85</text:p>
          </table:table-cell>
          <table:table-cell office:value-type="float" office:value="18529.5" calcext:value-type="float">
            <text:p>18529,50</text:p>
          </table:table-cell>
          <table:table-cell office:value-type="float" office:value="1.02762407586627" calcext:value-type="float">
            <text:p>1,03</text:p>
          </table:table-cell>
          <table:table-cell office:value-type="string" calcext:value-type="string">
            <text:p>/?url=https://github,com/covid19india/covid19india-reac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00_users</text:p>
          </table:table-cell>
          <table:table-cell office:value-type="float" office:value="91" calcext:value-type="float">
            <text:p>91,00</text:p>
          </table:table-cell>
          <table:table-cell office:value-type="float" office:value="0" calcext:value-type="float">
            <text:p>0,00</text:p>
          </table:table-cell>
          <table:table-cell office:value-type="float" office:value="24000" calcext:value-type="float">
            <text:p>24000,00</text:p>
          </table:table-cell>
          <table:table-cell office:value-type="float" office:value="19460.7674189121" calcext:value-type="float">
            <text:p>19460,77</text:p>
          </table:table-cell>
          <table:table-cell office:value-type="float" office:value="3603.36557700066" calcext:value-type="float">
            <text:p>3603,37</text:p>
          </table:table-cell>
          <table:table-cell office:value-type="float" office:value="33362.5783729985" calcext:value-type="float">
            <text:p>33362,58</text:p>
          </table:table-cell>
          <table:table-cell office:value-type="float" office:value="11010.5494505495" calcext:value-type="float">
            <text:p>11010,55</text:p>
          </table:table-cell>
          <table:table-cell office:value-type="float" office:value="0.858866902070059" calcext:value-type="float">
            <text:p>0,86</text:p>
          </table:table-cell>
          <table:table-cell office:value-type="string" calcext:value-type="string">
            <text:p>/?url=https://github,com/covid19india/covid19india-react</text:p>
          </table:table-cell>
          <table:table-cell table:number-columns-repeated="7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_users</text:p>
          </table:table-cell>
          <table:table-cell office:value-type="float" office:value="20" calcext:value-type="float">
            <text:p>20,00</text:p>
          </table:table-cell>
          <table:table-cell office:value-type="float" office:value="0" calcext:value-type="float">
            <text:p>0,00</text:p>
          </table:table-cell>
          <table:table-cell office:value-type="float" office:value="2300" calcext:value-type="float">
            <text:p>2300,00</text:p>
          </table:table-cell>
          <table:table-cell office:value-type="float" office:value="2355.98912100004" calcext:value-type="float">
            <text:p>2355,99</text:p>
          </table:table-cell>
          <table:table-cell office:value-type="float" office:value="1356.84928499904" calcext:value-type="float">
            <text:p>1356,85</text:p>
          </table:table-cell>
          <table:table-cell office:value-type="float" office:value="3353.36271300002" calcext:value-type="float">
            <text:p>3353,36</text:p>
          </table:table-cell>
          <table:table-cell office:value-type="float" office:value="33354.55" calcext:value-type="float">
            <text:p>33354,55</text:p>
          </table:table-cell>
          <table:table-cell office:value-type="float" office:value="0.200801499933064" calcext:value-type="float">
            <text:p>0,20</text:p>
          </table:table-cell>
          <table:table-cell office:value-type="string" calcext:value-type="string">
            <text:p>/?url=https://github,com/etcd-io/etcd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0_users</text:p>
          </table:table-cell>
          <table:table-cell office:value-type="float" office:value="42" calcext:value-type="float">
            <text:p>42,00</text:p>
          </table:table-cell>
          <table:table-cell office:value-type="float" office:value="0" calcext:value-type="float">
            <text:p>0,00</text:p>
          </table:table-cell>
          <table:table-cell office:value-type="float" office:value="17000" calcext:value-type="float">
            <text:p>17000,00</text:p>
          </table:table-cell>
          <table:table-cell office:value-type="float" office:value="16348.0386066191" calcext:value-type="float">
            <text:p>16348,04</text:p>
          </table:table-cell>
          <table:table-cell office:value-type="float" office:value="10601.0531619995" calcext:value-type="float">
            <text:p>10601,05</text:p>
          </table:table-cell>
          <table:table-cell office:value-type="float" office:value="20244.6677120006" calcext:value-type="float">
            <text:p>20244,67</text:p>
          </table:table-cell>
          <table:table-cell office:value-type="float" office:value="33611.7619047619" calcext:value-type="float">
            <text:p>33611,76</text:p>
          </table:table-cell>
          <table:table-cell office:value-type="float" office:value="0.431602111863831" calcext:value-type="float">
            <text:p>0,43</text:p>
          </table:table-cell>
          <table:table-cell office:value-type="string" calcext:value-type="string">
            <text:p>/?url=https://github,com/etcd-io/etcd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00_users</text:p>
          </table:table-cell>
          <table:table-cell office:value-type="float" office:value="18" calcext:value-type="float">
            <text:p>18,00</text:p>
          </table:table-cell>
          <table:table-cell office:value-type="float" office:value="0" calcext:value-type="float">
            <text:p>0,00</text:p>
          </table:table-cell>
          <table:table-cell office:value-type="float" office:value="21000" calcext:value-type="float">
            <text:p>21000,00</text:p>
          </table:table-cell>
          <table:table-cell office:value-type="float" office:value="19521.5549264443" calcext:value-type="float">
            <text:p>19521,55</text:p>
          </table:table-cell>
          <table:table-cell office:value-type="float" office:value="2978.61050699976" calcext:value-type="float">
            <text:p>2978,61</text:p>
          </table:table-cell>
          <table:table-cell office:value-type="float" office:value="39937.102498001" calcext:value-type="float">
            <text:p>39937,10</text:p>
          </table:table-cell>
          <table:table-cell office:value-type="float" office:value="18151.2777777778" calcext:value-type="float">
            <text:p>18151,28</text:p>
          </table:table-cell>
          <table:table-cell office:value-type="float" office:value="0.169885760849023" calcext:value-type="float">
            <text:p>0,17</text:p>
          </table:table-cell>
          <table:table-cell office:value-type="string" calcext:value-type="string">
            <text:p>/?url=https://github,com/etcd-io/etcd</text:p>
          </table:table-cell>
          <table:table-cell table:number-columns-repeated="7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_users</text:p>
          </table:table-cell>
          <table:table-cell office:value-type="float" office:value="21" calcext:value-type="float">
            <text:p>21,00</text:p>
          </table:table-cell>
          <table:table-cell office:value-type="float" office:value="0" calcext:value-type="float">
            <text:p>0,00</text:p>
          </table:table-cell>
          <table:table-cell office:value-type="float" office:value="2200" calcext:value-type="float">
            <text:p>2200,00</text:p>
          </table:table-cell>
          <table:table-cell office:value-type="float" office:value="1899.91499428574" calcext:value-type="float">
            <text:p>1899,91</text:p>
          </table:table-cell>
          <table:table-cell office:value-type="float" office:value="598.532960000739" calcext:value-type="float">
            <text:p>598,53</text:p>
          </table:table-cell>
          <table:table-cell office:value-type="float" office:value="2614.96687399995" calcext:value-type="float">
            <text:p>2614,97</text:p>
          </table:table-cell>
          <table:table-cell office:value-type="float" office:value="28383" calcext:value-type="float">
            <text:p>28383,00</text:p>
          </table:table-cell>
          <table:table-cell office:value-type="float" office:value="0.210841574929717" calcext:value-type="float">
            <text:p>0,21</text:p>
          </table:table-cell>
          <table:table-cell office:value-type="string" calcext:value-type="string">
            <text:p>/?url=https://github,com/spring-projects/spring-boo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0_users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3000" calcext:value-type="float">
            <text:p>13000,00</text:p>
          </table:table-cell>
          <table:table-cell office:value-type="float" office:value="12705.0488275401" calcext:value-type="float">
            <text:p>12705,05</text:p>
          </table:table-cell>
          <table:table-cell office:value-type="float" office:value="1879.00608600103" calcext:value-type="float">
            <text:p>1879,01</text:p>
          </table:table-cell>
          <table:table-cell office:value-type="float" office:value="19503.7827590004" calcext:value-type="float">
            <text:p>19503,78</text:p>
          </table:table-cell>
          <table:table-cell office:value-type="float" office:value="28383" calcext:value-type="float">
            <text:p>28383,00</text:p>
          </table:table-cell>
          <table:table-cell office:value-type="float" office:value="1.02762407586627" calcext:value-type="float">
            <text:p>1,03</text:p>
          </table:table-cell>
          <table:table-cell office:value-type="string" calcext:value-type="string">
            <text:p>/?url=https://github,com/spring-projects/spring-boo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00_users</text:p>
          </table:table-cell>
          <table:table-cell office:value-type="float" office:value="150" calcext:value-type="float">
            <text:p>150,00</text:p>
          </table:table-cell>
          <table:table-cell office:value-type="float" office:value="0" calcext:value-type="float">
            <text:p>0,00</text:p>
          </table:table-cell>
          <table:table-cell office:value-type="float" office:value="21000" calcext:value-type="float">
            <text:p>21000,00</text:p>
          </table:table-cell>
          <table:table-cell office:value-type="float" office:value="18804.4803856666" calcext:value-type="float">
            <text:p>18804,48</text:p>
          </table:table-cell>
          <table:table-cell office:value-type="float" office:value="1240.83812199933" calcext:value-type="float">
            <text:p>1240,84</text:p>
          </table:table-cell>
          <table:table-cell office:value-type="float" office:value="30575.7791380001" calcext:value-type="float">
            <text:p>30575,78</text:p>
          </table:table-cell>
          <table:table-cell office:value-type="float" office:value="27992.5866666667" calcext:value-type="float">
            <text:p>27992,59</text:p>
          </table:table-cell>
          <table:table-cell office:value-type="float" office:value="1.41571467374186" calcext:value-type="float">
            <text:p>1,42</text:p>
          </table:table-cell>
          <table:table-cell office:value-type="string" calcext:value-type="string">
            <text:p>/?url=https://github,com/spring-projects/spring-boot</text:p>
          </table:table-cell>
          <table:table-cell table:number-columns-repeated="7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_users</text:p>
          </table:table-cell>
          <table:table-cell office:value-type="float" office:value="20" calcext:value-type="float">
            <text:p>20,00</text:p>
          </table:table-cell>
          <table:table-cell office:value-type="float" office:value="0" calcext:value-type="float">
            <text:p>0,00</text:p>
          </table:table-cell>
          <table:table-cell office:value-type="float" office:value="3900" calcext:value-type="float">
            <text:p>3900,00</text:p>
          </table:table-cell>
          <table:table-cell office:value-type="float" office:value="3567.25057665017" calcext:value-type="float">
            <text:p>3567,25</text:p>
          </table:table-cell>
          <table:table-cell office:value-type="float" office:value="1160.55979399971" calcext:value-type="float">
            <text:p>1160,56</text:p>
          </table:table-cell>
          <table:table-cell office:value-type="float" office:value="4860.46744299892" calcext:value-type="float">
            <text:p>4860,47</text:p>
          </table:table-cell>
          <table:table-cell office:value-type="float" office:value="37846" calcext:value-type="float">
            <text:p>37846,00</text:p>
          </table:table-cell>
          <table:table-cell office:value-type="float" office:value="0.200801499933064" calcext:value-type="float">
            <text:p>0,20</text:p>
          </table:table-cell>
          <table:table-cell office:value-type="string" calcext:value-type="string">
            <text:p>/?url=https://github,com/topics/aw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0_users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4000" calcext:value-type="float">
            <text:p>14000,00</text:p>
          </table:table-cell>
          <table:table-cell office:value-type="float" office:value="14069.9708954299" calcext:value-type="float">
            <text:p>14069,97</text:p>
          </table:table-cell>
          <table:table-cell office:value-type="float" office:value="4823.02236100077" calcext:value-type="float">
            <text:p>4823,02</text:p>
          </table:table-cell>
          <table:table-cell office:value-type="float" office:value="19601.3972829987" calcext:value-type="float">
            <text:p>19601,40</text:p>
          </table:table-cell>
          <table:table-cell office:value-type="float" office:value="37846" calcext:value-type="float">
            <text:p>37846,00</text:p>
          </table:table-cell>
          <table:table-cell office:value-type="float" office:value="1.02762407586627" calcext:value-type="float">
            <text:p>1,03</text:p>
          </table:table-cell>
          <table:table-cell office:value-type="string" calcext:value-type="string">
            <text:p>/?url=https://github,com/topics/aw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00_users</text:p>
          </table:table-cell>
          <table:table-cell office:value-type="float" office:value="137" calcext:value-type="float">
            <text:p>137,00</text:p>
          </table:table-cell>
          <table:table-cell office:value-type="float" office:value="0" calcext:value-type="float">
            <text:p>0,00</text:p>
          </table:table-cell>
          <table:table-cell office:value-type="float" office:value="27000" calcext:value-type="float">
            <text:p>27000,00</text:p>
          </table:table-cell>
          <table:table-cell office:value-type="float" office:value="24853.3508816935" calcext:value-type="float">
            <text:p>24853,35</text:p>
          </table:table-cell>
          <table:table-cell office:value-type="float" office:value="2306.82672400144" calcext:value-type="float">
            <text:p>2306,83</text:p>
          </table:table-cell>
          <table:table-cell office:value-type="float" office:value="40643.9167109984" calcext:value-type="float">
            <text:p>40643,92</text:p>
          </table:table-cell>
          <table:table-cell office:value-type="float" office:value="36057.5255474453" calcext:value-type="float">
            <text:p>36057,53</text:p>
          </table:table-cell>
          <table:table-cell office:value-type="float" office:value="1.29301940201756" calcext:value-type="float">
            <text:p>1,29</text:p>
          </table:table-cell>
          <table:table-cell office:value-type="string" calcext:value-type="string">
            <text:p>/?url=https://github,com/topics/aws</text:p>
          </table:table-cell>
          <table:table-cell table:number-columns-repeated="7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_users</text:p>
          </table:table-cell>
          <table:table-cell office:value-type="float" office:value="20" calcext:value-type="float">
            <text:p>20,00</text:p>
          </table:table-cell>
          <table:table-cell office:value-type="float" office:value="0" calcext:value-type="float">
            <text:p>0,00</text:p>
          </table:table-cell>
          <table:table-cell office:value-type="float" office:value="2200" calcext:value-type="float">
            <text:p>2200,00</text:p>
          </table:table-cell>
          <table:table-cell office:value-type="float" office:value="2046.9041986501" calcext:value-type="float">
            <text:p>2046,90</text:p>
          </table:table-cell>
          <table:table-cell office:value-type="float" office:value="1044.6904190012" calcext:value-type="float">
            <text:p>1044,69</text:p>
          </table:table-cell>
          <table:table-cell office:value-type="float" office:value="2810.69076600033" calcext:value-type="float">
            <text:p>2810,69</text:p>
          </table:table-cell>
          <table:table-cell office:value-type="float" office:value="36161.8" calcext:value-type="float">
            <text:p>36161,80</text:p>
          </table:table-cell>
          <table:table-cell office:value-type="float" office:value="0.200801499933064" calcext:value-type="float">
            <text:p>0,20</text:p>
          </table:table-cell>
          <table:table-cell office:value-type="string" calcext:value-type="string">
            <text:p>/?url=https://github,com/twbs/bootstrap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0_users</text:p>
          </table:table-cell>
          <table:table-cell office:value-type="float" office:value="22" calcext:value-type="float">
            <text:p>22,00</text:p>
          </table:table-cell>
          <table:table-cell office:value-type="float" office:value="0" calcext:value-type="float">
            <text:p>0,00</text:p>
          </table:table-cell>
          <table:table-cell office:value-type="float" office:value="17000" calcext:value-type="float">
            <text:p>17000,00</text:p>
          </table:table-cell>
          <table:table-cell office:value-type="float" office:value="17323.6220247271" calcext:value-type="float">
            <text:p>17323,62</text:p>
          </table:table-cell>
          <table:table-cell office:value-type="float" office:value="14506.8881839998" calcext:value-type="float">
            <text:p>14506,89</text:p>
          </table:table-cell>
          <table:table-cell office:value-type="float" office:value="19389.5838139997" calcext:value-type="float">
            <text:p>19389,58</text:p>
          </table:table-cell>
          <table:table-cell office:value-type="float" office:value="35471.0909090909" calcext:value-type="float">
            <text:p>35471,09</text:p>
          </table:table-cell>
          <table:table-cell office:value-type="float" office:value="0.226077296690578" calcext:value-type="float">
            <text:p>0,23</text:p>
          </table:table-cell>
          <table:table-cell office:value-type="string" calcext:value-type="string">
            <text:p>/?url=https://github,com/twbs/bootstrap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00_users</text:p>
          </table:table-cell>
          <table:table-cell office:value-type="float" office:value="11" calcext:value-type="float">
            <text:p>11,00</text:p>
          </table:table-cell>
          <table:table-cell office:value-type="float" office:value="0" calcext:value-type="float">
            <text:p>0,00</text:p>
          </table:table-cell>
          <table:table-cell office:value-type="float" office:value="25000" calcext:value-type="float">
            <text:p>25000,00</text:p>
          </table:table-cell>
          <table:table-cell office:value-type="float" office:value="22680.5256310909" calcext:value-type="float">
            <text:p>22680,53</text:p>
          </table:table-cell>
          <table:table-cell office:value-type="float" office:value="2989.51579999994" calcext:value-type="float">
            <text:p>2989,52</text:p>
          </table:table-cell>
          <table:table-cell office:value-type="float" office:value="32570.9311430001" calcext:value-type="float">
            <text:p>32570,93</text:p>
          </table:table-cell>
          <table:table-cell office:value-type="float" office:value="19981.2727272727" calcext:value-type="float">
            <text:p>19981,27</text:p>
          </table:table-cell>
          <table:table-cell office:value-type="float" office:value="0.103819076074403" calcext:value-type="float">
            <text:p>0,10</text:p>
          </table:table-cell>
          <table:table-cell office:value-type="string" calcext:value-type="string">
            <text:p>/?url=https://github,com/twbs/bootstrap</text:p>
          </table:table-cell>
          <table:table-cell table:number-columns-repeated="7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_users</text:p>
          </table:table-cell>
          <table:table-cell office:value-type="float" office:value="23" calcext:value-type="float">
            <text:p>23,00</text:p>
          </table:table-cell>
          <table:table-cell office:value-type="float" office:value="0" calcext:value-type="float">
            <text:p>0,00</text:p>
          </table:table-cell>
          <table:table-cell office:value-type="float" office:value="960" calcext:value-type="float">
            <text:p>960,00</text:p>
          </table:table-cell>
          <table:table-cell office:value-type="float" office:value="2668.52910047846" calcext:value-type="float">
            <text:p>2668,53</text:p>
          </table:table-cell>
          <table:table-cell office:value-type="float" office:value="735.455805999663" calcext:value-type="float">
            <text:p>735,46</text:p>
          </table:table-cell>
          <table:table-cell office:value-type="float" office:value="6001.40129700048" calcext:value-type="float">
            <text:p>6001,40</text:p>
          </table:table-cell>
          <table:table-cell office:value-type="float" office:value="18072.6086956522" calcext:value-type="float">
            <text:p>18072,61</text:p>
          </table:table-cell>
          <table:table-cell office:value-type="float" office:value="0.230921724923023" calcext:value-type="float">
            <text:p>0,23</text:p>
          </table:table-cell>
          <table:table-cell office:value-type="string" calcext:value-type="string">
            <text:p>/?url=https://news,ycombinator,com/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0_users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6200" calcext:value-type="float">
            <text:p>6200,00</text:p>
          </table:table-cell>
          <table:table-cell office:value-type="float" office:value="5916.44905191997" calcext:value-type="float">
            <text:p>5916,45</text:p>
          </table:table-cell>
          <table:table-cell office:value-type="float" office:value="735.549409999294" calcext:value-type="float">
            <text:p>735,55</text:p>
          </table:table-cell>
          <table:table-cell office:value-type="float" office:value="15682.9180260011" calcext:value-type="float">
            <text:p>15682,92</text:p>
          </table:table-cell>
          <table:table-cell office:value-type="float" office:value="8500.8" calcext:value-type="float">
            <text:p>8500,80</text:p>
          </table:table-cell>
          <table:table-cell office:value-type="float" office:value="1.02762407586627" calcext:value-type="float">
            <text:p>1,03</text:p>
          </table:table-cell>
          <table:table-cell office:value-type="string" calcext:value-type="string">
            <text:p>/?url=https://news,ycombinator,com/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00_users</text:p>
          </table:table-cell>
          <table:table-cell office:value-type="float" office:value="150" calcext:value-type="float">
            <text:p>150,00</text:p>
          </table:table-cell>
          <table:table-cell office:value-type="float" office:value="0" calcext:value-type="float">
            <text:p>0,00</text:p>
          </table:table-cell>
          <table:table-cell office:value-type="float" office:value="8000" calcext:value-type="float">
            <text:p>8000,00</text:p>
          </table:table-cell>
          <table:table-cell office:value-type="float" office:value="7938.29483947332" calcext:value-type="float">
            <text:p>7938,29</text:p>
          </table:table-cell>
          <table:table-cell office:value-type="float" office:value="666.526083999997" calcext:value-type="float">
            <text:p>666,53</text:p>
          </table:table-cell>
          <table:table-cell office:value-type="float" office:value="11817.5373490012" calcext:value-type="float">
            <text:p>11817,54</text:p>
          </table:table-cell>
          <table:table-cell office:value-type="float" office:value="7693.2" calcext:value-type="float">
            <text:p>7693,20</text:p>
          </table:table-cell>
          <table:table-cell office:value-type="float" office:value="1.41571467374186" calcext:value-type="float">
            <text:p>1,42</text:p>
          </table:table-cell>
          <table:table-cell office:value-type="string" calcext:value-type="string">
            <text:p>/?url=https://news,ycombinator,com/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_users</text:p>
          </table:table-cell>
          <table:table-cell office:value-type="float" office:value="24" calcext:value-type="float">
            <text:p>24,00</text:p>
          </table:table-cell>
          <table:table-cell office:value-type="float" office:value="0" calcext:value-type="float">
            <text:p>0,00</text:p>
          </table:table-cell>
          <table:table-cell office:value-type="float" office:value="3100" calcext:value-type="float">
            <text:p>3100,00</text:p>
          </table:table-cell>
          <table:table-cell office:value-type="float" office:value="8509.4975800414" calcext:value-type="float">
            <text:p>8509,50</text:p>
          </table:table-cell>
          <table:table-cell office:value-type="float" office:value="1549.23883699848" calcext:value-type="float">
            <text:p>1549,24</text:p>
          </table:table-cell>
          <table:table-cell office:value-type="float" office:value="20045.4535450008" calcext:value-type="float">
            <text:p>20045,45</text:p>
          </table:table-cell>
          <table:table-cell office:value-type="float" office:value="10187.9166666667" calcext:value-type="float">
            <text:p>10187,92</text:p>
          </table:table-cell>
          <table:table-cell office:value-type="float" office:value="0.240961799919677" calcext:value-type="float">
            <text:p>0,24</text:p>
          </table:table-cell>
          <table:table-cell office:value-type="string" calcext:value-type="string">
            <text:p>/?url=https://www,reddit,com/r/brdev/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0_users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3000" calcext:value-type="float">
            <text:p>13000,00</text:p>
          </table:table-cell>
          <table:table-cell office:value-type="float" office:value="13054.2170056799" calcext:value-type="float">
            <text:p>13054,22</text:p>
          </table:table-cell>
          <table:table-cell office:value-type="float" office:value="1400.67181099948" calcext:value-type="float">
            <text:p>1400,67</text:p>
          </table:table-cell>
          <table:table-cell office:value-type="float" office:value="21846.7092589999" calcext:value-type="float">
            <text:p>21846,71</text:p>
          </table:table-cell>
          <table:table-cell office:value-type="float" office:value="11237.55" calcext:value-type="float">
            <text:p>11237,55</text:p>
          </table:table-cell>
          <table:table-cell office:value-type="float" office:value="1.02762407586627" calcext:value-type="float">
            <text:p>1,03</text:p>
          </table:table-cell>
          <table:table-cell office:value-type="string" calcext:value-type="string">
            <text:p>/?url=https://www,reddit,com/r/brdev/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00_users</text:p>
          </table:table-cell>
          <table:table-cell office:value-type="float" office:value="150" calcext:value-type="float">
            <text:p>150,00</text:p>
          </table:table-cell>
          <table:table-cell office:value-type="float" office:value="0" calcext:value-type="float">
            <text:p>0,00</text:p>
          </table:table-cell>
          <table:table-cell office:value-type="float" office:value="15000" calcext:value-type="float">
            <text:p>15000,00</text:p>
          </table:table-cell>
          <table:table-cell office:value-type="float" office:value="12688.3850279535" calcext:value-type="float">
            <text:p>12688,39</text:p>
          </table:table-cell>
          <table:table-cell office:value-type="float" office:value="2135.85781099937" calcext:value-type="float">
            <text:p>2135,86</text:p>
          </table:table-cell>
          <table:table-cell office:value-type="float" office:value="25247.7611869999" calcext:value-type="float">
            <text:p>25247,76</text:p>
          </table:table-cell>
          <table:table-cell office:value-type="float" office:value="11410.82" calcext:value-type="float">
            <text:p>11410,82</text:p>
          </table:table-cell>
          <table:table-cell office:value-type="float" office:value="1.41571467374186" calcext:value-type="float">
            <text:p>1,42</text:p>
          </table:table-cell>
          <table:table-cell office:value-type="string" calcext:value-type="string">
            <text:p>/?url=https://www,reddit,com/r/brdev/</text:p>
          </table:table-cell>
          <table:table-cell table:number-columns-repeated="7"/>
        </table:table-row>
      </table:table>
      <table:table table:name="1000_Python_noRedis_Locust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Failures/s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66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98%</text:p>
          </table:table-cell>
          <table:table-cell table:style-name="ce1" office:value-type="string" calcext:value-type="string">
            <text:p>99%</text:p>
          </table:table-cell>
          <table:table-cell table:style-name="ce2" office:value-type="percentage" office:value="0.999" calcext:value-type="percentage">
            <text:p>99,90%</text:p>
          </table:table-cell>
          <table:table-cell table:style-name="ce2" office:value-type="percentage" office:value="0.9999" calcext:value-type="percentage">
            <text:p>99,99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carlosruan12307?tab=repositories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400" calcext:value-type="float">
            <text:p>9400</text:p>
          </table:table-cell>
          <table:table-cell office:value-type="float" office:value="12444.4421427756" calcext:value-type="float">
            <text:p>12444,4421427756</text:p>
          </table:table-cell>
          <table:table-cell office:value-type="float" office:value="2941.94829000116" calcext:value-type="float">
            <text:p>2941,94829000116</text:p>
          </table:table-cell>
          <table:table-cell office:value-type="float" office:value="27381.9914989999" calcext:value-type="float">
            <text:p>27381,9914989999</text:p>
          </table:table-cell>
          <table:table-cell office:value-type="float" office:value="7789.85714285714" calcext:value-type="float">
            <text:p>7789,85714285714</text:p>
          </table:table-cell>
          <table:table-cell office:value-type="float" office:value="0.46246679342234" calcext:value-type="float">
            <text:p>0,46246679342234</text:p>
          </table:table-cell>
          <table:table-cell office:value-type="float" office:value="0" calcext:value-type="float">
            <text:p>0</text:p>
          </table:table-cell>
          <table:table-cell office:value-type="float" office:value="9400" calcext:value-type="float">
            <text:p>9400</text:p>
          </table:table-cell>
          <table:table-cell table:number-columns-repeated="2" office:value-type="float" office:value="22000" calcext:value-type="float">
            <text:p>22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5000" calcext:value-type="float">
            <text:p>25000</text:p>
          </table:table-cell>
          <table:table-cell table:number-columns-repeated="5" office:value-type="float" office:value="27000" calcext:value-type="float">
            <text:p>27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covid19india/covid19india-react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19460.7674189121" calcext:value-type="float">
            <text:p>19460,7674189121</text:p>
          </table:table-cell>
          <table:table-cell office:value-type="float" office:value="3603.36557700066" calcext:value-type="float">
            <text:p>3603,36557700066</text:p>
          </table:table-cell>
          <table:table-cell office:value-type="float" office:value="33362.5783729985" calcext:value-type="float">
            <text:p>33362,5783729985</text:p>
          </table:table-cell>
          <table:table-cell office:value-type="float" office:value="11010.5494505495" calcext:value-type="float">
            <text:p>11010,5494505495</text:p>
          </table:table-cell>
          <table:table-cell office:value-type="float" office:value="0.858866902070059" calcext:value-type="float">
            <text:p>0,858866902070059</text:p>
          </table:table-cell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26000" calcext:value-type="float">
            <text:p>26000</text:p>
          </table:table-cell>
          <table:table-cell office:value-type="float" office:value="27000" calcext:value-type="float">
            <text:p>27000</text:p>
          </table:table-cell>
          <table:table-cell office:value-type="float" office:value="28000" calcext:value-type="float">
            <text:p>28000</text:p>
          </table:table-cell>
          <table:table-cell office:value-type="float" office:value="31000" calcext:value-type="float">
            <text:p>31000</text:p>
          </table:table-cell>
          <table:table-cell table:number-columns-repeated="6" office:value-type="float" office:value="33000" calcext:value-type="float">
            <text:p>33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etcd-io/etcd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office:value-type="float" office:value="19521.5549264443" calcext:value-type="float">
            <text:p>19521,5549264443</text:p>
          </table:table-cell>
          <table:table-cell office:value-type="float" office:value="2978.61050699976" calcext:value-type="float">
            <text:p>2978,61050699976</text:p>
          </table:table-cell>
          <table:table-cell office:value-type="float" office:value="39937.102498001" calcext:value-type="float">
            <text:p>39937,102498001</text:p>
          </table:table-cell>
          <table:table-cell office:value-type="float" office:value="18151.2777777778" calcext:value-type="float">
            <text:p>18151,2777777778</text:p>
          </table:table-cell>
          <table:table-cell office:value-type="float" office:value="0.169885760849023" calcext:value-type="float">
            <text:p>0,169885760849023</text:p>
          </table:table-cell>
          <table:table-cell office:value-type="float" office:value="0" calcext:value-type="float">
            <text:p>0</text:p>
          </table:table-cell>
          <table:table-cell office:value-type="float" office:value="22000" calcext:value-type="float">
            <text:p>22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0000" calcext:value-type="float">
            <text:p>30000</text:p>
          </table:table-cell>
          <table:table-cell table:number-columns-repeated="6"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spring-projects/spring-boot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office:value-type="float" office:value="18804.4803856666" calcext:value-type="float">
            <text:p>18804,4803856666</text:p>
          </table:table-cell>
          <table:table-cell office:value-type="float" office:value="1240.83812199933" calcext:value-type="float">
            <text:p>1240,83812199933</text:p>
          </table:table-cell>
          <table:table-cell office:value-type="float" office:value="30575.7791380001" calcext:value-type="float">
            <text:p>30575,7791380001</text:p>
          </table:table-cell>
          <table:table-cell office:value-type="float" office:value="27992.5866666667" calcext:value-type="float">
            <text:p>27992,5866666667</text:p>
          </table:table-cell>
          <table:table-cell office:value-type="float" office:value="1.41571467374186" calcext:value-type="float">
            <text:p>1,41571467374186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6000" calcext:value-type="float">
            <text:p>26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9000" calcext:value-type="float">
            <text:p>29000</text:p>
          </table:table-cell>
          <table:table-cell table:number-columns-repeated="3" office:value-type="float" office:value="30000" calcext:value-type="float">
            <text:p>30000</text:p>
          </table:table-cell>
          <table:table-cell table:number-columns-repeated="3" office:value-type="float" office:value="31000" calcext:value-type="float">
            <text:p>31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topics/aws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7000" calcext:value-type="float">
            <text:p>27000</text:p>
          </table:table-cell>
          <table:table-cell office:value-type="float" office:value="24853.3508816935" calcext:value-type="float">
            <text:p>24853,3508816935</text:p>
          </table:table-cell>
          <table:table-cell office:value-type="float" office:value="2306.82672400144" calcext:value-type="float">
            <text:p>2306,82672400144</text:p>
          </table:table-cell>
          <table:table-cell office:value-type="float" office:value="40643.9167109984" calcext:value-type="float">
            <text:p>40643,9167109984</text:p>
          </table:table-cell>
          <table:table-cell office:value-type="float" office:value="36057.5255474453" calcext:value-type="float">
            <text:p>36057,5255474453</text:p>
          </table:table-cell>
          <table:table-cell office:value-type="float" office:value="1.29301940201756" calcext:value-type="float">
            <text:p>1,29301940201756</text:p>
          </table:table-cell>
          <table:table-cell office:value-type="float" office:value="0" calcext:value-type="float">
            <text:p>0</text:p>
          </table:table-cell>
          <table:table-cell office:value-type="float" office:value="27000" calcext:value-type="float">
            <text:p>27000</text:p>
          </table:table-cell>
          <table:table-cell table:number-columns-repeated="2" office:value-type="float" office:value="29000" calcext:value-type="float">
            <text:p>29000</text:p>
          </table:table-cell>
          <table:table-cell office:value-type="float" office:value="30000" calcext:value-type="float">
            <text:p>30000</text:p>
          </table:table-cell>
          <table:table-cell table:number-columns-repeated="2" office:value-type="float" office:value="31000" calcext:value-type="float">
            <text:p>31000</text:p>
          </table:table-cell>
          <table:table-cell office:value-type="float" office:value="40000" calcext:value-type="float">
            <text:p>40000</text:p>
          </table:table-cell>
          <table:table-cell table:number-columns-repeated="4" office:value-type="float" office:value="41000" calcext:value-type="float">
            <text:p>41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twbs/bootstrap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22680.5256310909" calcext:value-type="float">
            <text:p>22680,5256310909</text:p>
          </table:table-cell>
          <table:table-cell office:value-type="float" office:value="2989.51579999994" calcext:value-type="float">
            <text:p>2989,51579999994</text:p>
          </table:table-cell>
          <table:table-cell office:value-type="float" office:value="32570.9311430001" calcext:value-type="float">
            <text:p>32570,9311430001</text:p>
          </table:table-cell>
          <table:table-cell office:value-type="float" office:value="19981.2727272727" calcext:value-type="float">
            <text:p>19981,2727272727</text:p>
          </table:table-cell>
          <table:table-cell office:value-type="float" office:value="0.103819076074403" calcext:value-type="float">
            <text:p>0,103819076074403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26000" calcext:value-type="float">
            <text:p>26000</text:p>
          </table:table-cell>
          <table:table-cell table:number-columns-repeated="2" office:value-type="float" office:value="27000" calcext:value-type="float">
            <text:p>27000</text:p>
          </table:table-cell>
          <table:table-cell table:number-columns-repeated="7" office:value-type="float" office:value="33000" calcext:value-type="float">
            <text:p>33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news,ycombinator,com/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7938.29483947332" calcext:value-type="float">
            <text:p>7938,29483947332</text:p>
          </table:table-cell>
          <table:table-cell office:value-type="float" office:value="666.526083999997" calcext:value-type="float">
            <text:p>666,526083999997</text:p>
          </table:table-cell>
          <table:table-cell office:value-type="float" office:value="11817.5373490012" calcext:value-type="float">
            <text:p>11817,5373490012</text:p>
          </table:table-cell>
          <table:table-cell office:value-type="float" office:value="7693.2" calcext:value-type="float">
            <text:p>7693,2</text:p>
          </table:table-cell>
          <table:table-cell office:value-type="float" office:value="1.41571467374186" calcext:value-type="float">
            <text:p>1,415714673741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5" office:value-type="float" office:value="11000" calcext:value-type="float">
            <text:p>11000</text:p>
          </table:table-cell>
          <table:table-cell table:number-columns-repeated="5"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www,reddit,com/r/brdev/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12688.3850279535" calcext:value-type="float">
            <text:p>12688,3850279535</text:p>
          </table:table-cell>
          <table:table-cell office:value-type="float" office:value="2135.85781099937" calcext:value-type="float">
            <text:p>2135,85781099937</text:p>
          </table:table-cell>
          <table:table-cell office:value-type="float" office:value="25247.7611869999" calcext:value-type="float">
            <text:p>25247,7611869999</text:p>
          </table:table-cell>
          <table:table-cell office:value-type="float" office:value="11410.82" calcext:value-type="float">
            <text:p>11410,82</text:p>
          </table:table-cell>
          <table:table-cell office:value-type="float" office:value="1.41571467374186" calcext:value-type="float">
            <text:p>1,41571467374186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17000" calcext:value-type="float">
            <text:p>17000</text:p>
          </table:table-cell>
          <table:table-cell table:number-columns-repeated="2" office:value-type="float" office:value="18000" calcext:value-type="float">
            <text:p>18000</text:p>
          </table:table-cell>
          <table:table-cell office:value-type="float" office:value="19000" calcext:value-type="float">
            <text:p>1900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25000" calcext:value-type="float">
            <text:p>25000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16271.3814543532" calcext:value-type="float">
            <text:p>16271,3814543532</text:p>
          </table:table-cell>
          <table:table-cell office:value-type="float" office:value="666.526083999997" calcext:value-type="float">
            <text:p>666,526083999997</text:p>
          </table:table-cell>
          <table:table-cell office:value-type="float" office:value="40643.9167109984" calcext:value-type="float">
            <text:p>40643,9167109984</text:p>
          </table:table-cell>
          <table:table-cell office:value-type="float" office:value="18431.9470899471" calcext:value-type="float">
            <text:p>18431,9470899471</text:p>
          </table:table-cell>
          <table:table-cell office:value-type="float" office:value="7.13520195565895" calcext:value-type="float">
            <text:p>7,13520195565895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6000" calcext:value-type="float">
            <text:p>26000</text:p>
          </table:table-cell>
          <table:table-cell office:value-type="float" office:value="29000" calcext:value-type="float">
            <text:p>29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3000" calcext:value-type="float">
            <text:p>33000</text:p>
          </table:table-cell>
          <table:table-cell table:number-columns-repeated="3" office:value-type="float" office:value="41000" calcext:value-type="float">
            <text:p>41000</text:p>
          </table:table-cell>
        </table:table-row>
      </table:table>
      <table:table table:name="100_Python_noRedis_Locust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Failures/s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66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98%</text:p>
          </table:table-cell>
          <table:table-cell table:style-name="ce1" office:value-type="string" calcext:value-type="string">
            <text:p>99%</text:p>
          </table:table-cell>
          <table:table-cell table:style-name="ce2" office:value-type="percentage" office:value="0.999" calcext:value-type="percentage">
            <text:p>99,90%</text:p>
          </table:table-cell>
          <table:table-cell table:style-name="ce2" office:value-type="percentage" office:value="0.9999" calcext:value-type="percentage">
            <text:p>99,99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carlosruan12307?tab=repositori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15744.56564454" calcext:value-type="float">
            <text:p>15744,56564454</text:p>
          </table:table-cell>
          <table:table-cell office:value-type="float" office:value="9978.70615600004" calcext:value-type="float">
            <text:p>9978,70615600004</text:p>
          </table:table-cell>
          <table:table-cell office:value-type="float" office:value="18606.0552850013" calcext:value-type="float">
            <text:p>18606,0552850013</text:p>
          </table:table-cell>
          <table:table-cell office:value-type="float" office:value="14327" calcext:value-type="float">
            <text:p>14327</text:p>
          </table:table-cell>
          <table:table-cell office:value-type="float" office:value="1.02762407586627" calcext:value-type="float">
            <text:p>1,02762407586627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table:number-columns-repeated="3" office:value-type="float" office:value="17000" calcext:value-type="float">
            <text:p>17000</text:p>
          </table:table-cell>
          <table:table-cell table:number-columns-repeated="2" office:value-type="float" office:value="18000" calcext:value-type="float">
            <text:p>18000</text:p>
          </table:table-cell>
          <table:table-cell table:number-columns-repeated="5" office:value-type="float" office:value="19000" calcext:value-type="float">
            <text:p>19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covid19india/covid19india-reac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14692.9316364601" calcext:value-type="float">
            <text:p>14692,9316364601</text:p>
          </table:table-cell>
          <table:table-cell office:value-type="float" office:value="5920.30625699954" calcext:value-type="float">
            <text:p>5920,30625699954</text:p>
          </table:table-cell>
          <table:table-cell office:value-type="float" office:value="19784.8508810002" calcext:value-type="float">
            <text:p>19784,8508810002</text:p>
          </table:table-cell>
          <table:table-cell office:value-type="float" office:value="18529.5" calcext:value-type="float">
            <text:p>18529,5</text:p>
          </table:table-cell>
          <table:table-cell office:value-type="float" office:value="1.02762407586627" calcext:value-type="float">
            <text:p>1,02762407586627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7000" calcext:value-type="float">
            <text:p>17000</text:p>
          </table:table-cell>
          <table:table-cell table:number-columns-repeated="4" office:value-type="float" office:value="18000" calcext:value-type="float">
            <text:p>18000</text:p>
          </table:table-cell>
          <table:table-cell table:number-columns-repeated="4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etcd-io/etc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office:value-type="float" office:value="16348.0386066191" calcext:value-type="float">
            <text:p>16348,0386066191</text:p>
          </table:table-cell>
          <table:table-cell office:value-type="float" office:value="10601.0531619995" calcext:value-type="float">
            <text:p>10601,0531619995</text:p>
          </table:table-cell>
          <table:table-cell office:value-type="float" office:value="20244.6677120006" calcext:value-type="float">
            <text:p>20244,6677120006</text:p>
          </table:table-cell>
          <table:table-cell office:value-type="float" office:value="33611.7619047619" calcext:value-type="float">
            <text:p>33611,7619047619</text:p>
          </table:table-cell>
          <table:table-cell office:value-type="float" office:value="0.431602111863831" calcext:value-type="float">
            <text:p>0,431602111863831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table:number-columns-repeated="3" office:value-type="float" office:value="18000" calcext:value-type="float">
            <text:p>18000</text:p>
          </table:table-cell>
          <table:table-cell table:number-columns-repeated="2" office:value-type="float" office:value="19000" calcext:value-type="float">
            <text:p>19000</text:p>
          </table:table-cell>
          <table:table-cell table:number-columns-repeated="5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macrozheng/mal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office:value-type="float" office:value="16642.681902" calcext:value-type="float">
            <text:p>16642,681902</text:p>
          </table:table-cell>
          <table:table-cell office:value-type="float" office:value="14723.6486129987" calcext:value-type="float">
            <text:p>14723,6486129987</text:p>
          </table:table-cell>
          <table:table-cell office:value-type="float" office:value="19398.535712" calcext:value-type="float">
            <text:p>19398,535712</text:p>
          </table:table-cell>
          <table:table-cell office:value-type="float" office:value="32526" calcext:value-type="float">
            <text:p>32526</text:p>
          </table:table-cell>
          <table:table-cell office:value-type="float" office:value="0.0924861668279639" calcext:value-type="float">
            <text:p>0,09248616682796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7000" calcext:value-type="float">
            <text:p>17000</text:p>
          </table:table-cell>
          <table:table-cell office:value-type="float" office:value="18000" calcext:value-type="float">
            <text:p>18000</text:p>
          </table:table-cell>
          <table:table-cell table:number-columns-repeated="7" office:value-type="float" office:value="19000" calcext:value-type="float">
            <text:p>19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spring-projects/spring-boo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12705.0488275401" calcext:value-type="float">
            <text:p>12705,0488275401</text:p>
          </table:table-cell>
          <table:table-cell office:value-type="float" office:value="1879.00608600103" calcext:value-type="float">
            <text:p>1879,00608600103</text:p>
          </table:table-cell>
          <table:table-cell office:value-type="float" office:value="19503.7827590004" calcext:value-type="float">
            <text:p>19503,7827590004</text:p>
          </table:table-cell>
          <table:table-cell office:value-type="float" office:value="28383" calcext:value-type="float">
            <text:p>28383</text:p>
          </table:table-cell>
          <table:table-cell office:value-type="float" office:value="1.02762407586627" calcext:value-type="float">
            <text:p>1,02762407586627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15000" calcext:value-type="float">
            <text:p>15000</text:p>
          </table:table-cell>
          <table:table-cell table:number-columns-repeated="4" office:value-type="float" office:value="17000" calcext:value-type="float">
            <text:p>17000</text:p>
          </table:table-cell>
          <table:table-cell office:value-type="float" office:value="19000" calcext:value-type="float">
            <text:p>19000</text:p>
          </table:table-cell>
          <table:table-cell table:number-columns-repeated="4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topics/aw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14069.9708954299" calcext:value-type="float">
            <text:p>14069,9708954299</text:p>
          </table:table-cell>
          <table:table-cell office:value-type="float" office:value="4823.02236100077" calcext:value-type="float">
            <text:p>4823,02236100077</text:p>
          </table:table-cell>
          <table:table-cell office:value-type="float" office:value="19601.3972829987" calcext:value-type="float">
            <text:p>19601,3972829987</text:p>
          </table:table-cell>
          <table:table-cell office:value-type="float" office:value="37846" calcext:value-type="float">
            <text:p>37846</text:p>
          </table:table-cell>
          <table:table-cell office:value-type="float" office:value="1.02762407586627" calcext:value-type="float">
            <text:p>1,02762407586627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table:number-columns-repeated="2" office:value-type="float" office:value="16000" calcext:value-type="float">
            <text:p>16000</text:p>
          </table:table-cell>
          <table:table-cell office:value-type="float" office:value="17000" calcext:value-type="float">
            <text:p>17000</text:p>
          </table:table-cell>
          <table:table-cell table:number-columns-repeated="2" office:value-type="float" office:value="18000" calcext:value-type="float">
            <text:p>18000</text:p>
          </table:table-cell>
          <table:table-cell office:value-type="float" office:value="19000" calcext:value-type="float">
            <text:p>19000</text:p>
          </table:table-cell>
          <table:table-cell table:number-columns-repeated="4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twbs/bootstrap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office:value-type="float" office:value="17323.6220247271" calcext:value-type="float">
            <text:p>17323,6220247271</text:p>
          </table:table-cell>
          <table:table-cell office:value-type="float" office:value="14506.8881839998" calcext:value-type="float">
            <text:p>14506,8881839998</text:p>
          </table:table-cell>
          <table:table-cell office:value-type="float" office:value="19389.5838139997" calcext:value-type="float">
            <text:p>19389,5838139997</text:p>
          </table:table-cell>
          <table:table-cell office:value-type="float" office:value="35471.0909090909" calcext:value-type="float">
            <text:p>35471,0909090909</text:p>
          </table:table-cell>
          <table:table-cell office:value-type="float" office:value="0.226077296690578" calcext:value-type="float">
            <text:p>0,22607729669057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8000" calcext:value-type="float">
            <text:p>18000</text:p>
          </table:table-cell>
          <table:table-cell table:number-columns-repeated="8" office:value-type="float" office:value="19000" calcext:value-type="float">
            <text:p>19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news,ycombinator,com/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00" calcext:value-type="float">
            <text:p>6200</text:p>
          </table:table-cell>
          <table:table-cell office:value-type="float" office:value="5916.44905191997" calcext:value-type="float">
            <text:p>5916,44905191997</text:p>
          </table:table-cell>
          <table:table-cell office:value-type="float" office:value="735.549409999294" calcext:value-type="float">
            <text:p>735,549409999294</text:p>
          </table:table-cell>
          <table:table-cell office:value-type="float" office:value="15682.9180260011" calcext:value-type="float">
            <text:p>15682,9180260011</text:p>
          </table:table-cell>
          <table:table-cell office:value-type="float" office:value="8500.8" calcext:value-type="float">
            <text:p>8500,8</text:p>
          </table:table-cell>
          <table:table-cell office:value-type="float" office:value="1.02762407586627" calcext:value-type="float">
            <text:p>1,02762407586627</text:p>
          </table:table-cell>
          <table:table-cell office:value-type="float" office:value="0" calcext:value-type="float">
            <text:p>0</text:p>
          </table:table-cell>
          <table:table-cell office:value-type="float" office:value="6200" calcext:value-type="float">
            <text:p>6200</text:p>
          </table:table-cell>
          <table:table-cell office:value-type="float" office:value="8000" calcext:value-type="float">
            <text:p>8000</text:p>
          </table:table-cell>
          <table:table-cell office:value-type="float" office:value="9800" calcext:value-type="float">
            <text:p>98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4000" calcext:value-type="float">
            <text:p>14000</text:p>
          </table:table-cell>
          <table:table-cell table:number-columns-repeated="4"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www,reddit,com/r/brdev/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13054.2170056799" calcext:value-type="float">
            <text:p>13054,2170056799</text:p>
          </table:table-cell>
          <table:table-cell office:value-type="float" office:value="1400.67181099948" calcext:value-type="float">
            <text:p>1400,67181099948</text:p>
          </table:table-cell>
          <table:table-cell office:value-type="float" office:value="21846.7092589999" calcext:value-type="float">
            <text:p>21846,7092589999</text:p>
          </table:table-cell>
          <table:table-cell office:value-type="float" office:value="11237.55" calcext:value-type="float">
            <text:p>11237,55</text:p>
          </table:table-cell>
          <table:table-cell office:value-type="float" office:value="1.02762407586627" calcext:value-type="float">
            <text:p>1,02762407586627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1000" calcext:value-type="float">
            <text:p>21000</text:p>
          </table:table-cell>
          <table:table-cell table:number-columns-repeated="7" office:value-type="float" office:value="22000" calcext:value-type="float">
            <text:p>22000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13129.0338028187" calcext:value-type="float">
            <text:p>13129,0338028187</text:p>
          </table:table-cell>
          <table:table-cell office:value-type="float" office:value="735.549409999294" calcext:value-type="float">
            <text:p>735,549409999294</text:p>
          </table:table-cell>
          <table:table-cell office:value-type="float" office:value="21846.7092589999" calcext:value-type="float">
            <text:p>21846,7092589999</text:p>
          </table:table-cell>
          <table:table-cell office:value-type="float" office:value="21347.9598811293" calcext:value-type="float">
            <text:p>21347,9598811293</text:p>
          </table:table-cell>
          <table:table-cell office:value-type="float" office:value="6.91591003057996" calcext:value-type="float">
            <text:p>6,91591003057996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17000" calcext:value-type="float">
            <text:p>1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19000" calcext:value-type="float">
            <text:p>19000</text:p>
          </table:table-cell>
          <table:table-cell office:value-type="float" office:value="21000" calcext:value-type="float">
            <text:p>21000</text:p>
          </table:table-cell>
          <table:table-cell table:number-columns-repeated="4" office:value-type="float" office:value="22000" calcext:value-type="float">
            <text:p>22000</text:p>
          </table:table-cell>
        </table:table-row>
      </table:table>
      <table:table table:name="10_Python_noRedis_Locust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31" table:number-columns-repeated="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Failures/s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66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98%</text:p>
          </table:table-cell>
          <table:table-cell table:style-name="ce1" office:value-type="string" calcext:value-type="string">
            <text:p>99%</text:p>
          </table:table-cell>
          <table:table-cell table:style-name="ce2" office:value-type="percentage" office:value="0.999" calcext:value-type="percentage">
            <text:p>99,90%</text:p>
          </table:table-cell>
          <table:table-cell table:style-name="ce2" office:value-type="percentage" office:value="0.9999" calcext:value-type="percentage">
            <text:p>99,99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carlosruan12307?tab=repositorie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659.34169145003" calcext:value-type="float">
            <text:p>1659,34169145003</text:p>
          </table:table-cell>
          <table:table-cell office:value-type="float" office:value="1204.64375200027" calcext:value-type="float">
            <text:p>1204,64375200027</text:p>
          </table:table-cell>
          <table:table-cell office:value-type="float" office:value="1955.20877200033" calcext:value-type="float">
            <text:p>1955,20877200033</text:p>
          </table:table-cell>
          <table:table-cell office:value-type="float" office:value="14327" calcext:value-type="float">
            <text:p>14327</text:p>
          </table:table-cell>
          <table:table-cell office:value-type="float" office:value="0.200801499933064" calcext:value-type="float">
            <text:p>0,200801499933064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float" office:value="1900" calcext:value-type="float">
            <text:p>1900</text:p>
          </table:table-cell>
          <table:table-cell table:number-columns-repeated="6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covid19india/covid19india-react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744.04250619991" calcext:value-type="float">
            <text:p>1744,04250619991</text:p>
          </table:table-cell>
          <table:table-cell office:value-type="float" office:value="1334.43516000079" calcext:value-type="float">
            <text:p>1334,43516000079</text:p>
          </table:table-cell>
          <table:table-cell office:value-type="float" office:value="2578.06655400054" calcext:value-type="float">
            <text:p>2578,06655400054</text:p>
          </table:table-cell>
          <table:table-cell office:value-type="float" office:value="19227" calcext:value-type="float">
            <text:p>19227</text:p>
          </table:table-cell>
          <table:table-cell office:value-type="float" office:value="0.200801499933064" calcext:value-type="float">
            <text:p>0,200801499933064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2300" calcext:value-type="float">
            <text:p>2300</text:p>
          </table:table-cell>
          <table:table-cell table:number-columns-repeated="6"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etcd-io/etc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355.98912100004" calcext:value-type="float">
            <text:p>2355,98912100004</text:p>
          </table:table-cell>
          <table:table-cell office:value-type="float" office:value="1356.84928499904" calcext:value-type="float">
            <text:p>1356,84928499904</text:p>
          </table:table-cell>
          <table:table-cell office:value-type="float" office:value="3353.36271300002" calcext:value-type="float">
            <text:p>3353,36271300002</text:p>
          </table:table-cell>
          <table:table-cell office:value-type="float" office:value="33354.55" calcext:value-type="float">
            <text:p>33354,55</text:p>
          </table:table-cell>
          <table:table-cell office:value-type="float" office:value="0.200801499933064" calcext:value-type="float">
            <text:p>0,200801499933064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2700" calcext:value-type="float">
            <text:p>2700</text:p>
          </table:table-cell>
          <table:table-cell office:value-type="float" office:value="2900" calcext:value-type="float">
            <text:p>2900</text:p>
          </table:table-cell>
          <table:table-cell office:value-type="float" office:value="3100" calcext:value-type="float">
            <text:p>3100</text:p>
          </table:table-cell>
          <table:table-cell office:value-type="float" office:value="3300" calcext:value-type="float">
            <text:p>3300</text:p>
          </table:table-cell>
          <table:table-cell table:number-columns-repeated="6"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facebook/react-nativ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17276.4675734501" calcext:value-type="float">
            <text:p>17276,4675734501</text:p>
          </table:table-cell>
          <table:table-cell office:value-type="float" office:value="691.716981998979" calcext:value-type="float">
            <text:p>691,716981998979</text:p>
          </table:table-cell>
          <table:table-cell office:value-type="float" office:value="57356.1349359989" calcext:value-type="float">
            <text:p>57356,1349359989</text:p>
          </table:table-cell>
          <table:table-cell office:value-type="float" office:value="24040.8" calcext:value-type="float">
            <text:p>24040,8</text:p>
          </table:table-cell>
          <table:table-cell office:value-type="float" office:value="0.200801499933064" calcext:value-type="float">
            <text:p>0,200801499933064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33000" calcext:value-type="float">
            <text:p>33000</text:p>
          </table:table-cell>
          <table:table-cell table:number-columns-repeated="3" office:value-type="float" office:value="34000" calcext:value-type="float">
            <text:p>34000</text:p>
          </table:table-cell>
          <table:table-cell table:number-columns-repeated="6" office:value-type="float" office:value="57000" calcext:value-type="float">
            <text:p>57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macrozheng/mal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4901.81580059989" calcext:value-type="float">
            <text:p>4901,81580059989</text:p>
          </table:table-cell>
          <table:table-cell office:value-type="float" office:value="1699.09187600024" calcext:value-type="float">
            <text:p>1699,09187600024</text:p>
          </table:table-cell>
          <table:table-cell office:value-type="float" office:value="57590.137788" calcext:value-type="float">
            <text:p>57590,137788</text:p>
          </table:table-cell>
          <table:table-cell office:value-type="float" office:value="32526" calcext:value-type="float">
            <text:p>32526</text:p>
          </table:table-cell>
          <table:table-cell office:value-type="float" office:value="0.200801499933064" calcext:value-type="float">
            <text:p>0,200801499933064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2700" calcext:value-type="float">
            <text:p>2700</text:p>
          </table:table-cell>
          <table:table-cell table:number-columns-repeated="6" office:value-type="float" office:value="58000" calcext:value-type="float">
            <text:p>58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spring-projects/spring-boot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1899.91499428574" calcext:value-type="float">
            <text:p>1899,91499428574</text:p>
          </table:table-cell>
          <table:table-cell office:value-type="float" office:value="598.532960000739" calcext:value-type="float">
            <text:p>598,532960000739</text:p>
          </table:table-cell>
          <table:table-cell office:value-type="float" office:value="2614.96687399995" calcext:value-type="float">
            <text:p>2614,96687399995</text:p>
          </table:table-cell>
          <table:table-cell office:value-type="float" office:value="28383" calcext:value-type="float">
            <text:p>28383</text:p>
          </table:table-cell>
          <table:table-cell office:value-type="float" office:value="0.210841574929717" calcext:value-type="float">
            <text:p>0,2108415749297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00" calcext:value-type="float">
            <text:p>2200</text:p>
          </table:table-cell>
          <table:table-cell table:number-columns-repeated="2" office:value-type="float" office:value="2300" calcext:value-type="float">
            <text:p>2300</text:p>
          </table:table-cell>
          <table:table-cell table:number-columns-repeated="2" office:value-type="float" office:value="2400" calcext:value-type="float">
            <text:p>2400</text:p>
          </table:table-cell>
          <table:table-cell table:number-columns-repeated="5"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topics/aw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3567.25057665017" calcext:value-type="float">
            <text:p>3567,25057665017</text:p>
          </table:table-cell>
          <table:table-cell office:value-type="float" office:value="1160.55979399971" calcext:value-type="float">
            <text:p>1160,55979399971</text:p>
          </table:table-cell>
          <table:table-cell office:value-type="float" office:value="4860.46744299892" calcext:value-type="float">
            <text:p>4860,46744299892</text:p>
          </table:table-cell>
          <table:table-cell office:value-type="float" office:value="37846" calcext:value-type="float">
            <text:p>37846</text:p>
          </table:table-cell>
          <table:table-cell office:value-type="float" office:value="0.200801499933064" calcext:value-type="float">
            <text:p>0,200801499933064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4500" calcext:value-type="float">
            <text:p>4500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table:number-columns-repeated="6" office:value-type="float" office:value="4900" calcext:value-type="float">
            <text:p>49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twbs/bootstrap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2046.9041986501" calcext:value-type="float">
            <text:p>2046,9041986501</text:p>
          </table:table-cell>
          <table:table-cell office:value-type="float" office:value="1044.6904190012" calcext:value-type="float">
            <text:p>1044,6904190012</text:p>
          </table:table-cell>
          <table:table-cell office:value-type="float" office:value="2810.69076600033" calcext:value-type="float">
            <text:p>2810,69076600033</text:p>
          </table:table-cell>
          <table:table-cell office:value-type="float" office:value="36161.8" calcext:value-type="float">
            <text:p>36161,8</text:p>
          </table:table-cell>
          <table:table-cell office:value-type="float" office:value="0.200801499933064" calcext:value-type="float">
            <text:p>0,20080149993306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3" office:value-type="float" office:value="2400" calcext:value-type="float">
            <text:p>2400</text:p>
          </table:table-cell>
          <table:table-cell office:value-type="float" office:value="2600" calcext:value-type="float">
            <text:p>2600</text:p>
          </table:table-cell>
          <table:table-cell table:number-columns-repeated="6"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news,ycombinator,com/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2668.52910047846" calcext:value-type="float">
            <text:p>2668,52910047846</text:p>
          </table:table-cell>
          <table:table-cell office:value-type="float" office:value="735.455805999663" calcext:value-type="float">
            <text:p>735,455805999663</text:p>
          </table:table-cell>
          <table:table-cell office:value-type="float" office:value="6001.40129700048" calcext:value-type="float">
            <text:p>6001,40129700048</text:p>
          </table:table-cell>
          <table:table-cell office:value-type="float" office:value="18072.6086956522" calcext:value-type="float">
            <text:p>18072,6086956522</text:p>
          </table:table-cell>
          <table:table-cell office:value-type="float" office:value="0.230921724923023" calcext:value-type="float">
            <text:p>0,230921724923023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5800" calcext:value-type="float">
            <text:p>5800</text:p>
          </table:table-cell>
          <table:table-cell table:number-columns-repeated="2" office:value-type="float" office:value="5900" calcext:value-type="float">
            <text:p>5900</text:p>
          </table:table-cell>
          <table:table-cell table:number-columns-repeated="7"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www,reddit,com/r/brdev/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8509.4975800414" calcext:value-type="float">
            <text:p>8509,4975800414</text:p>
          </table:table-cell>
          <table:table-cell office:value-type="float" office:value="1549.23883699848" calcext:value-type="float">
            <text:p>1549,23883699848</text:p>
          </table:table-cell>
          <table:table-cell office:value-type="float" office:value="20045.4535450008" calcext:value-type="float">
            <text:p>20045,4535450008</text:p>
          </table:table-cell>
          <table:table-cell office:value-type="float" office:value="10187.9166666667" calcext:value-type="float">
            <text:p>10187,9166666667</text:p>
          </table:table-cell>
          <table:table-cell office:value-type="float" office:value="0.240961799919677" calcext:value-type="float">
            <text:p>0,240961799919677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6200" calcext:value-type="float">
            <text:p>6200</text:p>
          </table:table-cell>
          <table:table-cell table:number-columns-repeated="9" office:value-type="float" office:value="20000" calcext:value-type="float">
            <text:p>20000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4694.89690130771" calcext:value-type="float">
            <text:p>4694,89690130771</text:p>
          </table:table-cell>
          <table:table-cell office:value-type="float" office:value="598.532960000739" calcext:value-type="float">
            <text:p>598,532960000739</text:p>
          </table:table-cell>
          <table:table-cell office:value-type="float" office:value="57590.137788" calcext:value-type="float">
            <text:p>57590,137788</text:p>
          </table:table-cell>
          <table:table-cell office:value-type="float" office:value="25028.2980769231" calcext:value-type="float">
            <text:p>25028,2980769231</text:p>
          </table:table-cell>
          <table:table-cell office:value-type="float" office:value="2.08833559930386" calcext:value-type="float">
            <text:p>2,08833559930386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800" calcext:value-type="float">
            <text:p>2800</text:p>
          </table:table-cell>
          <table:table-cell office:value-type="float" office:value="3800" calcext:value-type="float">
            <text:p>3800</text:p>
          </table:table-cell>
          <table:table-cell office:value-type="float" office:value="6000" calcext:value-type="float">
            <text:p>600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34000" calcext:value-type="float">
            <text:p>34000</text:p>
          </table:table-cell>
          <table:table-cell table:number-columns-repeated="3" office:value-type="float" office:value="58000" calcext:value-type="float">
            <text:p>58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0" number:min-decimal-places="0" number:min-integer-digits="20"/>
    </number:number-style>
    <number:number-style style:name="N108">
      <number:number number:decimal-places="20" number:min-decimal-places="20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7T00:54:43.216302347</dc:date>
    <meta:editing-duration>PT13M40S</meta:editing-duration>
    <meta:editing-cycles>3</meta:editing-cycles>
    <meta:generator>LibreOffice/7.3.7.2$Linux_X86_64 LibreOffice_project/30$Build-2</meta:generator>
    <meta:document-statistic meta:table-count="5" meta:cell-count="1767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bar" chart:style-name="ch1">
        <chart:title svg:x="2.15cm" svg:y="0.316cm" chart:style-name="ch2">
          <text:p>/?url=https://github.com/carlosruan12307?tab=repositories</text:p>
        </chart:title>
        <chart:legend chart:legend-position="end" svg:x="11.464cm" svg:y="2.461cm" style:legend-expansion="high" chart:style-name="ch3"/>
        <chart:plot-area chart:style-name="ch4" table:cell-range-address="Planilha_Juncao.F42:Planilha_Juncao.N45" chart:data-source-has-labels="both" svg:x="0.32cm" svg:y="1.275cm" svg:width="10.824cm" svg:height="7.551cm">
          <chart:coordinate-region svg:x="1.973cm" svg:y="1.474cm" svg:width="9.171cm" svg:height="6.705cm"/>
          <chart:axis chart:dimension="x" chart:name="primary-x" chart:style-name="ch5" chartooo:axis-type="auto">
            <chartooo:date-scale/>
            <chart:categories table:cell-range-address="Planilha_Juncao.F43:Planilha_Juncao.F4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_Juncao.G43:Planilha_Juncao.G45" chart:label-cell-address="Planilha_Juncao.G42:Planilha_Juncao.G42" chart:class="chart:bar">
            <chart:data-point chart:repeated="3"/>
          </chart:series>
          <chart:series chart:style-name="ch9" chart:values-cell-range-address="Planilha_Juncao.H43:Planilha_Juncao.H45" chart:label-cell-address="Planilha_Juncao.H42:Planilha_Juncao.H42" chart:class="chart:bar">
            <chart:data-point chart:repeated="3"/>
          </chart:series>
          <chart:series chart:style-name="ch10" chart:values-cell-range-address="Planilha_Juncao.I43:Planilha_Juncao.I45" chart:label-cell-address="Planilha_Juncao.I42:Planilha_Juncao.I42" chart:class="chart:bar">
            <chart:data-point chart:repeated="3"/>
          </chart:series>
          <chart:series chart:style-name="ch11" chart:values-cell-range-address="Planilha_Juncao.J43:Planilha_Juncao.J45" chart:label-cell-address="Planilha_Juncao.J42:Planilha_Juncao.J42" chart:class="chart:bar">
            <chart:data-point chart:repeated="3"/>
          </chart:series>
          <chart:series chart:style-name="ch12" chart:values-cell-range-address="Planilha_Juncao.K43:Planilha_Juncao.K45" chart:label-cell-address="Planilha_Juncao.K42:Planilha_Juncao.K42" chart:class="chart:bar">
            <chart:data-point chart:repeated="3"/>
          </chart:series>
          <chart:series chart:style-name="ch13" chart:values-cell-range-address="Planilha_Juncao.L43:Planilha_Juncao.L45" chart:label-cell-address="Planilha_Juncao.L42:Planilha_Juncao.L42" chart:class="chart:bar">
            <chart:data-point chart:repeated="3"/>
          </chart:series>
          <chart:series chart:style-name="ch14" chart:values-cell-range-address="Planilha_Juncao.M43:Planilha_Juncao.M45" chart:label-cell-address="Planilha_Juncao.M42:Planilha_Juncao.M42" chart:class="chart:bar">
            <chart:data-point chart:repeated="3"/>
          </chart:series>
          <chart:series chart:style-name="ch15" chart:values-cell-range-address="Planilha_Juncao.N43:Planilha_Juncao.N45" chart:label-cell-address="Planilha_Juncao.N42:Planilha_Juncao.N42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Planilha_Juncao.G42:Planilha_Juncao.G42</svg:desc>
                </draw:g>
              </table:table-cell>
              <table:table-cell office:value-type="string">
                <text:p>Failure Count</text:p>
                <draw:g>
                  <svg:desc>Planilha_Juncao.H42:Planilha_Juncao.H42</svg:desc>
                </draw:g>
              </table:table-cell>
              <table:table-cell office:value-type="string">
                <text:p>Median Response Time</text:p>
                <draw:g>
                  <svg:desc>Planilha_Juncao.I42:Planilha_Juncao.I42</svg:desc>
                </draw:g>
              </table:table-cell>
              <table:table-cell office:value-type="string">
                <text:p>Average Response Time</text:p>
                <draw:g>
                  <svg:desc>Planilha_Juncao.J42:Planilha_Juncao.J42</svg:desc>
                </draw:g>
              </table:table-cell>
              <table:table-cell office:value-type="string">
                <text:p>Min Response Time</text:p>
                <draw:g>
                  <svg:desc>Planilha_Juncao.K42:Planilha_Juncao.K42</svg:desc>
                </draw:g>
              </table:table-cell>
              <table:table-cell office:value-type="string">
                <text:p>Max Response Time</text:p>
                <draw:g>
                  <svg:desc>Planilha_Juncao.L42:Planilha_Juncao.L42</svg:desc>
                </draw:g>
              </table:table-cell>
              <table:table-cell office:value-type="string">
                <text:p>Average Content Size</text:p>
                <draw:g>
                  <svg:desc>Planilha_Juncao.M42:Planilha_Juncao.M42</svg:desc>
                </draw:g>
              </table:table-cell>
              <table:table-cell office:value-type="string">
                <text:p>Requests/s</text:p>
                <draw:g>
                  <svg:desc>Planilha_Juncao.N42:Planilha_Juncao.N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Planilha_Juncao.F43:Planilha_Juncao.F45</svg:desc>
                </draw:g>
              </table:table-cell>
              <table:table-cell office:value-type="float" office:value="20">
                <text:p>20</text:p>
                <draw:g>
                  <svg:desc>Planilha_Juncao.G43:Planilha_Juncao.G45</svg:desc>
                </draw:g>
              </table:table-cell>
              <table:table-cell office:value-type="float" office:value="0">
                <text:p>0</text:p>
                <draw:g>
                  <svg:desc>Planilha_Juncao.H43:Planilha_Juncao.H45</svg:desc>
                </draw:g>
              </table:table-cell>
              <table:table-cell office:value-type="float" office:value="1700">
                <text:p>1700</text:p>
                <draw:g>
                  <svg:desc>Planilha_Juncao.I43:Planilha_Juncao.I45</svg:desc>
                </draw:g>
              </table:table-cell>
              <table:table-cell office:value-type="float" office:value="1659.34169145003">
                <text:p>1659.34169145003</text:p>
                <draw:g>
                  <svg:desc>Planilha_Juncao.J43:Planilha_Juncao.J45</svg:desc>
                </draw:g>
              </table:table-cell>
              <table:table-cell office:value-type="float" office:value="1204.64375200027">
                <text:p>1204.64375200027</text:p>
                <draw:g>
                  <svg:desc>Planilha_Juncao.K43:Planilha_Juncao.K45</svg:desc>
                </draw:g>
              </table:table-cell>
              <table:table-cell office:value-type="float" office:value="1955.20877200033">
                <text:p>1955.20877200033</text:p>
                <draw:g>
                  <svg:desc>Planilha_Juncao.L43:Planilha_Juncao.L45</svg:desc>
                </draw:g>
              </table:table-cell>
              <table:table-cell office:value-type="float" office:value="14327">
                <text:p>14327</text:p>
                <draw:g>
                  <svg:desc>Planilha_Juncao.M43:Planilha_Juncao.M45</svg:desc>
                </draw:g>
              </table:table-cell>
              <table:table-cell office:value-type="float" office:value="0.200801499933064">
                <text:p>0.200801499933064</text:p>
                <draw:g>
                  <svg:desc>Planilha_Juncao.N43:Planilha_Juncao.N45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6000">
                <text:p>16000</text:p>
              </table:table-cell>
              <table:table-cell office:value-type="float" office:value="15744.56564454">
                <text:p>15744.56564454</text:p>
              </table:table-cell>
              <table:table-cell office:value-type="float" office:value="9978.70615600004">
                <text:p>9978.70615600004</text:p>
              </table:table-cell>
              <table:table-cell office:value-type="float" office:value="18606.0552850013">
                <text:p>18606.0552850013</text:p>
              </table:table-cell>
              <table:table-cell office:value-type="float" office:value="14327">
                <text:p>14327</text:p>
              </table:table-cell>
              <table:table-cell office:value-type="float" office:value="1.02762407586627">
                <text:p>1.02762407586627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9400">
                <text:p>9400</text:p>
              </table:table-cell>
              <table:table-cell office:value-type="float" office:value="12444.4421427756">
                <text:p>12444.4421427756</text:p>
              </table:table-cell>
              <table:table-cell office:value-type="float" office:value="2941.94829000116">
                <text:p>2941.94829000116</text:p>
              </table:table-cell>
              <table:table-cell office:value-type="float" office:value="27381.9914989999">
                <text:p>27381.9914989999</text:p>
              </table:table-cell>
              <table:table-cell office:value-type="float" office:value="7789.85714285714">
                <text:p>7789.85714285714</text:p>
              </table:table-cell>
              <table:table-cell office:value-type="float" office:value="0.46246679342234">
                <text:p>0.462466793422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bar" chart:style-name="ch1">
        <chart:title svg:x="2.401cm" svg:y="0.316cm" chart:style-name="ch2">
          <text:p>/?url=https://github.com/covid19india/covid19india-react</text:p>
        </chart:title>
        <chart:legend chart:legend-position="end" svg:x="11.464cm" svg:y="2.461cm" style:legend-expansion="high" chart:style-name="ch3"/>
        <chart:plot-area chart:style-name="ch4" table:cell-range-address="Planilha_Juncao.F48:Planilha_Juncao.N51" chart:data-source-has-labels="both" svg:x="0.32cm" svg:y="1.275cm" svg:width="10.824cm" svg:height="7.551cm">
          <chart:coordinate-region svg:x="1.973cm" svg:y="1.474cm" svg:width="9.171cm" svg:height="6.705cm"/>
          <chart:axis chart:dimension="x" chart:name="primary-x" chart:style-name="ch5" chartooo:axis-type="auto">
            <chartooo:date-scale/>
            <chart:categories table:cell-range-address="Planilha_Juncao.F49:Planilha_Juncao.F5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_Juncao.G49:Planilha_Juncao.G51" chart:label-cell-address="Planilha_Juncao.G48:Planilha_Juncao.G48" chart:class="chart:bar">
            <chart:data-point chart:repeated="3"/>
          </chart:series>
          <chart:series chart:style-name="ch9" chart:values-cell-range-address="Planilha_Juncao.H49:Planilha_Juncao.H51" chart:label-cell-address="Planilha_Juncao.H48:Planilha_Juncao.H48" chart:class="chart:bar">
            <chart:data-point chart:repeated="3"/>
          </chart:series>
          <chart:series chart:style-name="ch10" chart:values-cell-range-address="Planilha_Juncao.I49:Planilha_Juncao.I51" chart:label-cell-address="Planilha_Juncao.I48:Planilha_Juncao.I48" chart:class="chart:bar">
            <chart:data-point chart:repeated="3"/>
          </chart:series>
          <chart:series chart:style-name="ch11" chart:values-cell-range-address="Planilha_Juncao.J49:Planilha_Juncao.J51" chart:label-cell-address="Planilha_Juncao.J48:Planilha_Juncao.J48" chart:class="chart:bar">
            <chart:data-point chart:repeated="3"/>
          </chart:series>
          <chart:series chart:style-name="ch12" chart:values-cell-range-address="Planilha_Juncao.K49:Planilha_Juncao.K51" chart:label-cell-address="Planilha_Juncao.K48:Planilha_Juncao.K48" chart:class="chart:bar">
            <chart:data-point chart:repeated="3"/>
          </chart:series>
          <chart:series chart:style-name="ch13" chart:values-cell-range-address="Planilha_Juncao.L49:Planilha_Juncao.L51" chart:label-cell-address="Planilha_Juncao.L48:Planilha_Juncao.L48" chart:class="chart:bar">
            <chart:data-point chart:repeated="3"/>
          </chart:series>
          <chart:series chart:style-name="ch14" chart:values-cell-range-address="Planilha_Juncao.M49:Planilha_Juncao.M51" chart:label-cell-address="Planilha_Juncao.M48:Planilha_Juncao.M48" chart:class="chart:bar">
            <chart:data-point chart:repeated="3"/>
          </chart:series>
          <chart:series chart:style-name="ch15" chart:values-cell-range-address="Planilha_Juncao.N49:Planilha_Juncao.N51" chart:label-cell-address="Planilha_Juncao.N48:Planilha_Juncao.N48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Planilha_Juncao.G48:Planilha_Juncao.G48</svg:desc>
                </draw:g>
              </table:table-cell>
              <table:table-cell office:value-type="string">
                <text:p>Failure Count</text:p>
                <draw:g>
                  <svg:desc>Planilha_Juncao.H48:Planilha_Juncao.H48</svg:desc>
                </draw:g>
              </table:table-cell>
              <table:table-cell office:value-type="string">
                <text:p>Median Response Time</text:p>
                <draw:g>
                  <svg:desc>Planilha_Juncao.I48:Planilha_Juncao.I48</svg:desc>
                </draw:g>
              </table:table-cell>
              <table:table-cell office:value-type="string">
                <text:p>Average Response Time</text:p>
                <draw:g>
                  <svg:desc>Planilha_Juncao.J48:Planilha_Juncao.J48</svg:desc>
                </draw:g>
              </table:table-cell>
              <table:table-cell office:value-type="string">
                <text:p>Min Response Time</text:p>
                <draw:g>
                  <svg:desc>Planilha_Juncao.K48:Planilha_Juncao.K48</svg:desc>
                </draw:g>
              </table:table-cell>
              <table:table-cell office:value-type="string">
                <text:p>Max Response Time</text:p>
                <draw:g>
                  <svg:desc>Planilha_Juncao.L48:Planilha_Juncao.L48</svg:desc>
                </draw:g>
              </table:table-cell>
              <table:table-cell office:value-type="string">
                <text:p>Average Content Size</text:p>
                <draw:g>
                  <svg:desc>Planilha_Juncao.M48:Planilha_Juncao.M48</svg:desc>
                </draw:g>
              </table:table-cell>
              <table:table-cell office:value-type="string">
                <text:p>Requests/s</text:p>
                <draw:g>
                  <svg:desc>Planilha_Juncao.N48:Planilha_Juncao.N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Planilha_Juncao.F49:Planilha_Juncao.F51</svg:desc>
                </draw:g>
              </table:table-cell>
              <table:table-cell office:value-type="float" office:value="20">
                <text:p>20</text:p>
                <draw:g>
                  <svg:desc>Planilha_Juncao.G49:Planilha_Juncao.G51</svg:desc>
                </draw:g>
              </table:table-cell>
              <table:table-cell office:value-type="float" office:value="0">
                <text:p>0</text:p>
                <draw:g>
                  <svg:desc>Planilha_Juncao.H49:Planilha_Juncao.H51</svg:desc>
                </draw:g>
              </table:table-cell>
              <table:table-cell office:value-type="float" office:value="1700">
                <text:p>1700</text:p>
                <draw:g>
                  <svg:desc>Planilha_Juncao.I49:Planilha_Juncao.I51</svg:desc>
                </draw:g>
              </table:table-cell>
              <table:table-cell office:value-type="float" office:value="1744.04250619991">
                <text:p>1744.04250619991</text:p>
                <draw:g>
                  <svg:desc>Planilha_Juncao.J49:Planilha_Juncao.J51</svg:desc>
                </draw:g>
              </table:table-cell>
              <table:table-cell office:value-type="float" office:value="1334.43516000079">
                <text:p>1334.43516000079</text:p>
                <draw:g>
                  <svg:desc>Planilha_Juncao.K49:Planilha_Juncao.K51</svg:desc>
                </draw:g>
              </table:table-cell>
              <table:table-cell office:value-type="float" office:value="2578.06655400054">
                <text:p>2578.06655400054</text:p>
                <draw:g>
                  <svg:desc>Planilha_Juncao.L49:Planilha_Juncao.L51</svg:desc>
                </draw:g>
              </table:table-cell>
              <table:table-cell office:value-type="float" office:value="19227">
                <text:p>19227</text:p>
                <draw:g>
                  <svg:desc>Planilha_Juncao.M49:Planilha_Juncao.M51</svg:desc>
                </draw:g>
              </table:table-cell>
              <table:table-cell office:value-type="float" office:value="0.200801499933064">
                <text:p>0.200801499933064</text:p>
                <draw:g>
                  <svg:desc>Planilha_Juncao.N49:Planilha_Juncao.N51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5000">
                <text:p>15000</text:p>
              </table:table-cell>
              <table:table-cell office:value-type="float" office:value="14692.9316364601">
                <text:p>14692.9316364601</text:p>
              </table:table-cell>
              <table:table-cell office:value-type="float" office:value="5920.30625699954">
                <text:p>5920.30625699954</text:p>
              </table:table-cell>
              <table:table-cell office:value-type="float" office:value="19784.8508810002">
                <text:p>19784.8508810002</text:p>
              </table:table-cell>
              <table:table-cell office:value-type="float" office:value="18529.5">
                <text:p>18529.5</text:p>
              </table:table-cell>
              <table:table-cell office:value-type="float" office:value="1.02762407586627">
                <text:p>1.02762407586627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24000">
                <text:p>24000</text:p>
              </table:table-cell>
              <table:table-cell office:value-type="float" office:value="19460.7674189121">
                <text:p>19460.7674189121</text:p>
              </table:table-cell>
              <table:table-cell office:value-type="float" office:value="3603.36557700066">
                <text:p>3603.36557700066</text:p>
              </table:table-cell>
              <table:table-cell office:value-type="float" office:value="33362.5783729985">
                <text:p>33362.5783729985</text:p>
              </table:table-cell>
              <table:table-cell office:value-type="float" office:value="11010.5494505495">
                <text:p>11010.5494505495</text:p>
              </table:table-cell>
              <table:table-cell office:value-type="float" office:value="0.858866902070059">
                <text:p>0.8588669020700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style-name="ch1">
        <chart:title svg:x="4.346cm" svg:y="0.316cm" chart:style-name="ch2">
          <text:p>/?url=https://github.com/etcd-io/etcd</text:p>
        </chart:title>
        <chart:legend chart:legend-position="end" svg:x="11.464cm" svg:y="2.46cm" style:legend-expansion="high" chart:style-name="ch3"/>
        <chart:plot-area chart:style-name="ch4" table:cell-range-address="Planilha_Juncao.F54:Planilha_Juncao.N57" chart:data-source-has-labels="both" svg:x="0.32cm" svg:y="1.275cm" svg:width="10.824cm" svg:height="7.55cm">
          <chart:coordinate-region svg:x="1.973cm" svg:y="1.474cm" svg:width="9.171cm" svg:height="6.704cm"/>
          <chart:axis chart:dimension="x" chart:name="primary-x" chart:style-name="ch5" chartooo:axis-type="auto">
            <chartooo:date-scale/>
            <chart:categories table:cell-range-address="Planilha_Juncao.F55:Planilha_Juncao.F5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_Juncao.G55:Planilha_Juncao.G57" chart:label-cell-address="Planilha_Juncao.G54:Planilha_Juncao.G54" chart:class="chart:bar">
            <chart:data-point chart:repeated="3"/>
          </chart:series>
          <chart:series chart:style-name="ch9" chart:values-cell-range-address="Planilha_Juncao.H55:Planilha_Juncao.H57" chart:label-cell-address="Planilha_Juncao.H54:Planilha_Juncao.H54" chart:class="chart:bar">
            <chart:data-point chart:repeated="3"/>
          </chart:series>
          <chart:series chart:style-name="ch10" chart:values-cell-range-address="Planilha_Juncao.I55:Planilha_Juncao.I57" chart:label-cell-address="Planilha_Juncao.I54:Planilha_Juncao.I54" chart:class="chart:bar">
            <chart:data-point chart:repeated="3"/>
          </chart:series>
          <chart:series chart:style-name="ch11" chart:values-cell-range-address="Planilha_Juncao.J55:Planilha_Juncao.J57" chart:label-cell-address="Planilha_Juncao.J54:Planilha_Juncao.J54" chart:class="chart:bar">
            <chart:data-point chart:repeated="3"/>
          </chart:series>
          <chart:series chart:style-name="ch12" chart:values-cell-range-address="Planilha_Juncao.K55:Planilha_Juncao.K57" chart:label-cell-address="Planilha_Juncao.K54:Planilha_Juncao.K54" chart:class="chart:bar">
            <chart:data-point chart:repeated="3"/>
          </chart:series>
          <chart:series chart:style-name="ch13" chart:values-cell-range-address="Planilha_Juncao.L55:Planilha_Juncao.L57" chart:label-cell-address="Planilha_Juncao.L54:Planilha_Juncao.L54" chart:class="chart:bar">
            <chart:data-point chart:repeated="3"/>
          </chart:series>
          <chart:series chart:style-name="ch14" chart:values-cell-range-address="Planilha_Juncao.M55:Planilha_Juncao.M57" chart:label-cell-address="Planilha_Juncao.M54:Planilha_Juncao.M54" chart:class="chart:bar">
            <chart:data-point chart:repeated="3"/>
          </chart:series>
          <chart:series chart:style-name="ch15" chart:values-cell-range-address="Planilha_Juncao.N55:Planilha_Juncao.N57" chart:label-cell-address="Planilha_Juncao.N54:Planilha_Juncao.N54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Planilha_Juncao.G54:Planilha_Juncao.G54</svg:desc>
                </draw:g>
              </table:table-cell>
              <table:table-cell office:value-type="string">
                <text:p>Failure Count</text:p>
                <draw:g>
                  <svg:desc>Planilha_Juncao.H54:Planilha_Juncao.H54</svg:desc>
                </draw:g>
              </table:table-cell>
              <table:table-cell office:value-type="string">
                <text:p>Median Response Time</text:p>
                <draw:g>
                  <svg:desc>Planilha_Juncao.I54:Planilha_Juncao.I54</svg:desc>
                </draw:g>
              </table:table-cell>
              <table:table-cell office:value-type="string">
                <text:p>Average Response Time</text:p>
                <draw:g>
                  <svg:desc>Planilha_Juncao.J54:Planilha_Juncao.J54</svg:desc>
                </draw:g>
              </table:table-cell>
              <table:table-cell office:value-type="string">
                <text:p>Min Response Time</text:p>
                <draw:g>
                  <svg:desc>Planilha_Juncao.K54:Planilha_Juncao.K54</svg:desc>
                </draw:g>
              </table:table-cell>
              <table:table-cell office:value-type="string">
                <text:p>Max Response Time</text:p>
                <draw:g>
                  <svg:desc>Planilha_Juncao.L54:Planilha_Juncao.L54</svg:desc>
                </draw:g>
              </table:table-cell>
              <table:table-cell office:value-type="string">
                <text:p>Average Content Size</text:p>
                <draw:g>
                  <svg:desc>Planilha_Juncao.M54:Planilha_Juncao.M54</svg:desc>
                </draw:g>
              </table:table-cell>
              <table:table-cell office:value-type="string">
                <text:p>Requests/s</text:p>
                <draw:g>
                  <svg:desc>Planilha_Juncao.N54:Planilha_Juncao.N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Planilha_Juncao.F55:Planilha_Juncao.F57</svg:desc>
                </draw:g>
              </table:table-cell>
              <table:table-cell office:value-type="float" office:value="20">
                <text:p>20</text:p>
                <draw:g>
                  <svg:desc>Planilha_Juncao.G55:Planilha_Juncao.G57</svg:desc>
                </draw:g>
              </table:table-cell>
              <table:table-cell office:value-type="float" office:value="0">
                <text:p>0</text:p>
                <draw:g>
                  <svg:desc>Planilha_Juncao.H55:Planilha_Juncao.H57</svg:desc>
                </draw:g>
              </table:table-cell>
              <table:table-cell office:value-type="float" office:value="2300">
                <text:p>2300</text:p>
                <draw:g>
                  <svg:desc>Planilha_Juncao.I55:Planilha_Juncao.I57</svg:desc>
                </draw:g>
              </table:table-cell>
              <table:table-cell office:value-type="float" office:value="2355.98912100004">
                <text:p>2355.98912100004</text:p>
                <draw:g>
                  <svg:desc>Planilha_Juncao.J55:Planilha_Juncao.J57</svg:desc>
                </draw:g>
              </table:table-cell>
              <table:table-cell office:value-type="float" office:value="1356.84928499904">
                <text:p>1356.84928499904</text:p>
                <draw:g>
                  <svg:desc>Planilha_Juncao.K55:Planilha_Juncao.K57</svg:desc>
                </draw:g>
              </table:table-cell>
              <table:table-cell office:value-type="float" office:value="3353.36271300002">
                <text:p>3353.36271300002</text:p>
                <draw:g>
                  <svg:desc>Planilha_Juncao.L55:Planilha_Juncao.L57</svg:desc>
                </draw:g>
              </table:table-cell>
              <table:table-cell office:value-type="float" office:value="33354.55">
                <text:p>33354.55</text:p>
                <draw:g>
                  <svg:desc>Planilha_Juncao.M55:Planilha_Juncao.M57</svg:desc>
                </draw:g>
              </table:table-cell>
              <table:table-cell office:value-type="float" office:value="0.200801499933064">
                <text:p>0.200801499933064</text:p>
                <draw:g>
                  <svg:desc>Planilha_Juncao.N55:Planilha_Juncao.N57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7000">
                <text:p>17000</text:p>
              </table:table-cell>
              <table:table-cell office:value-type="float" office:value="16348.0386066191">
                <text:p>16348.0386066191</text:p>
              </table:table-cell>
              <table:table-cell office:value-type="float" office:value="10601.0531619995">
                <text:p>10601.0531619995</text:p>
              </table:table-cell>
              <table:table-cell office:value-type="float" office:value="20244.6677120006">
                <text:p>20244.6677120006</text:p>
              </table:table-cell>
              <table:table-cell office:value-type="float" office:value="33611.7619047619">
                <text:p>33611.7619047619</text:p>
              </table:table-cell>
              <table:table-cell office:value-type="float" office:value="0.431602111863831">
                <text:p>0.431602111863831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1000">
                <text:p>21000</text:p>
              </table:table-cell>
              <table:table-cell office:value-type="float" office:value="19521.5549264443">
                <text:p>19521.5549264443</text:p>
              </table:table-cell>
              <table:table-cell office:value-type="float" office:value="2978.61050699976">
                <text:p>2978.61050699976</text:p>
              </table:table-cell>
              <table:table-cell office:value-type="float" office:value="39937.102498001">
                <text:p>39937.102498001</text:p>
              </table:table-cell>
              <table:table-cell office:value-type="float" office:value="18151.2777777778">
                <text:p>18151.2777777778</text:p>
              </table:table-cell>
              <table:table-cell office:value-type="float" office:value="0.169885760849023">
                <text:p>0.1698857608490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bar" chart:style-name="ch1">
        <chart:title svg:x="2.851cm" svg:y="0.316cm" chart:style-name="ch2">
          <text:p>/?url=https://github.com/spring-projects/spring-boot</text:p>
        </chart:title>
        <chart:legend chart:legend-position="end" svg:x="11.464cm" svg:y="2.461cm" style:legend-expansion="high" chart:style-name="ch3"/>
        <chart:plot-area chart:style-name="ch4" table:cell-range-address="Planilha_Juncao.F60:Planilha_Juncao.N63" chart:data-source-has-labels="both" svg:x="0.32cm" svg:y="1.275cm" svg:width="10.824cm" svg:height="7.551cm">
          <chart:coordinate-region svg:x="1.973cm" svg:y="1.474cm" svg:width="9.171cm" svg:height="6.705cm"/>
          <chart:axis chart:dimension="x" chart:name="primary-x" chart:style-name="ch5" chartooo:axis-type="auto">
            <chartooo:date-scale/>
            <chart:categories table:cell-range-address="Planilha_Juncao.F61:Planilha_Juncao.F6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_Juncao.G61:Planilha_Juncao.G63" chart:label-cell-address="Planilha_Juncao.G60:Planilha_Juncao.G60" chart:class="chart:bar">
            <chart:data-point chart:repeated="3"/>
          </chart:series>
          <chart:series chart:style-name="ch9" chart:values-cell-range-address="Planilha_Juncao.H61:Planilha_Juncao.H63" chart:label-cell-address="Planilha_Juncao.H60:Planilha_Juncao.H60" chart:class="chart:bar">
            <chart:data-point chart:repeated="3"/>
          </chart:series>
          <chart:series chart:style-name="ch10" chart:values-cell-range-address="Planilha_Juncao.I61:Planilha_Juncao.I63" chart:label-cell-address="Planilha_Juncao.I60:Planilha_Juncao.I60" chart:class="chart:bar">
            <chart:data-point chart:repeated="3"/>
          </chart:series>
          <chart:series chart:style-name="ch11" chart:values-cell-range-address="Planilha_Juncao.J61:Planilha_Juncao.J63" chart:label-cell-address="Planilha_Juncao.J60:Planilha_Juncao.J60" chart:class="chart:bar">
            <chart:data-point chart:repeated="3"/>
          </chart:series>
          <chart:series chart:style-name="ch12" chart:values-cell-range-address="Planilha_Juncao.K61:Planilha_Juncao.K63" chart:label-cell-address="Planilha_Juncao.K60:Planilha_Juncao.K60" chart:class="chart:bar">
            <chart:data-point chart:repeated="3"/>
          </chart:series>
          <chart:series chart:style-name="ch13" chart:values-cell-range-address="Planilha_Juncao.L61:Planilha_Juncao.L63" chart:label-cell-address="Planilha_Juncao.L60:Planilha_Juncao.L60" chart:class="chart:bar">
            <chart:data-point chart:repeated="3"/>
          </chart:series>
          <chart:series chart:style-name="ch14" chart:values-cell-range-address="Planilha_Juncao.M61:Planilha_Juncao.M63" chart:label-cell-address="Planilha_Juncao.M60:Planilha_Juncao.M60" chart:class="chart:bar">
            <chart:data-point chart:repeated="3"/>
          </chart:series>
          <chart:series chart:style-name="ch15" chart:values-cell-range-address="Planilha_Juncao.N61:Planilha_Juncao.N63" chart:label-cell-address="Planilha_Juncao.N60:Planilha_Juncao.N60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Planilha_Juncao.G60:Planilha_Juncao.G60</svg:desc>
                </draw:g>
              </table:table-cell>
              <table:table-cell office:value-type="string">
                <text:p>Failure Count</text:p>
                <draw:g>
                  <svg:desc>Planilha_Juncao.H60:Planilha_Juncao.H60</svg:desc>
                </draw:g>
              </table:table-cell>
              <table:table-cell office:value-type="string">
                <text:p>Median Response Time</text:p>
                <draw:g>
                  <svg:desc>Planilha_Juncao.I60:Planilha_Juncao.I60</svg:desc>
                </draw:g>
              </table:table-cell>
              <table:table-cell office:value-type="string">
                <text:p>Average Response Time</text:p>
                <draw:g>
                  <svg:desc>Planilha_Juncao.J60:Planilha_Juncao.J60</svg:desc>
                </draw:g>
              </table:table-cell>
              <table:table-cell office:value-type="string">
                <text:p>Min Response Time</text:p>
                <draw:g>
                  <svg:desc>Planilha_Juncao.K60:Planilha_Juncao.K60</svg:desc>
                </draw:g>
              </table:table-cell>
              <table:table-cell office:value-type="string">
                <text:p>Max Response Time</text:p>
                <draw:g>
                  <svg:desc>Planilha_Juncao.L60:Planilha_Juncao.L60</svg:desc>
                </draw:g>
              </table:table-cell>
              <table:table-cell office:value-type="string">
                <text:p>Average Content Size</text:p>
                <draw:g>
                  <svg:desc>Planilha_Juncao.M60:Planilha_Juncao.M60</svg:desc>
                </draw:g>
              </table:table-cell>
              <table:table-cell office:value-type="string">
                <text:p>Requests/s</text:p>
                <draw:g>
                  <svg:desc>Planilha_Juncao.N60:Planilha_Juncao.N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Planilha_Juncao.F61:Planilha_Juncao.F63</svg:desc>
                </draw:g>
              </table:table-cell>
              <table:table-cell office:value-type="float" office:value="21">
                <text:p>21</text:p>
                <draw:g>
                  <svg:desc>Planilha_Juncao.G61:Planilha_Juncao.G63</svg:desc>
                </draw:g>
              </table:table-cell>
              <table:table-cell office:value-type="float" office:value="0">
                <text:p>0</text:p>
                <draw:g>
                  <svg:desc>Planilha_Juncao.H61:Planilha_Juncao.H63</svg:desc>
                </draw:g>
              </table:table-cell>
              <table:table-cell office:value-type="float" office:value="2200">
                <text:p>2200</text:p>
                <draw:g>
                  <svg:desc>Planilha_Juncao.I61:Planilha_Juncao.I63</svg:desc>
                </draw:g>
              </table:table-cell>
              <table:table-cell office:value-type="float" office:value="1899.91499428574">
                <text:p>1899.91499428574</text:p>
                <draw:g>
                  <svg:desc>Planilha_Juncao.J61:Planilha_Juncao.J63</svg:desc>
                </draw:g>
              </table:table-cell>
              <table:table-cell office:value-type="float" office:value="598.532960000739">
                <text:p>598.532960000739</text:p>
                <draw:g>
                  <svg:desc>Planilha_Juncao.K61:Planilha_Juncao.K63</svg:desc>
                </draw:g>
              </table:table-cell>
              <table:table-cell office:value-type="float" office:value="2614.96687399995">
                <text:p>2614.96687399995</text:p>
                <draw:g>
                  <svg:desc>Planilha_Juncao.L61:Planilha_Juncao.L63</svg:desc>
                </draw:g>
              </table:table-cell>
              <table:table-cell office:value-type="float" office:value="28383">
                <text:p>28383</text:p>
                <draw:g>
                  <svg:desc>Planilha_Juncao.M61:Planilha_Juncao.M63</svg:desc>
                </draw:g>
              </table:table-cell>
              <table:table-cell office:value-type="float" office:value="0.210841574929717">
                <text:p>0.210841574929717</text:p>
                <draw:g>
                  <svg:desc>Planilha_Juncao.N61:Planilha_Juncao.N63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3000">
                <text:p>13000</text:p>
              </table:table-cell>
              <table:table-cell office:value-type="float" office:value="12705.0488275401">
                <text:p>12705.0488275401</text:p>
              </table:table-cell>
              <table:table-cell office:value-type="float" office:value="1879.00608600103">
                <text:p>1879.00608600103</text:p>
              </table:table-cell>
              <table:table-cell office:value-type="float" office:value="19503.7827590004">
                <text:p>19503.7827590004</text:p>
              </table:table-cell>
              <table:table-cell office:value-type="float" office:value="28383">
                <text:p>28383</text:p>
              </table:table-cell>
              <table:table-cell office:value-type="float" office:value="1.02762407586627">
                <text:p>1.02762407586627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21000">
                <text:p>21000</text:p>
              </table:table-cell>
              <table:table-cell office:value-type="float" office:value="18804.4803856666">
                <text:p>18804.4803856666</text:p>
              </table:table-cell>
              <table:table-cell office:value-type="float" office:value="1240.83812199933">
                <text:p>1240.83812199933</text:p>
              </table:table-cell>
              <table:table-cell office:value-type="float" office:value="30575.7791380001">
                <text:p>30575.7791380001</text:p>
              </table:table-cell>
              <table:table-cell office:value-type="float" office:value="27992.5866666667">
                <text:p>27992.5866666667</text:p>
              </table:table-cell>
              <table:table-cell office:value-type="float" office:value="1.41571467374186">
                <text:p>1.415714673741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style-name="ch1">
        <chart:title svg:x="4.452cm" svg:y="0.316cm" chart:style-name="ch2">
          <text:p>/?url=https://github.com/topics/aws</text:p>
        </chart:title>
        <chart:legend chart:legend-position="end" svg:x="11.464cm" svg:y="2.46cm" style:legend-expansion="high" chart:style-name="ch3"/>
        <chart:plot-area chart:style-name="ch4" table:cell-range-address="Planilha_Juncao.F66:Planilha_Juncao.N69" chart:data-source-has-labels="both" svg:x="0.32cm" svg:y="1.275cm" svg:width="10.824cm" svg:height="7.55cm">
          <chart:coordinate-region svg:x="1.973cm" svg:y="1.474cm" svg:width="9.171cm" svg:height="6.704cm"/>
          <chart:axis chart:dimension="x" chart:name="primary-x" chart:style-name="ch5" chartooo:axis-type="auto">
            <chartooo:date-scale/>
            <chart:categories table:cell-range-address="Planilha_Juncao.F67:Planilha_Juncao.F6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_Juncao.G67:Planilha_Juncao.G69" chart:label-cell-address="Planilha_Juncao.G66:Planilha_Juncao.G66" chart:class="chart:bar">
            <chart:data-point chart:repeated="3"/>
          </chart:series>
          <chart:series chart:style-name="ch9" chart:values-cell-range-address="Planilha_Juncao.H67:Planilha_Juncao.H69" chart:label-cell-address="Planilha_Juncao.H66:Planilha_Juncao.H66" chart:class="chart:bar">
            <chart:data-point chart:repeated="3"/>
          </chart:series>
          <chart:series chart:style-name="ch10" chart:values-cell-range-address="Planilha_Juncao.I67:Planilha_Juncao.I69" chart:label-cell-address="Planilha_Juncao.I66:Planilha_Juncao.I66" chart:class="chart:bar">
            <chart:data-point chart:repeated="3"/>
          </chart:series>
          <chart:series chart:style-name="ch11" chart:values-cell-range-address="Planilha_Juncao.J67:Planilha_Juncao.J69" chart:label-cell-address="Planilha_Juncao.J66:Planilha_Juncao.J66" chart:class="chart:bar">
            <chart:data-point chart:repeated="3"/>
          </chart:series>
          <chart:series chart:style-name="ch12" chart:values-cell-range-address="Planilha_Juncao.K67:Planilha_Juncao.K69" chart:label-cell-address="Planilha_Juncao.K66:Planilha_Juncao.K66" chart:class="chart:bar">
            <chart:data-point chart:repeated="3"/>
          </chart:series>
          <chart:series chart:style-name="ch13" chart:values-cell-range-address="Planilha_Juncao.L67:Planilha_Juncao.L69" chart:label-cell-address="Planilha_Juncao.L66:Planilha_Juncao.L66" chart:class="chart:bar">
            <chart:data-point chart:repeated="3"/>
          </chart:series>
          <chart:series chart:style-name="ch14" chart:values-cell-range-address="Planilha_Juncao.M67:Planilha_Juncao.M69" chart:label-cell-address="Planilha_Juncao.M66:Planilha_Juncao.M66" chart:class="chart:bar">
            <chart:data-point chart:repeated="3"/>
          </chart:series>
          <chart:series chart:style-name="ch15" chart:values-cell-range-address="Planilha_Juncao.N67:Planilha_Juncao.N69" chart:label-cell-address="Planilha_Juncao.N66:Planilha_Juncao.N66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Planilha_Juncao.G66:Planilha_Juncao.G66</svg:desc>
                </draw:g>
              </table:table-cell>
              <table:table-cell office:value-type="string">
                <text:p>Failure Count</text:p>
                <draw:g>
                  <svg:desc>Planilha_Juncao.H66:Planilha_Juncao.H66</svg:desc>
                </draw:g>
              </table:table-cell>
              <table:table-cell office:value-type="string">
                <text:p>Median Response Time</text:p>
                <draw:g>
                  <svg:desc>Planilha_Juncao.I66:Planilha_Juncao.I66</svg:desc>
                </draw:g>
              </table:table-cell>
              <table:table-cell office:value-type="string">
                <text:p>Average Response Time</text:p>
                <draw:g>
                  <svg:desc>Planilha_Juncao.J66:Planilha_Juncao.J66</svg:desc>
                </draw:g>
              </table:table-cell>
              <table:table-cell office:value-type="string">
                <text:p>Min Response Time</text:p>
                <draw:g>
                  <svg:desc>Planilha_Juncao.K66:Planilha_Juncao.K66</svg:desc>
                </draw:g>
              </table:table-cell>
              <table:table-cell office:value-type="string">
                <text:p>Max Response Time</text:p>
                <draw:g>
                  <svg:desc>Planilha_Juncao.L66:Planilha_Juncao.L66</svg:desc>
                </draw:g>
              </table:table-cell>
              <table:table-cell office:value-type="string">
                <text:p>Average Content Size</text:p>
                <draw:g>
                  <svg:desc>Planilha_Juncao.M66:Planilha_Juncao.M66</svg:desc>
                </draw:g>
              </table:table-cell>
              <table:table-cell office:value-type="string">
                <text:p>Requests/s</text:p>
                <draw:g>
                  <svg:desc>Planilha_Juncao.N66:Planilha_Juncao.N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Planilha_Juncao.F67:Planilha_Juncao.F69</svg:desc>
                </draw:g>
              </table:table-cell>
              <table:table-cell office:value-type="float" office:value="20">
                <text:p>20</text:p>
                <draw:g>
                  <svg:desc>Planilha_Juncao.G67:Planilha_Juncao.G69</svg:desc>
                </draw:g>
              </table:table-cell>
              <table:table-cell office:value-type="float" office:value="0">
                <text:p>0</text:p>
                <draw:g>
                  <svg:desc>Planilha_Juncao.H67:Planilha_Juncao.H69</svg:desc>
                </draw:g>
              </table:table-cell>
              <table:table-cell office:value-type="float" office:value="3900">
                <text:p>3900</text:p>
                <draw:g>
                  <svg:desc>Planilha_Juncao.I67:Planilha_Juncao.I69</svg:desc>
                </draw:g>
              </table:table-cell>
              <table:table-cell office:value-type="float" office:value="3567.25057665017">
                <text:p>3567.25057665017</text:p>
                <draw:g>
                  <svg:desc>Planilha_Juncao.J67:Planilha_Juncao.J69</svg:desc>
                </draw:g>
              </table:table-cell>
              <table:table-cell office:value-type="float" office:value="1160.55979399971">
                <text:p>1160.55979399971</text:p>
                <draw:g>
                  <svg:desc>Planilha_Juncao.K67:Planilha_Juncao.K69</svg:desc>
                </draw:g>
              </table:table-cell>
              <table:table-cell office:value-type="float" office:value="4860.46744299892">
                <text:p>4860.46744299892</text:p>
                <draw:g>
                  <svg:desc>Planilha_Juncao.L67:Planilha_Juncao.L69</svg:desc>
                </draw:g>
              </table:table-cell>
              <table:table-cell office:value-type="float" office:value="37846">
                <text:p>37846</text:p>
                <draw:g>
                  <svg:desc>Planilha_Juncao.M67:Planilha_Juncao.M69</svg:desc>
                </draw:g>
              </table:table-cell>
              <table:table-cell office:value-type="float" office:value="0.200801499933064">
                <text:p>0.200801499933064</text:p>
                <draw:g>
                  <svg:desc>Planilha_Juncao.N67:Planilha_Juncao.N69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4000">
                <text:p>14000</text:p>
              </table:table-cell>
              <table:table-cell office:value-type="float" office:value="14069.9708954299">
                <text:p>14069.9708954299</text:p>
              </table:table-cell>
              <table:table-cell office:value-type="float" office:value="4823.02236100077">
                <text:p>4823.02236100077</text:p>
              </table:table-cell>
              <table:table-cell office:value-type="float" office:value="19601.3972829987">
                <text:p>19601.3972829987</text:p>
              </table:table-cell>
              <table:table-cell office:value-type="float" office:value="37846">
                <text:p>37846</text:p>
              </table:table-cell>
              <table:table-cell office:value-type="float" office:value="1.02762407586627">
                <text:p>1.02762407586627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27000">
                <text:p>27000</text:p>
              </table:table-cell>
              <table:table-cell office:value-type="float" office:value="24853.3508816935">
                <text:p>24853.3508816935</text:p>
              </table:table-cell>
              <table:table-cell office:value-type="float" office:value="2306.82672400144">
                <text:p>2306.82672400144</text:p>
              </table:table-cell>
              <table:table-cell office:value-type="float" office:value="40643.9167109984">
                <text:p>40643.9167109984</text:p>
              </table:table-cell>
              <table:table-cell office:value-type="float" office:value="36057.5255474453">
                <text:p>36057.5255474453</text:p>
              </table:table-cell>
              <table:table-cell office:value-type="float" office:value="1.29301940201756">
                <text:p>1.293019402017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style-name="ch1">
        <chart:title svg:x="4.055cm" svg:y="0.316cm" chart:style-name="ch2">
          <text:p>/?url=https://github.com/twbs/bootstrap</text:p>
        </chart:title>
        <chart:legend chart:legend-position="end" svg:x="11.464cm" svg:y="2.46cm" style:legend-expansion="high" chart:style-name="ch3"/>
        <chart:plot-area chart:style-name="ch4" table:cell-range-address="Planilha_Juncao.F72:Planilha_Juncao.N75" chart:data-source-has-labels="both" svg:x="0.32cm" svg:y="1.275cm" svg:width="10.824cm" svg:height="7.55cm">
          <chart:coordinate-region svg:x="1.973cm" svg:y="1.474cm" svg:width="9.171cm" svg:height="6.704cm"/>
          <chart:axis chart:dimension="x" chart:name="primary-x" chart:style-name="ch5" chartooo:axis-type="auto">
            <chartooo:date-scale/>
            <chart:categories table:cell-range-address="Planilha_Juncao.F73:Planilha_Juncao.F7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_Juncao.G73:Planilha_Juncao.G75" chart:label-cell-address="Planilha_Juncao.G72:Planilha_Juncao.G72" chart:class="chart:bar">
            <chart:data-point chart:repeated="3"/>
          </chart:series>
          <chart:series chart:style-name="ch9" chart:values-cell-range-address="Planilha_Juncao.H73:Planilha_Juncao.H75" chart:label-cell-address="Planilha_Juncao.H72:Planilha_Juncao.H72" chart:class="chart:bar">
            <chart:data-point chart:repeated="3"/>
          </chart:series>
          <chart:series chart:style-name="ch10" chart:values-cell-range-address="Planilha_Juncao.I73:Planilha_Juncao.I75" chart:label-cell-address="Planilha_Juncao.I72:Planilha_Juncao.I72" chart:class="chart:bar">
            <chart:data-point chart:repeated="3"/>
          </chart:series>
          <chart:series chart:style-name="ch11" chart:values-cell-range-address="Planilha_Juncao.J73:Planilha_Juncao.J75" chart:label-cell-address="Planilha_Juncao.J72:Planilha_Juncao.J72" chart:class="chart:bar">
            <chart:data-point chart:repeated="3"/>
          </chart:series>
          <chart:series chart:style-name="ch12" chart:values-cell-range-address="Planilha_Juncao.K73:Planilha_Juncao.K75" chart:label-cell-address="Planilha_Juncao.K72:Planilha_Juncao.K72" chart:class="chart:bar">
            <chart:data-point chart:repeated="3"/>
          </chart:series>
          <chart:series chart:style-name="ch13" chart:values-cell-range-address="Planilha_Juncao.L73:Planilha_Juncao.L75" chart:label-cell-address="Planilha_Juncao.L72:Planilha_Juncao.L72" chart:class="chart:bar">
            <chart:data-point chart:repeated="3"/>
          </chart:series>
          <chart:series chart:style-name="ch14" chart:values-cell-range-address="Planilha_Juncao.M73:Planilha_Juncao.M75" chart:label-cell-address="Planilha_Juncao.M72:Planilha_Juncao.M72" chart:class="chart:bar">
            <chart:data-point chart:repeated="3"/>
          </chart:series>
          <chart:series chart:style-name="ch15" chart:values-cell-range-address="Planilha_Juncao.N73:Planilha_Juncao.N75" chart:label-cell-address="Planilha_Juncao.N72:Planilha_Juncao.N72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Planilha_Juncao.G72:Planilha_Juncao.G72</svg:desc>
                </draw:g>
              </table:table-cell>
              <table:table-cell office:value-type="string">
                <text:p>Failure Count</text:p>
                <draw:g>
                  <svg:desc>Planilha_Juncao.H72:Planilha_Juncao.H72</svg:desc>
                </draw:g>
              </table:table-cell>
              <table:table-cell office:value-type="string">
                <text:p>Median Response Time</text:p>
                <draw:g>
                  <svg:desc>Planilha_Juncao.I72:Planilha_Juncao.I72</svg:desc>
                </draw:g>
              </table:table-cell>
              <table:table-cell office:value-type="string">
                <text:p>Average Response Time</text:p>
                <draw:g>
                  <svg:desc>Planilha_Juncao.J72:Planilha_Juncao.J72</svg:desc>
                </draw:g>
              </table:table-cell>
              <table:table-cell office:value-type="string">
                <text:p>Min Response Time</text:p>
                <draw:g>
                  <svg:desc>Planilha_Juncao.K72:Planilha_Juncao.K72</svg:desc>
                </draw:g>
              </table:table-cell>
              <table:table-cell office:value-type="string">
                <text:p>Max Response Time</text:p>
                <draw:g>
                  <svg:desc>Planilha_Juncao.L72:Planilha_Juncao.L72</svg:desc>
                </draw:g>
              </table:table-cell>
              <table:table-cell office:value-type="string">
                <text:p>Average Content Size</text:p>
                <draw:g>
                  <svg:desc>Planilha_Juncao.M72:Planilha_Juncao.M72</svg:desc>
                </draw:g>
              </table:table-cell>
              <table:table-cell office:value-type="string">
                <text:p>Requests/s</text:p>
                <draw:g>
                  <svg:desc>Planilha_Juncao.N72:Planilha_Juncao.N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Planilha_Juncao.F73:Planilha_Juncao.F75</svg:desc>
                </draw:g>
              </table:table-cell>
              <table:table-cell office:value-type="float" office:value="20">
                <text:p>20</text:p>
                <draw:g>
                  <svg:desc>Planilha_Juncao.G73:Planilha_Juncao.G75</svg:desc>
                </draw:g>
              </table:table-cell>
              <table:table-cell office:value-type="float" office:value="0">
                <text:p>0</text:p>
                <draw:g>
                  <svg:desc>Planilha_Juncao.H73:Planilha_Juncao.H75</svg:desc>
                </draw:g>
              </table:table-cell>
              <table:table-cell office:value-type="float" office:value="2200">
                <text:p>2200</text:p>
                <draw:g>
                  <svg:desc>Planilha_Juncao.I73:Planilha_Juncao.I75</svg:desc>
                </draw:g>
              </table:table-cell>
              <table:table-cell office:value-type="float" office:value="2046.9041986501">
                <text:p>2046.9041986501</text:p>
                <draw:g>
                  <svg:desc>Planilha_Juncao.J73:Planilha_Juncao.J75</svg:desc>
                </draw:g>
              </table:table-cell>
              <table:table-cell office:value-type="float" office:value="1044.6904190012">
                <text:p>1044.6904190012</text:p>
                <draw:g>
                  <svg:desc>Planilha_Juncao.K73:Planilha_Juncao.K75</svg:desc>
                </draw:g>
              </table:table-cell>
              <table:table-cell office:value-type="float" office:value="2810.69076600033">
                <text:p>2810.69076600033</text:p>
                <draw:g>
                  <svg:desc>Planilha_Juncao.L73:Planilha_Juncao.L75</svg:desc>
                </draw:g>
              </table:table-cell>
              <table:table-cell office:value-type="float" office:value="36161.8">
                <text:p>36161.8</text:p>
                <draw:g>
                  <svg:desc>Planilha_Juncao.M73:Planilha_Juncao.M75</svg:desc>
                </draw:g>
              </table:table-cell>
              <table:table-cell office:value-type="float" office:value="0.200801499933064">
                <text:p>0.200801499933064</text:p>
                <draw:g>
                  <svg:desc>Planilha_Juncao.N73:Planilha_Juncao.N75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7000">
                <text:p>17000</text:p>
              </table:table-cell>
              <table:table-cell office:value-type="float" office:value="17323.6220247271">
                <text:p>17323.6220247271</text:p>
              </table:table-cell>
              <table:table-cell office:value-type="float" office:value="14506.8881839998">
                <text:p>14506.8881839998</text:p>
              </table:table-cell>
              <table:table-cell office:value-type="float" office:value="19389.5838139997">
                <text:p>19389.5838139997</text:p>
              </table:table-cell>
              <table:table-cell office:value-type="float" office:value="35471.0909090909">
                <text:p>35471.0909090909</text:p>
              </table:table-cell>
              <table:table-cell office:value-type="float" office:value="0.226077296690578">
                <text:p>0.226077296690578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5000">
                <text:p>25000</text:p>
              </table:table-cell>
              <table:table-cell office:value-type="float" office:value="22680.5256310909">
                <text:p>22680.5256310909</text:p>
              </table:table-cell>
              <table:table-cell office:value-type="float" office:value="2989.51579999994">
                <text:p>2989.51579999994</text:p>
              </table:table-cell>
              <table:table-cell office:value-type="float" office:value="32570.9311430001">
                <text:p>32570.9311430001</text:p>
              </table:table-cell>
              <table:table-cell office:value-type="float" office:value="19981.2727272727">
                <text:p>19981.2727272727</text:p>
              </table:table-cell>
              <table:table-cell office:value-type="float" office:value="0.103819076074403">
                <text:p>0.1038190760744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style-name="ch1">
        <chart:title svg:x="4.306cm" svg:y="0.316cm" chart:style-name="ch2">
          <text:p>/?url=https://news.ycombinator.com/</text:p>
        </chart:title>
        <chart:legend chart:legend-position="end" svg:x="11.464cm" svg:y="2.46cm" style:legend-expansion="high" chart:style-name="ch3"/>
        <chart:plot-area chart:style-name="ch4" table:cell-range-address="Planilha_Juncao.F78:Planilha_Juncao.N81" chart:data-source-has-labels="both" svg:x="0.32cm" svg:y="1.275cm" svg:width="10.824cm" svg:height="7.55cm">
          <chart:coordinate-region svg:x="1.973cm" svg:y="1.474cm" svg:width="9.171cm" svg:height="6.704cm"/>
          <chart:axis chart:dimension="x" chart:name="primary-x" chart:style-name="ch5" chartooo:axis-type="auto">
            <chartooo:date-scale/>
            <chart:categories table:cell-range-address="Planilha_Juncao.F79:Planilha_Juncao.F8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_Juncao.G79:Planilha_Juncao.G81" chart:label-cell-address="Planilha_Juncao.G78:Planilha_Juncao.G78" chart:class="chart:bar">
            <chart:data-point chart:repeated="3"/>
          </chart:series>
          <chart:series chart:style-name="ch9" chart:values-cell-range-address="Planilha_Juncao.H79:Planilha_Juncao.H81" chart:label-cell-address="Planilha_Juncao.H78:Planilha_Juncao.H78" chart:class="chart:bar">
            <chart:data-point chart:repeated="3"/>
          </chart:series>
          <chart:series chart:style-name="ch10" chart:values-cell-range-address="Planilha_Juncao.I79:Planilha_Juncao.I81" chart:label-cell-address="Planilha_Juncao.I78:Planilha_Juncao.I78" chart:class="chart:bar">
            <chart:data-point chart:repeated="3"/>
          </chart:series>
          <chart:series chart:style-name="ch11" chart:values-cell-range-address="Planilha_Juncao.J79:Planilha_Juncao.J81" chart:label-cell-address="Planilha_Juncao.J78:Planilha_Juncao.J78" chart:class="chart:bar">
            <chart:data-point chart:repeated="3"/>
          </chart:series>
          <chart:series chart:style-name="ch12" chart:values-cell-range-address="Planilha_Juncao.K79:Planilha_Juncao.K81" chart:label-cell-address="Planilha_Juncao.K78:Planilha_Juncao.K78" chart:class="chart:bar">
            <chart:data-point chart:repeated="3"/>
          </chart:series>
          <chart:series chart:style-name="ch13" chart:values-cell-range-address="Planilha_Juncao.L79:Planilha_Juncao.L81" chart:label-cell-address="Planilha_Juncao.L78:Planilha_Juncao.L78" chart:class="chart:bar">
            <chart:data-point chart:repeated="3"/>
          </chart:series>
          <chart:series chart:style-name="ch14" chart:values-cell-range-address="Planilha_Juncao.M79:Planilha_Juncao.M81" chart:label-cell-address="Planilha_Juncao.M78:Planilha_Juncao.M78" chart:class="chart:bar">
            <chart:data-point chart:repeated="3"/>
          </chart:series>
          <chart:series chart:style-name="ch15" chart:values-cell-range-address="Planilha_Juncao.N79:Planilha_Juncao.N81" chart:label-cell-address="Planilha_Juncao.N78:Planilha_Juncao.N78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Planilha_Juncao.G78:Planilha_Juncao.G78</svg:desc>
                </draw:g>
              </table:table-cell>
              <table:table-cell office:value-type="string">
                <text:p>Failure Count</text:p>
                <draw:g>
                  <svg:desc>Planilha_Juncao.H78:Planilha_Juncao.H78</svg:desc>
                </draw:g>
              </table:table-cell>
              <table:table-cell office:value-type="string">
                <text:p>Median Response Time</text:p>
                <draw:g>
                  <svg:desc>Planilha_Juncao.I78:Planilha_Juncao.I78</svg:desc>
                </draw:g>
              </table:table-cell>
              <table:table-cell office:value-type="string">
                <text:p>Average Response Time</text:p>
                <draw:g>
                  <svg:desc>Planilha_Juncao.J78:Planilha_Juncao.J78</svg:desc>
                </draw:g>
              </table:table-cell>
              <table:table-cell office:value-type="string">
                <text:p>Min Response Time</text:p>
                <draw:g>
                  <svg:desc>Planilha_Juncao.K78:Planilha_Juncao.K78</svg:desc>
                </draw:g>
              </table:table-cell>
              <table:table-cell office:value-type="string">
                <text:p>Max Response Time</text:p>
                <draw:g>
                  <svg:desc>Planilha_Juncao.L78:Planilha_Juncao.L78</svg:desc>
                </draw:g>
              </table:table-cell>
              <table:table-cell office:value-type="string">
                <text:p>Average Content Size</text:p>
                <draw:g>
                  <svg:desc>Planilha_Juncao.M78:Planilha_Juncao.M78</svg:desc>
                </draw:g>
              </table:table-cell>
              <table:table-cell office:value-type="string">
                <text:p>Requests/s</text:p>
                <draw:g>
                  <svg:desc>Planilha_Juncao.N78:Planilha_Juncao.N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Planilha_Juncao.F79:Planilha_Juncao.F81</svg:desc>
                </draw:g>
              </table:table-cell>
              <table:table-cell office:value-type="float" office:value="23">
                <text:p>23</text:p>
                <draw:g>
                  <svg:desc>Planilha_Juncao.G79:Planilha_Juncao.G81</svg:desc>
                </draw:g>
              </table:table-cell>
              <table:table-cell office:value-type="float" office:value="0">
                <text:p>0</text:p>
                <draw:g>
                  <svg:desc>Planilha_Juncao.H79:Planilha_Juncao.H81</svg:desc>
                </draw:g>
              </table:table-cell>
              <table:table-cell office:value-type="float" office:value="960">
                <text:p>960</text:p>
                <draw:g>
                  <svg:desc>Planilha_Juncao.I79:Planilha_Juncao.I81</svg:desc>
                </draw:g>
              </table:table-cell>
              <table:table-cell office:value-type="float" office:value="2668.52910047846">
                <text:p>2668.52910047846</text:p>
                <draw:g>
                  <svg:desc>Planilha_Juncao.J79:Planilha_Juncao.J81</svg:desc>
                </draw:g>
              </table:table-cell>
              <table:table-cell office:value-type="float" office:value="735.455805999663">
                <text:p>735.455805999663</text:p>
                <draw:g>
                  <svg:desc>Planilha_Juncao.K79:Planilha_Juncao.K81</svg:desc>
                </draw:g>
              </table:table-cell>
              <table:table-cell office:value-type="float" office:value="6001.40129700048">
                <text:p>6001.40129700048</text:p>
                <draw:g>
                  <svg:desc>Planilha_Juncao.L79:Planilha_Juncao.L81</svg:desc>
                </draw:g>
              </table:table-cell>
              <table:table-cell office:value-type="float" office:value="18072.6086956522">
                <text:p>18072.6086956522</text:p>
                <draw:g>
                  <svg:desc>Planilha_Juncao.M79:Planilha_Juncao.M81</svg:desc>
                </draw:g>
              </table:table-cell>
              <table:table-cell office:value-type="float" office:value="0.230921724923023">
                <text:p>0.230921724923023</text:p>
                <draw:g>
                  <svg:desc>Planilha_Juncao.N79:Planilha_Juncao.N81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6200">
                <text:p>6200</text:p>
              </table:table-cell>
              <table:table-cell office:value-type="float" office:value="5916.44905191997">
                <text:p>5916.44905191997</text:p>
              </table:table-cell>
              <table:table-cell office:value-type="float" office:value="735.549409999294">
                <text:p>735.549409999294</text:p>
              </table:table-cell>
              <table:table-cell office:value-type="float" office:value="15682.9180260011">
                <text:p>15682.9180260011</text:p>
              </table:table-cell>
              <table:table-cell office:value-type="float" office:value="8500.8">
                <text:p>8500.8</text:p>
              </table:table-cell>
              <table:table-cell office:value-type="float" office:value="1.02762407586627">
                <text:p>1.02762407586627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8000">
                <text:p>8000</text:p>
              </table:table-cell>
              <table:table-cell office:value-type="float" office:value="7938.29483947332">
                <text:p>7938.29483947332</text:p>
              </table:table-cell>
              <table:table-cell office:value-type="float" office:value="666.526083999997">
                <text:p>666.526083999997</text:p>
              </table:table-cell>
              <table:table-cell office:value-type="float" office:value="11817.5373490012">
                <text:p>11817.5373490012</text:p>
              </table:table-cell>
              <table:table-cell office:value-type="float" office:value="7693.2">
                <text:p>7693.2</text:p>
              </table:table-cell>
              <table:table-cell office:value-type="float" office:value="1.41571467374186">
                <text:p>1.4157146737418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bar" chart:style-name="ch1">
        <chart:title svg:x="4.24cm" svg:y="0.316cm" chart:style-name="ch2">
          <text:p>/?url=https://www.reddit.com/r/brdev/</text:p>
        </chart:title>
        <chart:legend chart:legend-position="end" svg:x="11.464cm" svg:y="2.461cm" style:legend-expansion="high" chart:style-name="ch3"/>
        <chart:plot-area chart:style-name="ch4" table:cell-range-address="Planilha_Juncao.F84:Planilha_Juncao.N87" chart:data-source-has-labels="both" svg:x="0.32cm" svg:y="1.275cm" svg:width="10.824cm" svg:height="7.551cm">
          <chart:coordinate-region svg:x="1.973cm" svg:y="1.474cm" svg:width="9.171cm" svg:height="6.705cm"/>
          <chart:axis chart:dimension="x" chart:name="primary-x" chart:style-name="ch5" chartooo:axis-type="auto">
            <chartooo:date-scale/>
            <chart:categories table:cell-range-address="Planilha_Juncao.F85:Planilha_Juncao.F8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_Juncao.G85:Planilha_Juncao.G87" chart:label-cell-address="Planilha_Juncao.G84:Planilha_Juncao.G84" chart:class="chart:bar">
            <chart:data-point chart:repeated="3"/>
          </chart:series>
          <chart:series chart:style-name="ch9" chart:values-cell-range-address="Planilha_Juncao.H85:Planilha_Juncao.H87" chart:label-cell-address="Planilha_Juncao.H84:Planilha_Juncao.H84" chart:class="chart:bar">
            <chart:data-point chart:repeated="3"/>
          </chart:series>
          <chart:series chart:style-name="ch10" chart:values-cell-range-address="Planilha_Juncao.I85:Planilha_Juncao.I87" chart:label-cell-address="Planilha_Juncao.I84:Planilha_Juncao.I84" chart:class="chart:bar">
            <chart:data-point chart:repeated="3"/>
          </chart:series>
          <chart:series chart:style-name="ch11" chart:values-cell-range-address="Planilha_Juncao.J85:Planilha_Juncao.J87" chart:label-cell-address="Planilha_Juncao.J84:Planilha_Juncao.J84" chart:class="chart:bar">
            <chart:data-point chart:repeated="3"/>
          </chart:series>
          <chart:series chart:style-name="ch12" chart:values-cell-range-address="Planilha_Juncao.K85:Planilha_Juncao.K87" chart:label-cell-address="Planilha_Juncao.K84:Planilha_Juncao.K84" chart:class="chart:bar">
            <chart:data-point chart:repeated="3"/>
          </chart:series>
          <chart:series chart:style-name="ch13" chart:values-cell-range-address="Planilha_Juncao.L85:Planilha_Juncao.L87" chart:label-cell-address="Planilha_Juncao.L84:Planilha_Juncao.L84" chart:class="chart:bar">
            <chart:data-point chart:repeated="3"/>
          </chart:series>
          <chart:series chart:style-name="ch14" chart:values-cell-range-address="Planilha_Juncao.M85:Planilha_Juncao.M87" chart:label-cell-address="Planilha_Juncao.M84:Planilha_Juncao.M84" chart:class="chart:bar">
            <chart:data-point chart:repeated="3"/>
          </chart:series>
          <chart:series chart:style-name="ch15" chart:values-cell-range-address="Planilha_Juncao.N85:Planilha_Juncao.N87" chart:label-cell-address="Planilha_Juncao.N84:Planilha_Juncao.N84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Count</text:p>
                <draw:g>
                  <svg:desc>Planilha_Juncao.G84:Planilha_Juncao.G84</svg:desc>
                </draw:g>
              </table:table-cell>
              <table:table-cell office:value-type="string">
                <text:p>Failure Count</text:p>
                <draw:g>
                  <svg:desc>Planilha_Juncao.H84:Planilha_Juncao.H84</svg:desc>
                </draw:g>
              </table:table-cell>
              <table:table-cell office:value-type="string">
                <text:p>Median Response Time</text:p>
                <draw:g>
                  <svg:desc>Planilha_Juncao.I84:Planilha_Juncao.I84</svg:desc>
                </draw:g>
              </table:table-cell>
              <table:table-cell office:value-type="string">
                <text:p>Average Response Time</text:p>
                <draw:g>
                  <svg:desc>Planilha_Juncao.J84:Planilha_Juncao.J84</svg:desc>
                </draw:g>
              </table:table-cell>
              <table:table-cell office:value-type="string">
                <text:p>Min Response Time</text:p>
                <draw:g>
                  <svg:desc>Planilha_Juncao.K84:Planilha_Juncao.K84</svg:desc>
                </draw:g>
              </table:table-cell>
              <table:table-cell office:value-type="string">
                <text:p>Max Response Time</text:p>
                <draw:g>
                  <svg:desc>Planilha_Juncao.L84:Planilha_Juncao.L84</svg:desc>
                </draw:g>
              </table:table-cell>
              <table:table-cell office:value-type="string">
                <text:p>Average Content Size</text:p>
                <draw:g>
                  <svg:desc>Planilha_Juncao.M84:Planilha_Juncao.M84</svg:desc>
                </draw:g>
              </table:table-cell>
              <table:table-cell office:value-type="string">
                <text:p>Requests/s</text:p>
                <draw:g>
                  <svg:desc>Planilha_Juncao.N84:Planilha_Juncao.N8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users</text:p>
                <draw:g>
                  <svg:desc>Planilha_Juncao.F85:Planilha_Juncao.F87</svg:desc>
                </draw:g>
              </table:table-cell>
              <table:table-cell office:value-type="float" office:value="24">
                <text:p>24</text:p>
                <draw:g>
                  <svg:desc>Planilha_Juncao.G85:Planilha_Juncao.G87</svg:desc>
                </draw:g>
              </table:table-cell>
              <table:table-cell office:value-type="float" office:value="0">
                <text:p>0</text:p>
                <draw:g>
                  <svg:desc>Planilha_Juncao.H85:Planilha_Juncao.H87</svg:desc>
                </draw:g>
              </table:table-cell>
              <table:table-cell office:value-type="float" office:value="3100">
                <text:p>3100</text:p>
                <draw:g>
                  <svg:desc>Planilha_Juncao.I85:Planilha_Juncao.I87</svg:desc>
                </draw:g>
              </table:table-cell>
              <table:table-cell office:value-type="float" office:value="8509.4975800414">
                <text:p>8509.4975800414</text:p>
                <draw:g>
                  <svg:desc>Planilha_Juncao.J85:Planilha_Juncao.J87</svg:desc>
                </draw:g>
              </table:table-cell>
              <table:table-cell office:value-type="float" office:value="1549.23883699848">
                <text:p>1549.23883699848</text:p>
                <draw:g>
                  <svg:desc>Planilha_Juncao.K85:Planilha_Juncao.K87</svg:desc>
                </draw:g>
              </table:table-cell>
              <table:table-cell office:value-type="float" office:value="20045.4535450008">
                <text:p>20045.4535450008</text:p>
                <draw:g>
                  <svg:desc>Planilha_Juncao.L85:Planilha_Juncao.L87</svg:desc>
                </draw:g>
              </table:table-cell>
              <table:table-cell office:value-type="float" office:value="10187.9166666667">
                <text:p>10187.9166666667</text:p>
                <draw:g>
                  <svg:desc>Planilha_Juncao.M85:Planilha_Juncao.M87</svg:desc>
                </draw:g>
              </table:table-cell>
              <table:table-cell office:value-type="float" office:value="0.240961799919677">
                <text:p>0.240961799919677</text:p>
                <draw:g>
                  <svg:desc>Planilha_Juncao.N85:Planilha_Juncao.N87</svg:desc>
                </draw:g>
              </table:table-cell>
            </table:table-row>
            <table:table-row>
              <table:table-cell office:value-type="string">
                <text:p>100_users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3000">
                <text:p>13000</text:p>
              </table:table-cell>
              <table:table-cell office:value-type="float" office:value="13054.2170056799">
                <text:p>13054.2170056799</text:p>
              </table:table-cell>
              <table:table-cell office:value-type="float" office:value="1400.67181099948">
                <text:p>1400.67181099948</text:p>
              </table:table-cell>
              <table:table-cell office:value-type="float" office:value="21846.7092589999">
                <text:p>21846.7092589999</text:p>
              </table:table-cell>
              <table:table-cell office:value-type="float" office:value="11237.55">
                <text:p>11237.55</text:p>
              </table:table-cell>
              <table:table-cell office:value-type="float" office:value="1.02762407586627">
                <text:p>1.02762407586627</text:p>
              </table:table-cell>
            </table:table-row>
            <table:table-row>
              <table:table-cell office:value-type="string">
                <text:p>1000_users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5000">
                <text:p>15000</text:p>
              </table:table-cell>
              <table:table-cell office:value-type="float" office:value="12688.3850279535">
                <text:p>12688.3850279535</text:p>
              </table:table-cell>
              <table:table-cell office:value-type="float" office:value="2135.85781099937">
                <text:p>2135.85781099937</text:p>
              </table:table-cell>
              <table:table-cell office:value-type="float" office:value="25247.7611869999">
                <text:p>25247.7611869999</text:p>
              </table:table-cell>
              <table:table-cell office:value-type="float" office:value="11410.82">
                <text:p>11410.82</text:p>
              </table:table-cell>
              <table:table-cell office:value-type="float" office:value="1.41571467374186">
                <text:p>1.4157146737418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